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54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41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_train_7" table:style-name="ta1">
        <table:shapes>
          <draw:frame draw:z-index="0" draw:style-name="gr1" draw:text-style-name="P1" svg:width="880.72pt" svg:height="495.38pt" svg:x="242.39pt" svg:y="3599.63pt">
            <draw:object draw:notify-on-update-of-ranges="cost_train_7.D1:cost_train_7.D1 cost_train_7.D2:cost_train_7.D312 cost_train_7.C1:cost_train_7.C1 cost_train_7.C2:cost_train_7.C312 cost_train_7.B1:cost_train_7.B1 cost_train_7.B2:cost_train_7.B3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tch Cost</text:p>
          </table:table-cell>
          <table:table-cell office:value-type="string" calcext:value-type="string">
            <text:p>Lr 0.01 e l =3</text:p>
          </table:table-cell>
          <table:table-cell office:value-type="string" calcext:value-type="string">
            <text:p>Lr 0.01 e l =2</text:p>
          </table:table-cell>
          <table:table-cell office:value-type="string" calcext:value-type="string">
            <text:p>Lr 0.01, l =2 e L2=0.001</text:p>
          </table:table-cell>
        </table:table-row>
        <table:table-row table:style-name="ro1">
          <table:table-cell office:value-type="string" calcext:value-type="string">
            <text:p>182.8173370361328</text:p>
          </table:table-cell>
          <table:table-cell table:formula="of:=[.A2]*1" office:value-type="float" office:value="182.817337036133" calcext:value-type="float">
            <text:p>182.817337036133</text:p>
          </table:table-cell>
          <table:table-cell office:value-type="float" office:value="200.9755859375" calcext:value-type="float">
            <text:p>200.9755859375</text:p>
          </table:table-cell>
          <table:table-cell office:value-type="float" office:value="235.105880737305" calcext:value-type="float">
            <text:p>235.105880737305</text:p>
          </table:table-cell>
        </table:table-row>
        <table:table-row table:style-name="ro1">
          <table:table-cell office:value-type="string" calcext:value-type="string">
            <text:p>176.19410705566406</text:p>
          </table:table-cell>
          <table:table-cell table:formula="of:=[.A3]*1" office:value-type="float" office:value="176.194107055664" calcext:value-type="float">
            <text:p>176.194107055664</text:p>
          </table:table-cell>
          <table:table-cell office:value-type="float" office:value="200.527755737305" calcext:value-type="float">
            <text:p>200.527755737305</text:p>
          </table:table-cell>
          <table:table-cell office:value-type="float" office:value="228.366500854492" calcext:value-type="float">
            <text:p>228.366500854492</text:p>
          </table:table-cell>
        </table:table-row>
        <table:table-row table:style-name="ro1">
          <table:table-cell office:value-type="string" calcext:value-type="string">
            <text:p>172.8942413330078</text:p>
          </table:table-cell>
          <table:table-cell table:formula="of:=[.A4]*1" office:value-type="float" office:value="172.894241333008" calcext:value-type="float">
            <text:p>172.894241333008</text:p>
          </table:table-cell>
          <table:table-cell office:value-type="float" office:value="200.219680786133" calcext:value-type="float">
            <text:p>200.219680786133</text:p>
          </table:table-cell>
          <table:table-cell office:value-type="float" office:value="226.465042114258" calcext:value-type="float">
            <text:p>226.465042114258</text:p>
          </table:table-cell>
        </table:table-row>
        <table:table-row table:style-name="ro1">
          <table:table-cell office:value-type="string" calcext:value-type="string">
            <text:p>133.30563354492188</text:p>
          </table:table-cell>
          <table:table-cell table:formula="of:=[.A5]*1" office:value-type="float" office:value="133.305633544922" calcext:value-type="float">
            <text:p>133.305633544922</text:p>
          </table:table-cell>
          <table:table-cell office:value-type="float" office:value="190.987701416016" calcext:value-type="float">
            <text:p>190.987701416016</text:p>
          </table:table-cell>
          <table:table-cell office:value-type="float" office:value="222.209747314453" calcext:value-type="float">
            <text:p>222.209747314453</text:p>
          </table:table-cell>
        </table:table-row>
        <table:table-row table:style-name="ro1">
          <table:table-cell office:value-type="string" calcext:value-type="string">
            <text:p>175.5520477294922</text:p>
          </table:table-cell>
          <table:table-cell table:formula="of:=[.A6]*1" office:value-type="float" office:value="175.552047729492" calcext:value-type="float">
            <text:p>175.552047729492</text:p>
          </table:table-cell>
          <table:table-cell office:value-type="float" office:value="197.128967285156" calcext:value-type="float">
            <text:p>197.128967285156</text:p>
          </table:table-cell>
          <table:table-cell office:value-type="float" office:value="214.420928955078" calcext:value-type="float">
            <text:p>214.420928955078</text:p>
          </table:table-cell>
        </table:table-row>
        <table:table-row table:style-name="ro1">
          <table:table-cell office:value-type="string" calcext:value-type="string">
            <text:p>161.45245361328125</text:p>
          </table:table-cell>
          <table:table-cell table:formula="of:=[.A7]*1" office:value-type="float" office:value="161.452453613281" calcext:value-type="float">
            <text:p>161.452453613281</text:p>
          </table:table-cell>
          <table:table-cell office:value-type="float" office:value="194.997283935547" calcext:value-type="float">
            <text:p>194.997283935547</text:p>
          </table:table-cell>
          <table:table-cell office:value-type="float" office:value="226.881317138672" calcext:value-type="float">
            <text:p>226.881317138672</text:p>
          </table:table-cell>
        </table:table-row>
        <table:table-row table:style-name="ro1">
          <table:table-cell office:value-type="string" calcext:value-type="string">
            <text:p>159.14559936523438</text:p>
          </table:table-cell>
          <table:table-cell table:formula="of:=[.A8]*1" office:value-type="float" office:value="159.145599365234" calcext:value-type="float">
            <text:p>159.145599365234</text:p>
          </table:table-cell>
          <table:table-cell office:value-type="float" office:value="188.312896728516" calcext:value-type="float">
            <text:p>188.312896728516</text:p>
          </table:table-cell>
          <table:table-cell office:value-type="float" office:value="219.671493530273" calcext:value-type="float">
            <text:p>219.671493530273</text:p>
          </table:table-cell>
        </table:table-row>
        <table:table-row table:style-name="ro1">
          <table:table-cell office:value-type="string" calcext:value-type="string">
            <text:p>159.84852600097656</text:p>
          </table:table-cell>
          <table:table-cell table:formula="of:=[.A9]*1" office:value-type="float" office:value="159.848526000977" calcext:value-type="float">
            <text:p>159.848526000977</text:p>
          </table:table-cell>
          <table:table-cell office:value-type="float" office:value="180.1689453125" calcext:value-type="float">
            <text:p>180.1689453125</text:p>
          </table:table-cell>
          <table:table-cell office:value-type="float" office:value="226.029479980469" calcext:value-type="float">
            <text:p>226.029479980469</text:p>
          </table:table-cell>
        </table:table-row>
        <table:table-row table:style-name="ro1">
          <table:table-cell office:value-type="string" calcext:value-type="string">
            <text:p>160.71620178222656</text:p>
          </table:table-cell>
          <table:table-cell table:formula="of:=[.A10]*1" office:value-type="float" office:value="160.716201782227" calcext:value-type="float">
            <text:p>160.716201782227</text:p>
          </table:table-cell>
          <table:table-cell office:value-type="float" office:value="176.029754638672" calcext:value-type="float">
            <text:p>176.029754638672</text:p>
          </table:table-cell>
          <table:table-cell office:value-type="float" office:value="219.5517578125" calcext:value-type="float">
            <text:p>219.5517578125</text:p>
          </table:table-cell>
        </table:table-row>
        <table:table-row table:style-name="ro1">
          <table:table-cell office:value-type="string" calcext:value-type="string">
            <text:p>141.77859497070312</text:p>
          </table:table-cell>
          <table:table-cell table:formula="of:=[.A11]*1" office:value-type="float" office:value="141.778594970703" calcext:value-type="float">
            <text:p>141.778594970703</text:p>
          </table:table-cell>
          <table:table-cell office:value-type="float" office:value="185.130599975586" calcext:value-type="float">
            <text:p>185.130599975586</text:p>
          </table:table-cell>
          <table:table-cell office:value-type="float" office:value="221.162246704102" calcext:value-type="float">
            <text:p>221.162246704102</text:p>
          </table:table-cell>
        </table:table-row>
        <table:table-row table:style-name="ro1">
          <table:table-cell office:value-type="string" calcext:value-type="string">
            <text:p>156.02862548828125</text:p>
          </table:table-cell>
          <table:table-cell table:formula="of:=[.A12]*1" office:value-type="float" office:value="156.028625488281" calcext:value-type="float">
            <text:p>156.028625488281</text:p>
          </table:table-cell>
          <table:table-cell office:value-type="float" office:value="188.382186889648" calcext:value-type="float">
            <text:p>188.382186889648</text:p>
          </table:table-cell>
          <table:table-cell office:value-type="float" office:value="215.645538330078" calcext:value-type="float">
            <text:p>215.645538330078</text:p>
          </table:table-cell>
        </table:table-row>
        <table:table-row table:style-name="ro1">
          <table:table-cell office:value-type="string" calcext:value-type="string">
            <text:p>132.90814208984375</text:p>
          </table:table-cell>
          <table:table-cell table:formula="of:=[.A13]*1" office:value-type="float" office:value="132.908142089844" calcext:value-type="float">
            <text:p>132.908142089844</text:p>
          </table:table-cell>
          <table:table-cell office:value-type="float" office:value="174.238571166992" calcext:value-type="float">
            <text:p>174.238571166992</text:p>
          </table:table-cell>
          <table:table-cell office:value-type="float" office:value="214.862243652344" calcext:value-type="float">
            <text:p>214.862243652344</text:p>
          </table:table-cell>
        </table:table-row>
        <table:table-row table:style-name="ro1">
          <table:table-cell office:value-type="string" calcext:value-type="string">
            <text:p>144.71026611328125</text:p>
          </table:table-cell>
          <table:table-cell table:formula="of:=[.A14]*1" office:value-type="float" office:value="144.710266113281" calcext:value-type="float">
            <text:p>144.710266113281</text:p>
          </table:table-cell>
          <table:table-cell office:value-type="float" office:value="179.272979736328" calcext:value-type="float">
            <text:p>179.272979736328</text:p>
          </table:table-cell>
          <table:table-cell office:value-type="float" office:value="217.827728271484" calcext:value-type="float">
            <text:p>217.827728271484</text:p>
          </table:table-cell>
        </table:table-row>
        <table:table-row table:style-name="ro1">
          <table:table-cell office:value-type="string" calcext:value-type="string">
            <text:p>145.0862579345703</text:p>
          </table:table-cell>
          <table:table-cell table:formula="of:=[.A15]*1" office:value-type="float" office:value="145.08625793457" calcext:value-type="float">
            <text:p>145.08625793457</text:p>
          </table:table-cell>
          <table:table-cell office:value-type="float" office:value="182.898712158203" calcext:value-type="float">
            <text:p>182.898712158203</text:p>
          </table:table-cell>
          <table:table-cell office:value-type="float" office:value="213.859420776367" calcext:value-type="float">
            <text:p>213.859420776367</text:p>
          </table:table-cell>
        </table:table-row>
        <table:table-row table:style-name="ro1">
          <table:table-cell office:value-type="string" calcext:value-type="string">
            <text:p>130.0720977783203</text:p>
          </table:table-cell>
          <table:table-cell table:formula="of:=[.A16]*1" office:value-type="float" office:value="130.07209777832" calcext:value-type="float">
            <text:p>130.07209777832</text:p>
          </table:table-cell>
          <table:table-cell office:value-type="float" office:value="164.018692016602" calcext:value-type="float">
            <text:p>164.018692016602</text:p>
          </table:table-cell>
          <table:table-cell office:value-type="float" office:value="220.791015625" calcext:value-type="float">
            <text:p>220.791015625</text:p>
          </table:table-cell>
        </table:table-row>
        <table:table-row table:style-name="ro1">
          <table:table-cell office:value-type="string" calcext:value-type="string">
            <text:p>146.0214080810547</text:p>
          </table:table-cell>
          <table:table-cell table:formula="of:=[.A17]*1" office:value-type="float" office:value="146.021408081055" calcext:value-type="float">
            <text:p>146.021408081055</text:p>
          </table:table-cell>
          <table:table-cell office:value-type="float" office:value="175.073043823242" calcext:value-type="float">
            <text:p>175.073043823242</text:p>
          </table:table-cell>
          <table:table-cell office:value-type="float" office:value="205.572326660156" calcext:value-type="float">
            <text:p>205.572326660156</text:p>
          </table:table-cell>
        </table:table-row>
        <table:table-row table:style-name="ro1">
          <table:table-cell office:value-type="string" calcext:value-type="string">
            <text:p>159.46484375</text:p>
          </table:table-cell>
          <table:table-cell table:formula="of:=[.A18]*1" office:value-type="float" office:value="159.46484375" calcext:value-type="float">
            <text:p>159.46484375</text:p>
          </table:table-cell>
          <table:table-cell office:value-type="float" office:value="176.14176940918" calcext:value-type="float">
            <text:p>176.14176940918</text:p>
          </table:table-cell>
          <table:table-cell office:value-type="float" office:value="211.050521850586" calcext:value-type="float">
            <text:p>211.050521850586</text:p>
          </table:table-cell>
        </table:table-row>
        <table:table-row table:style-name="ro1">
          <table:table-cell office:value-type="string" calcext:value-type="string">
            <text:p>140.49366760253906</text:p>
          </table:table-cell>
          <table:table-cell table:formula="of:=[.A19]*1" office:value-type="float" office:value="140.493667602539" calcext:value-type="float">
            <text:p>140.493667602539</text:p>
          </table:table-cell>
          <table:table-cell office:value-type="float" office:value="180.143768310547" calcext:value-type="float">
            <text:p>180.143768310547</text:p>
          </table:table-cell>
          <table:table-cell office:value-type="float" office:value="207.926620483398" calcext:value-type="float">
            <text:p>207.926620483398</text:p>
          </table:table-cell>
        </table:table-row>
        <table:table-row table:style-name="ro1">
          <table:table-cell office:value-type="string" calcext:value-type="string">
            <text:p>141.07394409179688</text:p>
          </table:table-cell>
          <table:table-cell table:formula="of:=[.A20]*1" office:value-type="float" office:value="141.073944091797" calcext:value-type="float">
            <text:p>141.073944091797</text:p>
          </table:table-cell>
          <table:table-cell office:value-type="float" office:value="161.682235717773" calcext:value-type="float">
            <text:p>161.682235717773</text:p>
          </table:table-cell>
          <table:table-cell office:value-type="float" office:value="204.212844848633" calcext:value-type="float">
            <text:p>204.212844848633</text:p>
          </table:table-cell>
        </table:table-row>
        <table:table-row table:style-name="ro1">
          <table:table-cell office:value-type="string" calcext:value-type="string">
            <text:p>130.7112579345703</text:p>
          </table:table-cell>
          <table:table-cell table:formula="of:=[.A21]*1" office:value-type="float" office:value="130.71125793457" calcext:value-type="float">
            <text:p>130.71125793457</text:p>
          </table:table-cell>
          <table:table-cell office:value-type="float" office:value="138.157806396484" calcext:value-type="float">
            <text:p>138.157806396484</text:p>
          </table:table-cell>
          <table:table-cell office:value-type="float" office:value="204.267044067383" calcext:value-type="float">
            <text:p>204.267044067383</text:p>
          </table:table-cell>
        </table:table-row>
        <table:table-row table:style-name="ro1">
          <table:table-cell office:value-type="string" calcext:value-type="string">
            <text:p>130.37744140625</text:p>
          </table:table-cell>
          <table:table-cell table:formula="of:=[.A22]*1" office:value-type="float" office:value="130.37744140625" calcext:value-type="float">
            <text:p>130.37744140625</text:p>
          </table:table-cell>
          <table:table-cell office:value-type="float" office:value="171.484161376953" calcext:value-type="float">
            <text:p>171.484161376953</text:p>
          </table:table-cell>
          <table:table-cell office:value-type="float" office:value="203.442565917969" calcext:value-type="float">
            <text:p>203.442565917969</text:p>
          </table:table-cell>
        </table:table-row>
        <table:table-row table:style-name="ro1">
          <table:table-cell office:value-type="string" calcext:value-type="string">
            <text:p>141.37237548828125</text:p>
          </table:table-cell>
          <table:table-cell table:formula="of:=[.A23]*1" office:value-type="float" office:value="141.372375488281" calcext:value-type="float">
            <text:p>141.372375488281</text:p>
          </table:table-cell>
          <table:table-cell office:value-type="float" office:value="168.570892333984" calcext:value-type="float">
            <text:p>168.570892333984</text:p>
          </table:table-cell>
          <table:table-cell office:value-type="float" office:value="218.519104003906" calcext:value-type="float">
            <text:p>218.519104003906</text:p>
          </table:table-cell>
        </table:table-row>
        <table:table-row table:style-name="ro1">
          <table:table-cell office:value-type="string" calcext:value-type="string">
            <text:p>140.49713134765625</text:p>
          </table:table-cell>
          <table:table-cell table:formula="of:=[.A24]*1" office:value-type="float" office:value="140.497131347656" calcext:value-type="float">
            <text:p>140.497131347656</text:p>
          </table:table-cell>
          <table:table-cell office:value-type="float" office:value="146.142486572266" calcext:value-type="float">
            <text:p>146.142486572266</text:p>
          </table:table-cell>
          <table:table-cell office:value-type="float" office:value="202.228500366211" calcext:value-type="float">
            <text:p>202.228500366211</text:p>
          </table:table-cell>
        </table:table-row>
        <table:table-row table:style-name="ro1">
          <table:table-cell office:value-type="string" calcext:value-type="string">
            <text:p>144.92294311523438</text:p>
          </table:table-cell>
          <table:table-cell table:formula="of:=[.A25]*1" office:value-type="float" office:value="144.922943115234" calcext:value-type="float">
            <text:p>144.922943115234</text:p>
          </table:table-cell>
          <table:table-cell office:value-type="float" office:value="151.410079956055" calcext:value-type="float">
            <text:p>151.410079956055</text:p>
          </table:table-cell>
          <table:table-cell office:value-type="float" office:value="207.305053710937" calcext:value-type="float">
            <text:p>207.305053710937</text:p>
          </table:table-cell>
        </table:table-row>
        <table:table-row table:style-name="ro1">
          <table:table-cell office:value-type="string" calcext:value-type="string">
            <text:p>170.2929229736328</text:p>
          </table:table-cell>
          <table:table-cell table:formula="of:=[.A26]*1" office:value-type="float" office:value="170.292922973633" calcext:value-type="float">
            <text:p>170.292922973633</text:p>
          </table:table-cell>
          <table:table-cell office:value-type="float" office:value="166.244537353516" calcext:value-type="float">
            <text:p>166.244537353516</text:p>
          </table:table-cell>
          <table:table-cell office:value-type="float" office:value="205.876861572266" calcext:value-type="float">
            <text:p>205.876861572266</text:p>
          </table:table-cell>
        </table:table-row>
        <table:table-row table:style-name="ro1">
          <table:table-cell office:value-type="string" calcext:value-type="string">
            <text:p>147.2196807861328</text:p>
          </table:table-cell>
          <table:table-cell table:formula="of:=[.A27]*1" office:value-type="float" office:value="147.219680786133" calcext:value-type="float">
            <text:p>147.219680786133</text:p>
          </table:table-cell>
          <table:table-cell office:value-type="float" office:value="171.938522338867" calcext:value-type="float">
            <text:p>171.938522338867</text:p>
          </table:table-cell>
          <table:table-cell office:value-type="float" office:value="188.238540649414" calcext:value-type="float">
            <text:p>188.238540649414</text:p>
          </table:table-cell>
        </table:table-row>
        <table:table-row table:style-name="ro1">
          <table:table-cell office:value-type="string" calcext:value-type="string">
            <text:p>127.19403839111328</text:p>
          </table:table-cell>
          <table:table-cell table:formula="of:=[.A28]*1" office:value-type="float" office:value="127.194038391113" calcext:value-type="float">
            <text:p>127.194038391113</text:p>
          </table:table-cell>
          <table:table-cell office:value-type="float" office:value="165.843978881836" calcext:value-type="float">
            <text:p>165.843978881836</text:p>
          </table:table-cell>
          <table:table-cell office:value-type="float" office:value="203.436477661133" calcext:value-type="float">
            <text:p>203.436477661133</text:p>
          </table:table-cell>
        </table:table-row>
        <table:table-row table:style-name="ro1">
          <table:table-cell office:value-type="string" calcext:value-type="string">
            <text:p>115.81305694580078</text:p>
          </table:table-cell>
          <table:table-cell table:formula="of:=[.A29]*1" office:value-type="float" office:value="115.813056945801" calcext:value-type="float">
            <text:p>115.813056945801</text:p>
          </table:table-cell>
          <table:table-cell office:value-type="float" office:value="153.890548706055" calcext:value-type="float">
            <text:p>153.890548706055</text:p>
          </table:table-cell>
          <table:table-cell office:value-type="float" office:value="196.75715637207" calcext:value-type="float">
            <text:p>196.75715637207</text:p>
          </table:table-cell>
        </table:table-row>
        <table:table-row table:style-name="ro1">
          <table:table-cell office:value-type="string" calcext:value-type="string">
            <text:p>139.84132385253906</text:p>
          </table:table-cell>
          <table:table-cell table:formula="of:=[.A30]*1" office:value-type="float" office:value="139.841323852539" calcext:value-type="float">
            <text:p>139.841323852539</text:p>
          </table:table-cell>
          <table:table-cell office:value-type="float" office:value="138.831848144531" calcext:value-type="float">
            <text:p>138.831848144531</text:p>
          </table:table-cell>
          <table:table-cell office:value-type="float" office:value="196.276824951172" calcext:value-type="float">
            <text:p>196.276824951172</text:p>
          </table:table-cell>
        </table:table-row>
        <table:table-row table:style-name="ro1">
          <table:table-cell office:value-type="string" calcext:value-type="string">
            <text:p>123.77741241455078</text:p>
          </table:table-cell>
          <table:table-cell table:formula="of:=[.A31]*1" office:value-type="float" office:value="123.777412414551" calcext:value-type="float">
            <text:p>123.777412414551</text:p>
          </table:table-cell>
          <table:table-cell office:value-type="float" office:value="166.065338134766" calcext:value-type="float">
            <text:p>166.065338134766</text:p>
          </table:table-cell>
          <table:table-cell office:value-type="float" office:value="196.677551269531" calcext:value-type="float">
            <text:p>196.677551269531</text:p>
          </table:table-cell>
        </table:table-row>
        <table:table-row table:style-name="ro1">
          <table:table-cell office:value-type="string" calcext:value-type="string">
            <text:p>121.88189697265625</text:p>
          </table:table-cell>
          <table:table-cell table:formula="of:=[.A32]*1" office:value-type="float" office:value="121.881896972656" calcext:value-type="float">
            <text:p>121.881896972656</text:p>
          </table:table-cell>
          <table:table-cell office:value-type="float" office:value="166.78791809082" calcext:value-type="float">
            <text:p>166.78791809082</text:p>
          </table:table-cell>
          <table:table-cell office:value-type="float" office:value="191.666870117188" calcext:value-type="float">
            <text:p>191.666870117188</text:p>
          </table:table-cell>
        </table:table-row>
        <table:table-row table:style-name="ro1">
          <table:table-cell office:value-type="string" calcext:value-type="string">
            <text:p>131.20928955078125</text:p>
          </table:table-cell>
          <table:table-cell table:formula="of:=[.A33]*1" office:value-type="float" office:value="131.209289550781" calcext:value-type="float">
            <text:p>131.209289550781</text:p>
          </table:table-cell>
          <table:table-cell office:value-type="float" office:value="163.294326782227" calcext:value-type="float">
            <text:p>163.294326782227</text:p>
          </table:table-cell>
          <table:table-cell office:value-type="float" office:value="203.476501464844" calcext:value-type="float">
            <text:p>203.476501464844</text:p>
          </table:table-cell>
        </table:table-row>
        <table:table-row table:style-name="ro1">
          <table:table-cell office:value-type="string" calcext:value-type="string">
            <text:p>102.47477722167969</text:p>
          </table:table-cell>
          <table:table-cell table:formula="of:=[.A34]*1" office:value-type="float" office:value="102.47477722168" calcext:value-type="float">
            <text:p>102.47477722168</text:p>
          </table:table-cell>
          <table:table-cell office:value-type="float" office:value="160.202407836914" calcext:value-type="float">
            <text:p>160.202407836914</text:p>
          </table:table-cell>
          <table:table-cell office:value-type="float" office:value="188.908294677734" calcext:value-type="float">
            <text:p>188.908294677734</text:p>
          </table:table-cell>
        </table:table-row>
        <table:table-row table:style-name="ro1">
          <table:table-cell office:value-type="string" calcext:value-type="string">
            <text:p>122.0996322631836</text:p>
          </table:table-cell>
          <table:table-cell table:formula="of:=[.A35]*1" office:value-type="float" office:value="122.099632263184" calcext:value-type="float">
            <text:p>122.099632263184</text:p>
          </table:table-cell>
          <table:table-cell office:value-type="float" office:value="152.890014648438" calcext:value-type="float">
            <text:p>152.890014648438</text:p>
          </table:table-cell>
          <table:table-cell office:value-type="float" office:value="201.607559204102" calcext:value-type="float">
            <text:p>201.607559204102</text:p>
          </table:table-cell>
        </table:table-row>
        <table:table-row table:style-name="ro1">
          <table:table-cell office:value-type="string" calcext:value-type="string">
            <text:p>98.09732055664062</text:p>
          </table:table-cell>
          <table:table-cell table:formula="of:=[.A36]*1" office:value-type="float" office:value="98.0973205566406" calcext:value-type="float">
            <text:p>98.0973205566406</text:p>
          </table:table-cell>
          <table:table-cell office:value-type="float" office:value="153.266387939453" calcext:value-type="float">
            <text:p>153.266387939453</text:p>
          </table:table-cell>
          <table:table-cell office:value-type="float" office:value="206.560043334961" calcext:value-type="float">
            <text:p>206.560043334961</text:p>
          </table:table-cell>
        </table:table-row>
        <table:table-row table:style-name="ro1">
          <table:table-cell office:value-type="string" calcext:value-type="string">
            <text:p>100.87467193603516</text:p>
          </table:table-cell>
          <table:table-cell table:formula="of:=[.A37]*1" office:value-type="float" office:value="100.874671936035" calcext:value-type="float">
            <text:p>100.874671936035</text:p>
          </table:table-cell>
          <table:table-cell office:value-type="float" office:value="144.147430419922" calcext:value-type="float">
            <text:p>144.147430419922</text:p>
          </table:table-cell>
          <table:table-cell office:value-type="float" office:value="191.948333740234" calcext:value-type="float">
            <text:p>191.948333740234</text:p>
          </table:table-cell>
        </table:table-row>
        <table:table-row table:style-name="ro1">
          <table:table-cell office:value-type="string" calcext:value-type="string">
            <text:p>116.24092864990234</text:p>
          </table:table-cell>
          <table:table-cell table:formula="of:=[.A38]*1" office:value-type="float" office:value="116.240928649902" calcext:value-type="float">
            <text:p>116.240928649902</text:p>
          </table:table-cell>
          <table:table-cell office:value-type="float" office:value="136.129028320313" calcext:value-type="float">
            <text:p>136.129028320313</text:p>
          </table:table-cell>
          <table:table-cell office:value-type="float" office:value="187.106414794922" calcext:value-type="float">
            <text:p>187.106414794922</text:p>
          </table:table-cell>
        </table:table-row>
        <table:table-row table:style-name="ro1">
          <table:table-cell office:value-type="string" calcext:value-type="string">
            <text:p>106.23736572265625</text:p>
          </table:table-cell>
          <table:table-cell table:formula="of:=[.A39]*1" office:value-type="float" office:value="106.237365722656" calcext:value-type="float">
            <text:p>106.237365722656</text:p>
          </table:table-cell>
          <table:table-cell office:value-type="float" office:value="123.12272644043" calcext:value-type="float">
            <text:p>123.12272644043</text:p>
          </table:table-cell>
          <table:table-cell office:value-type="float" office:value="186.797775268555" calcext:value-type="float">
            <text:p>186.797775268555</text:p>
          </table:table-cell>
        </table:table-row>
        <table:table-row table:style-name="ro1">
          <table:table-cell office:value-type="string" calcext:value-type="string">
            <text:p>118.6940689086914</text:p>
          </table:table-cell>
          <table:table-cell table:formula="of:=[.A40]*1" office:value-type="float" office:value="118.694068908691" calcext:value-type="float">
            <text:p>118.694068908691</text:p>
          </table:table-cell>
          <table:table-cell office:value-type="float" office:value="139.746185302734" calcext:value-type="float">
            <text:p>139.746185302734</text:p>
          </table:table-cell>
          <table:table-cell office:value-type="float" office:value="191.76530456543" calcext:value-type="float">
            <text:p>191.76530456543</text:p>
          </table:table-cell>
        </table:table-row>
        <table:table-row table:style-name="ro1">
          <table:table-cell office:value-type="string" calcext:value-type="string">
            <text:p>119.65330505371094</text:p>
          </table:table-cell>
          <table:table-cell table:formula="of:=[.A41]*1" office:value-type="float" office:value="119.653305053711" calcext:value-type="float">
            <text:p>119.653305053711</text:p>
          </table:table-cell>
          <table:table-cell office:value-type="float" office:value="141.075332641602" calcext:value-type="float">
            <text:p>141.075332641602</text:p>
          </table:table-cell>
          <table:table-cell office:value-type="float" office:value="203.785903930664" calcext:value-type="float">
            <text:p>203.785903930664</text:p>
          </table:table-cell>
        </table:table-row>
        <table:table-row table:style-name="ro1">
          <table:table-cell office:value-type="string" calcext:value-type="string">
            <text:p>121.66394805908203</text:p>
          </table:table-cell>
          <table:table-cell table:formula="of:=[.A42]*1" office:value-type="float" office:value="121.663948059082" calcext:value-type="float">
            <text:p>121.663948059082</text:p>
          </table:table-cell>
          <table:table-cell office:value-type="float" office:value="160.098739624023" calcext:value-type="float">
            <text:p>160.098739624023</text:p>
          </table:table-cell>
          <table:table-cell office:value-type="float" office:value="185.043807983398" calcext:value-type="float">
            <text:p>185.043807983398</text:p>
          </table:table-cell>
        </table:table-row>
        <table:table-row table:style-name="ro1">
          <table:table-cell office:value-type="string" calcext:value-type="string">
            <text:p>95.60465240478516</text:p>
          </table:table-cell>
          <table:table-cell table:formula="of:=[.A43]*1" office:value-type="float" office:value="95.6046524047852" calcext:value-type="float">
            <text:p>95.6046524047852</text:p>
          </table:table-cell>
          <table:table-cell office:value-type="float" office:value="131.397506713867" calcext:value-type="float">
            <text:p>131.397506713867</text:p>
          </table:table-cell>
          <table:table-cell office:value-type="float" office:value="190.294006347656" calcext:value-type="float">
            <text:p>190.294006347656</text:p>
          </table:table-cell>
        </table:table-row>
        <table:table-row table:style-name="ro1">
          <table:table-cell office:value-type="string" calcext:value-type="string">
            <text:p>89.92276763916016</text:p>
          </table:table-cell>
          <table:table-cell table:formula="of:=[.A44]*1" office:value-type="float" office:value="89.9227676391602" calcext:value-type="float">
            <text:p>89.9227676391602</text:p>
          </table:table-cell>
          <table:table-cell office:value-type="float" office:value="116.890571594238" calcext:value-type="float">
            <text:p>116.890571594238</text:p>
          </table:table-cell>
          <table:table-cell office:value-type="float" office:value="188.752014160156" calcext:value-type="float">
            <text:p>188.752014160156</text:p>
          </table:table-cell>
        </table:table-row>
        <table:table-row table:style-name="ro1">
          <table:table-cell office:value-type="string" calcext:value-type="string">
            <text:p>119.60801696777344</text:p>
          </table:table-cell>
          <table:table-cell table:formula="of:=[.A45]*1" office:value-type="float" office:value="119.608016967773" calcext:value-type="float">
            <text:p>119.608016967773</text:p>
          </table:table-cell>
          <table:table-cell office:value-type="float" office:value="136.175704956055" calcext:value-type="float">
            <text:p>136.175704956055</text:p>
          </table:table-cell>
          <table:table-cell office:value-type="float" office:value="181.840179443359" calcext:value-type="float">
            <text:p>181.840179443359</text:p>
          </table:table-cell>
        </table:table-row>
        <table:table-row table:style-name="ro1">
          <table:table-cell office:value-type="string" calcext:value-type="string">
            <text:p>112.04547119140625</text:p>
          </table:table-cell>
          <table:table-cell table:formula="of:=[.A46]*1" office:value-type="float" office:value="112.045471191406" calcext:value-type="float">
            <text:p>112.045471191406</text:p>
          </table:table-cell>
          <table:table-cell office:value-type="float" office:value="153.00260925293" calcext:value-type="float">
            <text:p>153.00260925293</text:p>
          </table:table-cell>
          <table:table-cell office:value-type="float" office:value="170.936798095703" calcext:value-type="float">
            <text:p>170.936798095703</text:p>
          </table:table-cell>
        </table:table-row>
        <table:table-row table:style-name="ro1">
          <table:table-cell office:value-type="string" calcext:value-type="string">
            <text:p>116.00952911376953</text:p>
          </table:table-cell>
          <table:table-cell table:formula="of:=[.A47]*1" office:value-type="float" office:value="116.00952911377" calcext:value-type="float">
            <text:p>116.00952911377</text:p>
          </table:table-cell>
          <table:table-cell office:value-type="float" office:value="135.672485351563" calcext:value-type="float">
            <text:p>135.672485351563</text:p>
          </table:table-cell>
          <table:table-cell office:value-type="float" office:value="182.398406982422" calcext:value-type="float">
            <text:p>182.398406982422</text:p>
          </table:table-cell>
        </table:table-row>
        <table:table-row table:style-name="ro1">
          <table:table-cell office:value-type="string" calcext:value-type="string">
            <text:p>129.85179138183594</text:p>
          </table:table-cell>
          <table:table-cell table:formula="of:=[.A48]*1" office:value-type="float" office:value="129.851791381836" calcext:value-type="float">
            <text:p>129.851791381836</text:p>
          </table:table-cell>
          <table:table-cell office:value-type="float" office:value="134.694183349609" calcext:value-type="float">
            <text:p>134.694183349609</text:p>
          </table:table-cell>
          <table:table-cell office:value-type="float" office:value="179.301513671875" calcext:value-type="float">
            <text:p>179.301513671875</text:p>
          </table:table-cell>
        </table:table-row>
        <table:table-row table:style-name="ro1">
          <table:table-cell office:value-type="string" calcext:value-type="string">
            <text:p>117.98491668701172</text:p>
          </table:table-cell>
          <table:table-cell table:formula="of:=[.A49]*1" office:value-type="float" office:value="117.984916687012" calcext:value-type="float">
            <text:p>117.984916687012</text:p>
          </table:table-cell>
          <table:table-cell office:value-type="float" office:value="141.402847290039" calcext:value-type="float">
            <text:p>141.402847290039</text:p>
          </table:table-cell>
          <table:table-cell office:value-type="float" office:value="186.061965942383" calcext:value-type="float">
            <text:p>186.061965942383</text:p>
          </table:table-cell>
        </table:table-row>
        <table:table-row table:style-name="ro1">
          <table:table-cell office:value-type="string" calcext:value-type="string">
            <text:p>86.10078430175781</text:p>
          </table:table-cell>
          <table:table-cell table:formula="of:=[.A50]*1" office:value-type="float" office:value="86.1007843017578" calcext:value-type="float">
            <text:p>86.1007843017578</text:p>
          </table:table-cell>
          <table:table-cell office:value-type="float" office:value="120.351448059082" calcext:value-type="float">
            <text:p>120.351448059082</text:p>
          </table:table-cell>
          <table:table-cell office:value-type="float" office:value="165.742736816406" calcext:value-type="float">
            <text:p>165.742736816406</text:p>
          </table:table-cell>
        </table:table-row>
        <table:table-row table:style-name="ro1">
          <table:table-cell office:value-type="string" calcext:value-type="string">
            <text:p>115.83435821533203</text:p>
          </table:table-cell>
          <table:table-cell table:formula="of:=[.A51]*1" office:value-type="float" office:value="115.834358215332" calcext:value-type="float">
            <text:p>115.834358215332</text:p>
          </table:table-cell>
          <table:table-cell office:value-type="float" office:value="124.140228271484" calcext:value-type="float">
            <text:p>124.140228271484</text:p>
          </table:table-cell>
          <table:table-cell office:value-type="float" office:value="168.747970581055" calcext:value-type="float">
            <text:p>168.747970581055</text:p>
          </table:table-cell>
        </table:table-row>
        <table:table-row table:style-name="ro1">
          <table:table-cell office:value-type="string" calcext:value-type="string">
            <text:p>126.79559326171875</text:p>
          </table:table-cell>
          <table:table-cell table:formula="of:=[.A52]*1" office:value-type="float" office:value="126.795593261719" calcext:value-type="float">
            <text:p>126.795593261719</text:p>
          </table:table-cell>
          <table:table-cell office:value-type="float" office:value="146.547378540039" calcext:value-type="float">
            <text:p>146.547378540039</text:p>
          </table:table-cell>
          <table:table-cell office:value-type="float" office:value="171.51123046875" calcext:value-type="float">
            <text:p>171.51123046875</text:p>
          </table:table-cell>
        </table:table-row>
        <table:table-row table:style-name="ro1">
          <table:table-cell office:value-type="string" calcext:value-type="string">
            <text:p>80.88843536376953</text:p>
          </table:table-cell>
          <table:table-cell table:formula="of:=[.A53]*1" office:value-type="float" office:value="80.8884353637695" calcext:value-type="float">
            <text:p>80.8884353637695</text:p>
          </table:table-cell>
          <table:table-cell office:value-type="float" office:value="124.994781494141" calcext:value-type="float">
            <text:p>124.994781494141</text:p>
          </table:table-cell>
          <table:table-cell office:value-type="float" office:value="186.594589233398" calcext:value-type="float">
            <text:p>186.594589233398</text:p>
          </table:table-cell>
        </table:table-row>
        <table:table-row table:style-name="ro1">
          <table:table-cell office:value-type="string" calcext:value-type="string">
            <text:p>119.31717681884766</text:p>
          </table:table-cell>
          <table:table-cell table:formula="of:=[.A54]*1" office:value-type="float" office:value="119.317176818848" calcext:value-type="float">
            <text:p>119.317176818848</text:p>
          </table:table-cell>
          <table:table-cell office:value-type="float" office:value="151.357391357422" calcext:value-type="float">
            <text:p>151.357391357422</text:p>
          </table:table-cell>
          <table:table-cell office:value-type="float" office:value="180.244567871094" calcext:value-type="float">
            <text:p>180.244567871094</text:p>
          </table:table-cell>
        </table:table-row>
        <table:table-row table:style-name="ro1">
          <table:table-cell office:value-type="string" calcext:value-type="string">
            <text:p>103.50472259521484</text:p>
          </table:table-cell>
          <table:table-cell table:formula="of:=[.A55]*1" office:value-type="float" office:value="103.504722595215" calcext:value-type="float">
            <text:p>103.504722595215</text:p>
          </table:table-cell>
          <table:table-cell office:value-type="float" office:value="137.421981811523" calcext:value-type="float">
            <text:p>137.421981811523</text:p>
          </table:table-cell>
          <table:table-cell office:value-type="float" office:value="171.066116333008" calcext:value-type="float">
            <text:p>171.066116333008</text:p>
          </table:table-cell>
        </table:table-row>
        <table:table-row table:style-name="ro1">
          <table:table-cell office:value-type="string" calcext:value-type="string">
            <text:p>111.39359283447266</text:p>
          </table:table-cell>
          <table:table-cell table:formula="of:=[.A56]*1" office:value-type="float" office:value="111.393592834473" calcext:value-type="float">
            <text:p>111.393592834473</text:p>
          </table:table-cell>
          <table:table-cell office:value-type="float" office:value="110.070083618164" calcext:value-type="float">
            <text:p>110.070083618164</text:p>
          </table:table-cell>
          <table:table-cell office:value-type="float" office:value="178.496170043945" calcext:value-type="float">
            <text:p>178.496170043945</text:p>
          </table:table-cell>
        </table:table-row>
        <table:table-row table:style-name="ro1">
          <table:table-cell office:value-type="string" calcext:value-type="string">
            <text:p>94.80099487304688</text:p>
          </table:table-cell>
          <table:table-cell table:formula="of:=[.A57]*1" office:value-type="float" office:value="94.8009948730469" calcext:value-type="float">
            <text:p>94.8009948730469</text:p>
          </table:table-cell>
          <table:table-cell office:value-type="float" office:value="140.024719238281" calcext:value-type="float">
            <text:p>140.024719238281</text:p>
          </table:table-cell>
          <table:table-cell office:value-type="float" office:value="156.866012573242" calcext:value-type="float">
            <text:p>156.866012573242</text:p>
          </table:table-cell>
        </table:table-row>
        <table:table-row table:style-name="ro1">
          <table:table-cell office:value-type="string" calcext:value-type="string">
            <text:p>109.4635009765625</text:p>
          </table:table-cell>
          <table:table-cell table:formula="of:=[.A58]*1" office:value-type="float" office:value="109.463500976563" calcext:value-type="float">
            <text:p>109.463500976563</text:p>
          </table:table-cell>
          <table:table-cell office:value-type="float" office:value="134.40202331543" calcext:value-type="float">
            <text:p>134.40202331543</text:p>
          </table:table-cell>
          <table:table-cell office:value-type="float" office:value="166.757293701172" calcext:value-type="float">
            <text:p>166.757293701172</text:p>
          </table:table-cell>
        </table:table-row>
        <table:table-row table:style-name="ro1">
          <table:table-cell office:value-type="string" calcext:value-type="string">
            <text:p>104.6177749633789</text:p>
          </table:table-cell>
          <table:table-cell table:formula="of:=[.A59]*1" office:value-type="float" office:value="104.617774963379" calcext:value-type="float">
            <text:p>104.617774963379</text:p>
          </table:table-cell>
          <table:table-cell office:value-type="float" office:value="138.050796508789" calcext:value-type="float">
            <text:p>138.050796508789</text:p>
          </table:table-cell>
          <table:table-cell office:value-type="float" office:value="164.638610839844" calcext:value-type="float">
            <text:p>164.638610839844</text:p>
          </table:table-cell>
        </table:table-row>
        <table:table-row table:style-name="ro1">
          <table:table-cell office:value-type="string" calcext:value-type="string">
            <text:p>121.23167419433594</text:p>
          </table:table-cell>
          <table:table-cell table:formula="of:=[.A60]*1" office:value-type="float" office:value="121.231674194336" calcext:value-type="float">
            <text:p>121.231674194336</text:p>
          </table:table-cell>
          <table:table-cell office:value-type="float" office:value="103.090805053711" calcext:value-type="float">
            <text:p>103.090805053711</text:p>
          </table:table-cell>
          <table:table-cell office:value-type="float" office:value="169.172302246094" calcext:value-type="float">
            <text:p>169.172302246094</text:p>
          </table:table-cell>
        </table:table-row>
        <table:table-row table:style-name="ro1">
          <table:table-cell office:value-type="string" calcext:value-type="string">
            <text:p>103.32119750976562</text:p>
          </table:table-cell>
          <table:table-cell table:formula="of:=[.A61]*1" office:value-type="float" office:value="103.321197509766" calcext:value-type="float">
            <text:p>103.321197509766</text:p>
          </table:table-cell>
          <table:table-cell office:value-type="float" office:value="127.381469726563" calcext:value-type="float">
            <text:p>127.381469726563</text:p>
          </table:table-cell>
          <table:table-cell office:value-type="float" office:value="167.07942199707" calcext:value-type="float">
            <text:p>167.07942199707</text:p>
          </table:table-cell>
        </table:table-row>
        <table:table-row table:style-name="ro1">
          <table:table-cell office:value-type="string" calcext:value-type="string">
            <text:p>97.2406997680664</text:p>
          </table:table-cell>
          <table:table-cell table:formula="of:=[.A62]*1" office:value-type="float" office:value="97.2406997680664" calcext:value-type="float">
            <text:p>97.2406997680664</text:p>
          </table:table-cell>
          <table:table-cell office:value-type="float" office:value="100.339378356934" calcext:value-type="float">
            <text:p>100.339378356934</text:p>
          </table:table-cell>
          <table:table-cell office:value-type="float" office:value="161.852233886719" calcext:value-type="float">
            <text:p>161.852233886719</text:p>
          </table:table-cell>
        </table:table-row>
        <table:table-row table:style-name="ro1">
          <table:table-cell office:value-type="string" calcext:value-type="string">
            <text:p>79.83207702636719</text:p>
          </table:table-cell>
          <table:table-cell table:formula="of:=[.A63]*1" office:value-type="float" office:value="79.8320770263672" calcext:value-type="float">
            <text:p>79.8320770263672</text:p>
          </table:table-cell>
          <table:table-cell office:value-type="float" office:value="117.463752746582" calcext:value-type="float">
            <text:p>117.463752746582</text:p>
          </table:table-cell>
          <table:table-cell office:value-type="float" office:value="164.282409667969" calcext:value-type="float">
            <text:p>164.282409667969</text:p>
          </table:table-cell>
        </table:table-row>
        <table:table-row table:style-name="ro1">
          <table:table-cell office:value-type="string" calcext:value-type="string">
            <text:p>95.36070251464844</text:p>
          </table:table-cell>
          <table:table-cell table:formula="of:=[.A64]*1" office:value-type="float" office:value="95.3607025146484" calcext:value-type="float">
            <text:p>95.3607025146484</text:p>
          </table:table-cell>
          <table:table-cell office:value-type="float" office:value="108.986473083496" calcext:value-type="float">
            <text:p>108.986473083496</text:p>
          </table:table-cell>
          <table:table-cell office:value-type="float" office:value="157.566696166992" calcext:value-type="float">
            <text:p>157.566696166992</text:p>
          </table:table-cell>
        </table:table-row>
        <table:table-row table:style-name="ro1">
          <table:table-cell office:value-type="string" calcext:value-type="string">
            <text:p>107.70020294189453</text:p>
          </table:table-cell>
          <table:table-cell table:formula="of:=[.A65]*1" office:value-type="float" office:value="107.700202941895" calcext:value-type="float">
            <text:p>107.700202941895</text:p>
          </table:table-cell>
          <table:table-cell office:value-type="float" office:value="132.781021118164" calcext:value-type="float">
            <text:p>132.781021118164</text:p>
          </table:table-cell>
          <table:table-cell office:value-type="float" office:value="173.773468017578" calcext:value-type="float">
            <text:p>173.773468017578</text:p>
          </table:table-cell>
        </table:table-row>
        <table:table-row table:style-name="ro1">
          <table:table-cell office:value-type="string" calcext:value-type="string">
            <text:p>91.70890808105469</text:p>
          </table:table-cell>
          <table:table-cell table:formula="of:=[.A66]*1" office:value-type="float" office:value="91.7089080810547" calcext:value-type="float">
            <text:p>91.7089080810547</text:p>
          </table:table-cell>
          <table:table-cell office:value-type="float" office:value="132.506973266602" calcext:value-type="float">
            <text:p>132.506973266602</text:p>
          </table:table-cell>
          <table:table-cell office:value-type="float" office:value="177.038391113281" calcext:value-type="float">
            <text:p>177.038391113281</text:p>
          </table:table-cell>
        </table:table-row>
        <table:table-row table:style-name="ro1">
          <table:table-cell office:value-type="string" calcext:value-type="string">
            <text:p>79.90374755859375</text:p>
          </table:table-cell>
          <table:table-cell table:formula="of:=[.A67]*1" office:value-type="float" office:value="79.9037475585938" calcext:value-type="float">
            <text:p>79.9037475585938</text:p>
          </table:table-cell>
          <table:table-cell office:value-type="float" office:value="105.899909973145" calcext:value-type="float">
            <text:p>105.899909973145</text:p>
          </table:table-cell>
          <table:table-cell office:value-type="float" office:value="166.152420043945" calcext:value-type="float">
            <text:p>166.152420043945</text:p>
          </table:table-cell>
        </table:table-row>
        <table:table-row table:style-name="ro1">
          <table:table-cell office:value-type="string" calcext:value-type="string">
            <text:p>107.91648864746094</text:p>
          </table:table-cell>
          <table:table-cell table:formula="of:=[.A68]*1" office:value-type="float" office:value="107.916488647461" calcext:value-type="float">
            <text:p>107.916488647461</text:p>
          </table:table-cell>
          <table:table-cell office:value-type="float" office:value="111.900489807129" calcext:value-type="float">
            <text:p>111.900489807129</text:p>
          </table:table-cell>
          <table:table-cell office:value-type="float" office:value="167.482055664063" calcext:value-type="float">
            <text:p>167.482055664063</text:p>
          </table:table-cell>
        </table:table-row>
        <table:table-row table:style-name="ro1">
          <table:table-cell office:value-type="string" calcext:value-type="string">
            <text:p>104.80792236328125</text:p>
          </table:table-cell>
          <table:table-cell table:formula="of:=[.A69]*1" office:value-type="float" office:value="104.807922363281" calcext:value-type="float">
            <text:p>104.807922363281</text:p>
          </table:table-cell>
          <table:table-cell office:value-type="float" office:value="120.596000671387" calcext:value-type="float">
            <text:p>120.596000671387</text:p>
          </table:table-cell>
          <table:table-cell office:value-type="float" office:value="166.64111328125" calcext:value-type="float">
            <text:p>166.64111328125</text:p>
          </table:table-cell>
        </table:table-row>
        <table:table-row table:style-name="ro1">
          <table:table-cell office:value-type="string" calcext:value-type="string">
            <text:p>86.66197204589844</text:p>
          </table:table-cell>
          <table:table-cell table:formula="of:=[.A70]*1" office:value-type="float" office:value="86.6619720458984" calcext:value-type="float">
            <text:p>86.6619720458984</text:p>
          </table:table-cell>
          <table:table-cell office:value-type="float" office:value="110.969497680664" calcext:value-type="float">
            <text:p>110.969497680664</text:p>
          </table:table-cell>
          <table:table-cell office:value-type="float" office:value="153.043060302734" calcext:value-type="float">
            <text:p>153.043060302734</text:p>
          </table:table-cell>
        </table:table-row>
        <table:table-row table:style-name="ro1">
          <table:table-cell office:value-type="string" calcext:value-type="string">
            <text:p>98.82716369628906</text:p>
          </table:table-cell>
          <table:table-cell table:formula="of:=[.A71]*1" office:value-type="float" office:value="98.8271636962891" calcext:value-type="float">
            <text:p>98.8271636962891</text:p>
          </table:table-cell>
          <table:table-cell office:value-type="float" office:value="104.053741455078" calcext:value-type="float">
            <text:p>104.053741455078</text:p>
          </table:table-cell>
          <table:table-cell office:value-type="float" office:value="167.130035400391" calcext:value-type="float">
            <text:p>167.130035400391</text:p>
          </table:table-cell>
        </table:table-row>
        <table:table-row table:style-name="ro1">
          <table:table-cell office:value-type="string" calcext:value-type="string">
            <text:p>76.68556213378906</text:p>
          </table:table-cell>
          <table:table-cell table:formula="of:=[.A72]*1" office:value-type="float" office:value="76.6855621337891" calcext:value-type="float">
            <text:p>76.6855621337891</text:p>
          </table:table-cell>
          <table:table-cell office:value-type="float" office:value="98.3617172241211" calcext:value-type="float">
            <text:p>98.3617172241211</text:p>
          </table:table-cell>
          <table:table-cell office:value-type="float" office:value="168.448577880859" calcext:value-type="float">
            <text:p>168.448577880859</text:p>
          </table:table-cell>
        </table:table-row>
        <table:table-row table:style-name="ro1">
          <table:table-cell office:value-type="string" calcext:value-type="string">
            <text:p>89.36614227294922</text:p>
          </table:table-cell>
          <table:table-cell table:formula="of:=[.A73]*1" office:value-type="float" office:value="89.3661422729492" calcext:value-type="float">
            <text:p>89.3661422729492</text:p>
          </table:table-cell>
          <table:table-cell office:value-type="float" office:value="103.232162475586" calcext:value-type="float">
            <text:p>103.232162475586</text:p>
          </table:table-cell>
          <table:table-cell office:value-type="float" office:value="143.804794311523" calcext:value-type="float">
            <text:p>143.804794311523</text:p>
          </table:table-cell>
        </table:table-row>
        <table:table-row table:style-name="ro1">
          <table:table-cell office:value-type="string" calcext:value-type="string">
            <text:p>107.1203842163086</text:p>
          </table:table-cell>
          <table:table-cell table:formula="of:=[.A74]*1" office:value-type="float" office:value="107.120384216309" calcext:value-type="float">
            <text:p>107.120384216309</text:p>
          </table:table-cell>
          <table:table-cell office:value-type="float" office:value="120.159187316895" calcext:value-type="float">
            <text:p>120.159187316895</text:p>
          </table:table-cell>
          <table:table-cell office:value-type="float" office:value="150.191558837891" calcext:value-type="float">
            <text:p>150.191558837891</text:p>
          </table:table-cell>
        </table:table-row>
        <table:table-row table:style-name="ro1">
          <table:table-cell office:value-type="string" calcext:value-type="string">
            <text:p>90.46516418457031</text:p>
          </table:table-cell>
          <table:table-cell table:formula="of:=[.A75]*1" office:value-type="float" office:value="90.4651641845703" calcext:value-type="float">
            <text:p>90.4651641845703</text:p>
          </table:table-cell>
          <table:table-cell office:value-type="float" office:value="116.859504699707" calcext:value-type="float">
            <text:p>116.859504699707</text:p>
          </table:table-cell>
          <table:table-cell office:value-type="float" office:value="155.183120727539" calcext:value-type="float">
            <text:p>155.183120727539</text:p>
          </table:table-cell>
        </table:table-row>
        <table:table-row table:style-name="ro1">
          <table:table-cell office:value-type="string" calcext:value-type="string">
            <text:p>86.8392105102539</text:p>
          </table:table-cell>
          <table:table-cell table:formula="of:=[.A76]*1" office:value-type="float" office:value="86.8392105102539" calcext:value-type="float">
            <text:p>86.8392105102539</text:p>
          </table:table-cell>
          <table:table-cell office:value-type="float" office:value="108.109199523926" calcext:value-type="float">
            <text:p>108.109199523926</text:p>
          </table:table-cell>
          <table:table-cell office:value-type="float" office:value="152.976165771484" calcext:value-type="float">
            <text:p>152.976165771484</text:p>
          </table:table-cell>
        </table:table-row>
        <table:table-row table:style-name="ro1">
          <table:table-cell office:value-type="string" calcext:value-type="string">
            <text:p>86.8979263305664</text:p>
          </table:table-cell>
          <table:table-cell table:formula="of:=[.A77]*1" office:value-type="float" office:value="86.8979263305664" calcext:value-type="float">
            <text:p>86.8979263305664</text:p>
          </table:table-cell>
          <table:table-cell office:value-type="float" office:value="115.422790527344" calcext:value-type="float">
            <text:p>115.422790527344</text:p>
          </table:table-cell>
          <table:table-cell office:value-type="float" office:value="127.525840759277" calcext:value-type="float">
            <text:p>127.525840759277</text:p>
          </table:table-cell>
        </table:table-row>
        <table:table-row table:style-name="ro1">
          <table:table-cell office:value-type="string" calcext:value-type="string">
            <text:p>87.8592529296875</text:p>
          </table:table-cell>
          <table:table-cell table:formula="of:=[.A78]*1" office:value-type="float" office:value="87.8592529296875" calcext:value-type="float">
            <text:p>87.8592529296875</text:p>
          </table:table-cell>
          <table:table-cell office:value-type="float" office:value="133.352310180664" calcext:value-type="float">
            <text:p>133.352310180664</text:p>
          </table:table-cell>
          <table:table-cell office:value-type="float" office:value="152.828201293945" calcext:value-type="float">
            <text:p>152.828201293945</text:p>
          </table:table-cell>
        </table:table-row>
        <table:table-row table:style-name="ro1">
          <table:table-cell office:value-type="string" calcext:value-type="string">
            <text:p>87.94245147705078</text:p>
          </table:table-cell>
          <table:table-cell table:formula="of:=[.A79]*1" office:value-type="float" office:value="87.9424514770508" calcext:value-type="float">
            <text:p>87.9424514770508</text:p>
          </table:table-cell>
          <table:table-cell office:value-type="float" office:value="92.701057434082" calcext:value-type="float">
            <text:p>92.701057434082</text:p>
          </table:table-cell>
          <table:table-cell office:value-type="float" office:value="153.918991088867" calcext:value-type="float">
            <text:p>153.918991088867</text:p>
          </table:table-cell>
        </table:table-row>
        <table:table-row table:style-name="ro1">
          <table:table-cell office:value-type="string" calcext:value-type="string">
            <text:p>91.91305541992188</text:p>
          </table:table-cell>
          <table:table-cell table:formula="of:=[.A80]*1" office:value-type="float" office:value="91.9130554199219" calcext:value-type="float">
            <text:p>91.9130554199219</text:p>
          </table:table-cell>
          <table:table-cell office:value-type="float" office:value="125.407203674316" calcext:value-type="float">
            <text:p>125.407203674316</text:p>
          </table:table-cell>
          <table:table-cell office:value-type="float" office:value="160.688079833984" calcext:value-type="float">
            <text:p>160.688079833984</text:p>
          </table:table-cell>
        </table:table-row>
        <table:table-row table:style-name="ro1">
          <table:table-cell office:value-type="string" calcext:value-type="string">
            <text:p>74.03173828125</text:p>
          </table:table-cell>
          <table:table-cell table:formula="of:=[.A81]*1" office:value-type="float" office:value="74.03173828125" calcext:value-type="float">
            <text:p>74.03173828125</text:p>
          </table:table-cell>
          <table:table-cell office:value-type="float" office:value="122.663215637207" calcext:value-type="float">
            <text:p>122.663215637207</text:p>
          </table:table-cell>
          <table:table-cell office:value-type="float" office:value="147.518508911133" calcext:value-type="float">
            <text:p>147.518508911133</text:p>
          </table:table-cell>
        </table:table-row>
        <table:table-row table:style-name="ro1">
          <table:table-cell office:value-type="string" calcext:value-type="string">
            <text:p>93.99462890625</text:p>
          </table:table-cell>
          <table:table-cell table:formula="of:=[.A82]*1" office:value-type="float" office:value="93.99462890625" calcext:value-type="float">
            <text:p>93.99462890625</text:p>
          </table:table-cell>
          <table:table-cell office:value-type="float" office:value="108.068550109863" calcext:value-type="float">
            <text:p>108.068550109863</text:p>
          </table:table-cell>
          <table:table-cell office:value-type="float" office:value="162.773086547852" calcext:value-type="float">
            <text:p>162.773086547852</text:p>
          </table:table-cell>
        </table:table-row>
        <table:table-row table:style-name="ro1">
          <table:table-cell office:value-type="string" calcext:value-type="string">
            <text:p>84.65441131591797</text:p>
          </table:table-cell>
          <table:table-cell table:formula="of:=[.A83]*1" office:value-type="float" office:value="84.654411315918" calcext:value-type="float">
            <text:p>84.654411315918</text:p>
          </table:table-cell>
          <table:table-cell office:value-type="float" office:value="113.906066894531" calcext:value-type="float">
            <text:p>113.906066894531</text:p>
          </table:table-cell>
          <table:table-cell office:value-type="float" office:value="152.974685668945" calcext:value-type="float">
            <text:p>152.974685668945</text:p>
          </table:table-cell>
        </table:table-row>
        <table:table-row table:style-name="ro1">
          <table:table-cell office:value-type="string" calcext:value-type="string">
            <text:p>120.73277282714844</text:p>
          </table:table-cell>
          <table:table-cell table:formula="of:=[.A84]*1" office:value-type="float" office:value="120.732772827148" calcext:value-type="float">
            <text:p>120.732772827148</text:p>
          </table:table-cell>
          <table:table-cell office:value-type="float" office:value="92.0426864624023" calcext:value-type="float">
            <text:p>92.0426864624023</text:p>
          </table:table-cell>
          <table:table-cell office:value-type="float" office:value="155.448959350586" calcext:value-type="float">
            <text:p>155.448959350586</text:p>
          </table:table-cell>
        </table:table-row>
        <table:table-row table:style-name="ro1">
          <table:table-cell office:value-type="string" calcext:value-type="string">
            <text:p>72.32249450683594</text:p>
          </table:table-cell>
          <table:table-cell table:formula="of:=[.A85]*1" office:value-type="float" office:value="72.3224945068359" calcext:value-type="float">
            <text:p>72.3224945068359</text:p>
          </table:table-cell>
          <table:table-cell office:value-type="float" office:value="130.869689941406" calcext:value-type="float">
            <text:p>130.869689941406</text:p>
          </table:table-cell>
          <table:table-cell office:value-type="float" office:value="146.709716796875" calcext:value-type="float">
            <text:p>146.709716796875</text:p>
          </table:table-cell>
        </table:table-row>
        <table:table-row table:style-name="ro1">
          <table:table-cell office:value-type="string" calcext:value-type="string">
            <text:p>89.74507904052734</text:p>
          </table:table-cell>
          <table:table-cell table:formula="of:=[.A86]*1" office:value-type="float" office:value="89.7450790405273" calcext:value-type="float">
            <text:p>89.7450790405273</text:p>
          </table:table-cell>
          <table:table-cell office:value-type="float" office:value="101.879028320313" calcext:value-type="float">
            <text:p>101.879028320313</text:p>
          </table:table-cell>
          <table:table-cell office:value-type="float" office:value="144.86589050293" calcext:value-type="float">
            <text:p>144.86589050293</text:p>
          </table:table-cell>
        </table:table-row>
        <table:table-row table:style-name="ro1">
          <table:table-cell office:value-type="string" calcext:value-type="string">
            <text:p>65.609619140625</text:p>
          </table:table-cell>
          <table:table-cell table:formula="of:=[.A87]*1" office:value-type="float" office:value="65.609619140625" calcext:value-type="float">
            <text:p>65.609619140625</text:p>
          </table:table-cell>
          <table:table-cell office:value-type="float" office:value="117.529968261719" calcext:value-type="float">
            <text:p>117.529968261719</text:p>
          </table:table-cell>
          <table:table-cell office:value-type="float" office:value="149.311279296875" calcext:value-type="float">
            <text:p>149.311279296875</text:p>
          </table:table-cell>
        </table:table-row>
        <table:table-row table:style-name="ro1">
          <table:table-cell office:value-type="string" calcext:value-type="string">
            <text:p>84.59039306640625</text:p>
          </table:table-cell>
          <table:table-cell table:formula="of:=[.A88]*1" office:value-type="float" office:value="84.5903930664062" calcext:value-type="float">
            <text:p>84.5903930664062</text:p>
          </table:table-cell>
          <table:table-cell office:value-type="float" office:value="114.420799255371" calcext:value-type="float">
            <text:p>114.420799255371</text:p>
          </table:table-cell>
          <table:table-cell office:value-type="float" office:value="137.875747680664" calcext:value-type="float">
            <text:p>137.875747680664</text:p>
          </table:table-cell>
        </table:table-row>
        <table:table-row table:style-name="ro1">
          <table:table-cell office:value-type="string" calcext:value-type="string">
            <text:p>88.20523071289062</text:p>
          </table:table-cell>
          <table:table-cell table:formula="of:=[.A89]*1" office:value-type="float" office:value="88.2052307128906" calcext:value-type="float">
            <text:p>88.2052307128906</text:p>
          </table:table-cell>
          <table:table-cell office:value-type="float" office:value="105.141258239746" calcext:value-type="float">
            <text:p>105.141258239746</text:p>
          </table:table-cell>
          <table:table-cell office:value-type="float" office:value="131.889175415039" calcext:value-type="float">
            <text:p>131.889175415039</text:p>
          </table:table-cell>
        </table:table-row>
        <table:table-row table:style-name="ro1">
          <table:table-cell office:value-type="string" calcext:value-type="string">
            <text:p>72.91133117675781</text:p>
          </table:table-cell>
          <table:table-cell table:formula="of:=[.A90]*1" office:value-type="float" office:value="72.9113311767578" calcext:value-type="float">
            <text:p>72.9113311767578</text:p>
          </table:table-cell>
          <table:table-cell office:value-type="float" office:value="98.8851547241211" calcext:value-type="float">
            <text:p>98.8851547241211</text:p>
          </table:table-cell>
          <table:table-cell office:value-type="float" office:value="134.64729309082" calcext:value-type="float">
            <text:p>134.64729309082</text:p>
          </table:table-cell>
        </table:table-row>
        <table:table-row table:style-name="ro1">
          <table:table-cell office:value-type="string" calcext:value-type="string">
            <text:p>84.29137420654297</text:p>
          </table:table-cell>
          <table:table-cell table:formula="of:=[.A91]*1" office:value-type="float" office:value="84.291374206543" calcext:value-type="float">
            <text:p>84.291374206543</text:p>
          </table:table-cell>
          <table:table-cell office:value-type="float" office:value="70.2773971557617" calcext:value-type="float">
            <text:p>70.2773971557617</text:p>
          </table:table-cell>
          <table:table-cell office:value-type="float" office:value="144.650650024414" calcext:value-type="float">
            <text:p>144.650650024414</text:p>
          </table:table-cell>
        </table:table-row>
        <table:table-row table:style-name="ro1">
          <table:table-cell office:value-type="string" calcext:value-type="string">
            <text:p>82.91270446777344</text:p>
          </table:table-cell>
          <table:table-cell table:formula="of:=[.A92]*1" office:value-type="float" office:value="82.9127044677734" calcext:value-type="float">
            <text:p>82.9127044677734</text:p>
          </table:table-cell>
          <table:table-cell office:value-type="float" office:value="96.7320404052734" calcext:value-type="float">
            <text:p>96.7320404052734</text:p>
          </table:table-cell>
          <table:table-cell office:value-type="float" office:value="147.922607421875" calcext:value-type="float">
            <text:p>147.922607421875</text:p>
          </table:table-cell>
        </table:table-row>
        <table:table-row table:style-name="ro1">
          <table:table-cell office:value-type="string" calcext:value-type="string">
            <text:p>74.83631134033203</text:p>
          </table:table-cell>
          <table:table-cell table:formula="of:=[.A93]*1" office:value-type="float" office:value="74.836311340332" calcext:value-type="float">
            <text:p>74.836311340332</text:p>
          </table:table-cell>
          <table:table-cell office:value-type="float" office:value="118.978584289551" calcext:value-type="float">
            <text:p>118.978584289551</text:p>
          </table:table-cell>
          <table:table-cell office:value-type="float" office:value="143.561264038086" calcext:value-type="float">
            <text:p>143.561264038086</text:p>
          </table:table-cell>
        </table:table-row>
        <table:table-row table:style-name="ro1">
          <table:table-cell office:value-type="string" calcext:value-type="string">
            <text:p>84.44488525390625</text:p>
          </table:table-cell>
          <table:table-cell table:formula="of:=[.A94]*1" office:value-type="float" office:value="84.4448852539063" calcext:value-type="float">
            <text:p>84.4448852539063</text:p>
          </table:table-cell>
          <table:table-cell office:value-type="float" office:value="87.3912506103516" calcext:value-type="float">
            <text:p>87.3912506103516</text:p>
          </table:table-cell>
          <table:table-cell office:value-type="float" office:value="145.692977905273" calcext:value-type="float">
            <text:p>145.692977905273</text:p>
          </table:table-cell>
        </table:table-row>
        <table:table-row table:style-name="ro1">
          <table:table-cell office:value-type="string" calcext:value-type="string">
            <text:p>105.70150756835938</text:p>
          </table:table-cell>
          <table:table-cell table:formula="of:=[.A95]*1" office:value-type="float" office:value="105.701507568359" calcext:value-type="float">
            <text:p>105.701507568359</text:p>
          </table:table-cell>
          <table:table-cell office:value-type="float" office:value="99.0682144165039" calcext:value-type="float">
            <text:p>99.0682144165039</text:p>
          </table:table-cell>
          <table:table-cell office:value-type="float" office:value="134.548004150391" calcext:value-type="float">
            <text:p>134.548004150391</text:p>
          </table:table-cell>
        </table:table-row>
        <table:table-row table:style-name="ro1">
          <table:table-cell office:value-type="string" calcext:value-type="string">
            <text:p>53.88798522949219</text:p>
          </table:table-cell>
          <table:table-cell table:formula="of:=[.A96]*1" office:value-type="float" office:value="53.8879852294922" calcext:value-type="float">
            <text:p>53.8879852294922</text:p>
          </table:table-cell>
          <table:table-cell office:value-type="float" office:value="113.700752258301" calcext:value-type="float">
            <text:p>113.700752258301</text:p>
          </table:table-cell>
          <table:table-cell office:value-type="float" office:value="141.403747558594" calcext:value-type="float">
            <text:p>141.403747558594</text:p>
          </table:table-cell>
        </table:table-row>
        <table:table-row table:style-name="ro1">
          <table:table-cell office:value-type="string" calcext:value-type="string">
            <text:p>83.65864562988281</text:p>
          </table:table-cell>
          <table:table-cell table:formula="of:=[.A97]*1" office:value-type="float" office:value="83.6586456298828" calcext:value-type="float">
            <text:p>83.6586456298828</text:p>
          </table:table-cell>
          <table:table-cell office:value-type="float" office:value="88.8123474121094" calcext:value-type="float">
            <text:p>88.8123474121094</text:p>
          </table:table-cell>
          <table:table-cell office:value-type="float" office:value="158.371154785156" calcext:value-type="float">
            <text:p>158.371154785156</text:p>
          </table:table-cell>
        </table:table-row>
        <table:table-row table:style-name="ro1">
          <table:table-cell office:value-type="string" calcext:value-type="string">
            <text:p>74.81436920166016</text:p>
          </table:table-cell>
          <table:table-cell table:formula="of:=[.A98]*1" office:value-type="float" office:value="74.8143692016602" calcext:value-type="float">
            <text:p>74.8143692016602</text:p>
          </table:table-cell>
          <table:table-cell office:value-type="float" office:value="94.8615875244141" calcext:value-type="float">
            <text:p>94.8615875244141</text:p>
          </table:table-cell>
          <table:table-cell office:value-type="float" office:value="160.526611328125" calcext:value-type="float">
            <text:p>160.526611328125</text:p>
          </table:table-cell>
        </table:table-row>
        <table:table-row table:style-name="ro1">
          <table:table-cell office:value-type="string" calcext:value-type="string">
            <text:p>106.47362518310547</text:p>
          </table:table-cell>
          <table:table-cell table:formula="of:=[.A99]*1" office:value-type="float" office:value="106.473625183105" calcext:value-type="float">
            <text:p>106.473625183105</text:p>
          </table:table-cell>
          <table:table-cell office:value-type="float" office:value="83.7585678100586" calcext:value-type="float">
            <text:p>83.7585678100586</text:p>
          </table:table-cell>
          <table:table-cell office:value-type="float" office:value="120.426582336426" calcext:value-type="float">
            <text:p>120.426582336426</text:p>
          </table:table-cell>
        </table:table-row>
        <table:table-row table:style-name="ro1">
          <table:table-cell office:value-type="string" calcext:value-type="string">
            <text:p>85.36335754394531</text:p>
          </table:table-cell>
          <table:table-cell table:formula="of:=[.A100]*1" office:value-type="float" office:value="85.3633575439453" calcext:value-type="float">
            <text:p>85.3633575439453</text:p>
          </table:table-cell>
          <table:table-cell office:value-type="float" office:value="99.1612091064453" calcext:value-type="float">
            <text:p>99.1612091064453</text:p>
          </table:table-cell>
          <table:table-cell office:value-type="float" office:value="147.44091796875" calcext:value-type="float">
            <text:p>147.44091796875</text:p>
          </table:table-cell>
        </table:table-row>
        <table:table-row table:style-name="ro1">
          <table:table-cell office:value-type="string" calcext:value-type="string">
            <text:p>84.37913513183594</text:p>
          </table:table-cell>
          <table:table-cell table:formula="of:=[.A101]*1" office:value-type="float" office:value="84.3791351318359" calcext:value-type="float">
            <text:p>84.3791351318359</text:p>
          </table:table-cell>
          <table:table-cell office:value-type="float" office:value="88.1471557617187" calcext:value-type="float">
            <text:p>88.1471557617187</text:p>
          </table:table-cell>
          <table:table-cell office:value-type="float" office:value="152.04866027832" calcext:value-type="float">
            <text:p>152.04866027832</text:p>
          </table:table-cell>
        </table:table-row>
        <table:table-row table:style-name="ro1">
          <table:table-cell office:value-type="string" calcext:value-type="string">
            <text:p>96.99151611328125</text:p>
          </table:table-cell>
          <table:table-cell table:formula="of:=[.A102]*1" office:value-type="float" office:value="96.9915161132812" calcext:value-type="float">
            <text:p>96.9915161132812</text:p>
          </table:table-cell>
          <table:table-cell office:value-type="float" office:value="93.8454208374023" calcext:value-type="float">
            <text:p>93.8454208374023</text:p>
          </table:table-cell>
          <table:table-cell office:value-type="float" office:value="139.008850097656" calcext:value-type="float">
            <text:p>139.008850097656</text:p>
          </table:table-cell>
        </table:table-row>
        <table:table-row table:style-name="ro1">
          <table:table-cell office:value-type="string" calcext:value-type="string">
            <text:p>94.42876434326172</text:p>
          </table:table-cell>
          <table:table-cell table:formula="of:=[.A103]*1" office:value-type="float" office:value="94.4287643432617" calcext:value-type="float">
            <text:p>94.4287643432617</text:p>
          </table:table-cell>
          <table:table-cell office:value-type="float" office:value="73.4765625" calcext:value-type="float">
            <text:p>73.4765625</text:p>
          </table:table-cell>
          <table:table-cell office:value-type="float" office:value="143.688049316406" calcext:value-type="float">
            <text:p>143.688049316406</text:p>
          </table:table-cell>
        </table:table-row>
        <table:table-row table:style-name="ro1">
          <table:table-cell office:value-type="string" calcext:value-type="string">
            <text:p>98.23593139648438</text:p>
          </table:table-cell>
          <table:table-cell table:formula="of:=[.A104]*1" office:value-type="float" office:value="98.2359313964844" calcext:value-type="float">
            <text:p>98.2359313964844</text:p>
          </table:table-cell>
          <table:table-cell office:value-type="float" office:value="103.503746032715" calcext:value-type="float">
            <text:p>103.503746032715</text:p>
          </table:table-cell>
          <table:table-cell office:value-type="float" office:value="150.967910766602" calcext:value-type="float">
            <text:p>150.967910766602</text:p>
          </table:table-cell>
        </table:table-row>
        <table:table-row table:style-name="ro1">
          <table:table-cell office:value-type="string" calcext:value-type="string">
            <text:p>69.78184509277344</text:p>
          </table:table-cell>
          <table:table-cell table:formula="of:=[.A105]*1" office:value-type="float" office:value="69.7818450927734" calcext:value-type="float">
            <text:p>69.7818450927734</text:p>
          </table:table-cell>
          <table:table-cell office:value-type="float" office:value="92.745231628418" calcext:value-type="float">
            <text:p>92.745231628418</text:p>
          </table:table-cell>
          <table:table-cell office:value-type="float" office:value="146.608627319336" calcext:value-type="float">
            <text:p>146.608627319336</text:p>
          </table:table-cell>
        </table:table-row>
        <table:table-row table:style-name="ro1">
          <table:table-cell office:value-type="string" calcext:value-type="string">
            <text:p>78.46635437011719</text:p>
          </table:table-cell>
          <table:table-cell table:formula="of:=[.A106]*1" office:value-type="float" office:value="78.4663543701172" calcext:value-type="float">
            <text:p>78.4663543701172</text:p>
          </table:table-cell>
          <table:table-cell office:value-type="float" office:value="100.760154724121" calcext:value-type="float">
            <text:p>100.760154724121</text:p>
          </table:table-cell>
          <table:table-cell office:value-type="float" office:value="140.942962646484" calcext:value-type="float">
            <text:p>140.942962646484</text:p>
          </table:table-cell>
        </table:table-row>
        <table:table-row table:style-name="ro1">
          <table:table-cell office:value-type="string" calcext:value-type="string">
            <text:p>71.1686782836914</text:p>
          </table:table-cell>
          <table:table-cell table:formula="of:=[.A107]*1" office:value-type="float" office:value="71.1686782836914" calcext:value-type="float">
            <text:p>71.1686782836914</text:p>
          </table:table-cell>
          <table:table-cell office:value-type="float" office:value="96.5649719238281" calcext:value-type="float">
            <text:p>96.5649719238281</text:p>
          </table:table-cell>
          <table:table-cell office:value-type="float" office:value="134.996078491211" calcext:value-type="float">
            <text:p>134.996078491211</text:p>
          </table:table-cell>
        </table:table-row>
        <table:table-row table:style-name="ro1">
          <table:table-cell office:value-type="string" calcext:value-type="string">
            <text:p>88.9248046875</text:p>
          </table:table-cell>
          <table:table-cell table:formula="of:=[.A108]*1" office:value-type="float" office:value="88.9248046875" calcext:value-type="float">
            <text:p>88.9248046875</text:p>
          </table:table-cell>
          <table:table-cell office:value-type="float" office:value="94.6702575683594" calcext:value-type="float">
            <text:p>94.6702575683594</text:p>
          </table:table-cell>
          <table:table-cell office:value-type="float" office:value="142.514587402344" calcext:value-type="float">
            <text:p>142.514587402344</text:p>
          </table:table-cell>
        </table:table-row>
        <table:table-row table:style-name="ro1">
          <table:table-cell office:value-type="string" calcext:value-type="string">
            <text:p>82.97045135498047</text:p>
          </table:table-cell>
          <table:table-cell table:formula="of:=[.A109]*1" office:value-type="float" office:value="82.9704513549805" calcext:value-type="float">
            <text:p>82.9704513549805</text:p>
          </table:table-cell>
          <table:table-cell office:value-type="float" office:value="107.425216674805" calcext:value-type="float">
            <text:p>107.425216674805</text:p>
          </table:table-cell>
          <table:table-cell office:value-type="float" office:value="138.696197509766" calcext:value-type="float">
            <text:p>138.696197509766</text:p>
          </table:table-cell>
        </table:table-row>
        <table:table-row table:style-name="ro1">
          <table:table-cell office:value-type="string" calcext:value-type="string">
            <text:p>70.85916137695312</text:p>
          </table:table-cell>
          <table:table-cell table:formula="of:=[.A110]*1" office:value-type="float" office:value="70.8591613769531" calcext:value-type="float">
            <text:p>70.8591613769531</text:p>
          </table:table-cell>
          <table:table-cell office:value-type="float" office:value="81.1057739257813" calcext:value-type="float">
            <text:p>81.1057739257813</text:p>
          </table:table-cell>
          <table:table-cell office:value-type="float" office:value="118.46753692627" calcext:value-type="float">
            <text:p>118.46753692627</text:p>
          </table:table-cell>
        </table:table-row>
        <table:table-row table:style-name="ro1">
          <table:table-cell office:value-type="string" calcext:value-type="string">
            <text:p>73.36283111572266</text:p>
          </table:table-cell>
          <table:table-cell table:formula="of:=[.A111]*1" office:value-type="float" office:value="73.3628311157227" calcext:value-type="float">
            <text:p>73.3628311157227</text:p>
          </table:table-cell>
          <table:table-cell office:value-type="float" office:value="108.920379638672" calcext:value-type="float">
            <text:p>108.920379638672</text:p>
          </table:table-cell>
          <table:table-cell office:value-type="float" office:value="114.845176696777" calcext:value-type="float">
            <text:p>114.845176696777</text:p>
          </table:table-cell>
        </table:table-row>
        <table:table-row table:style-name="ro1">
          <table:table-cell office:value-type="string" calcext:value-type="string">
            <text:p>81.22315216064453</text:p>
          </table:table-cell>
          <table:table-cell table:formula="of:=[.A112]*1" office:value-type="float" office:value="81.2231521606445" calcext:value-type="float">
            <text:p>81.2231521606445</text:p>
          </table:table-cell>
          <table:table-cell office:value-type="float" office:value="87.7601623535156" calcext:value-type="float">
            <text:p>87.7601623535156</text:p>
          </table:table-cell>
          <table:table-cell office:value-type="float" office:value="164.175476074219" calcext:value-type="float">
            <text:p>164.175476074219</text:p>
          </table:table-cell>
        </table:table-row>
        <table:table-row table:style-name="ro1">
          <table:table-cell office:value-type="string" calcext:value-type="string">
            <text:p>72.75030517578125</text:p>
          </table:table-cell>
          <table:table-cell table:formula="of:=[.A113]*1" office:value-type="float" office:value="72.7503051757813" calcext:value-type="float">
            <text:p>72.7503051757813</text:p>
          </table:table-cell>
          <table:table-cell office:value-type="float" office:value="124.204696655273" calcext:value-type="float">
            <text:p>124.204696655273</text:p>
          </table:table-cell>
          <table:table-cell office:value-type="float" office:value="150.686553955078" calcext:value-type="float">
            <text:p>150.686553955078</text:p>
          </table:table-cell>
        </table:table-row>
        <table:table-row table:style-name="ro1">
          <table:table-cell office:value-type="string" calcext:value-type="string">
            <text:p>70.27959442138672</text:p>
          </table:table-cell>
          <table:table-cell table:formula="of:=[.A114]*1" office:value-type="float" office:value="70.2795944213867" calcext:value-type="float">
            <text:p>70.2795944213867</text:p>
          </table:table-cell>
          <table:table-cell office:value-type="float" office:value="94.5369491577148" calcext:value-type="float">
            <text:p>94.5369491577148</text:p>
          </table:table-cell>
          <table:table-cell office:value-type="float" office:value="133.847579956055" calcext:value-type="float">
            <text:p>133.847579956055</text:p>
          </table:table-cell>
        </table:table-row>
        <table:table-row table:style-name="ro1">
          <table:table-cell office:value-type="string" calcext:value-type="string">
            <text:p>64.95687103271484</text:p>
          </table:table-cell>
          <table:table-cell table:formula="of:=[.A115]*1" office:value-type="float" office:value="64.9568710327148" calcext:value-type="float">
            <text:p>64.9568710327148</text:p>
          </table:table-cell>
          <table:table-cell office:value-type="float" office:value="88.1897735595703" calcext:value-type="float">
            <text:p>88.1897735595703</text:p>
          </table:table-cell>
          <table:table-cell office:value-type="float" office:value="142.922622680664" calcext:value-type="float">
            <text:p>142.922622680664</text:p>
          </table:table-cell>
        </table:table-row>
        <table:table-row table:style-name="ro1">
          <table:table-cell office:value-type="string" calcext:value-type="string">
            <text:p>77.42941284179688</text:p>
          </table:table-cell>
          <table:table-cell table:formula="of:=[.A116]*1" office:value-type="float" office:value="77.4294128417969" calcext:value-type="float">
            <text:p>77.4294128417969</text:p>
          </table:table-cell>
          <table:table-cell office:value-type="float" office:value="93.5687789916992" calcext:value-type="float">
            <text:p>93.5687789916992</text:p>
          </table:table-cell>
          <table:table-cell office:value-type="float" office:value="125.324996948242" calcext:value-type="float">
            <text:p>125.324996948242</text:p>
          </table:table-cell>
        </table:table-row>
        <table:table-row table:style-name="ro1">
          <table:table-cell office:value-type="string" calcext:value-type="string">
            <text:p>72.40243530273438</text:p>
          </table:table-cell>
          <table:table-cell table:formula="of:=[.A117]*1" office:value-type="float" office:value="72.4024353027344" calcext:value-type="float">
            <text:p>72.4024353027344</text:p>
          </table:table-cell>
          <table:table-cell office:value-type="float" office:value="96.08837890625" calcext:value-type="float">
            <text:p>96.08837890625</text:p>
          </table:table-cell>
          <table:table-cell office:value-type="float" office:value="150.087036132813" calcext:value-type="float">
            <text:p>150.087036132813</text:p>
          </table:table-cell>
        </table:table-row>
        <table:table-row table:style-name="ro1">
          <table:table-cell office:value-type="string" calcext:value-type="string">
            <text:p>68.63006591796875</text:p>
          </table:table-cell>
          <table:table-cell table:formula="of:=[.A118]*1" office:value-type="float" office:value="68.6300659179688" calcext:value-type="float">
            <text:p>68.6300659179688</text:p>
          </table:table-cell>
          <table:table-cell office:value-type="float" office:value="98.1748275756836" calcext:value-type="float">
            <text:p>98.1748275756836</text:p>
          </table:table-cell>
          <table:table-cell office:value-type="float" office:value="129.722366333008" calcext:value-type="float">
            <text:p>129.722366333008</text:p>
          </table:table-cell>
        </table:table-row>
        <table:table-row table:style-name="ro1">
          <table:table-cell office:value-type="string" calcext:value-type="string">
            <text:p>75.73757934570312</text:p>
          </table:table-cell>
          <table:table-cell table:formula="of:=[.A119]*1" office:value-type="float" office:value="75.7375793457031" calcext:value-type="float">
            <text:p>75.7375793457031</text:p>
          </table:table-cell>
          <table:table-cell office:value-type="float" office:value="113.238349914551" calcext:value-type="float">
            <text:p>113.238349914551</text:p>
          </table:table-cell>
          <table:table-cell office:value-type="float" office:value="132.323547363281" calcext:value-type="float">
            <text:p>132.323547363281</text:p>
          </table:table-cell>
        </table:table-row>
        <table:table-row table:style-name="ro1">
          <table:table-cell office:value-type="string" calcext:value-type="string">
            <text:p>43.35171890258789</text:p>
          </table:table-cell>
          <table:table-cell table:formula="of:=[.A120]*1" office:value-type="float" office:value="43.3517189025879" calcext:value-type="float">
            <text:p>43.3517189025879</text:p>
          </table:table-cell>
          <table:table-cell office:value-type="float" office:value="90.3090209960937" calcext:value-type="float">
            <text:p>90.3090209960937</text:p>
          </table:table-cell>
          <table:table-cell office:value-type="float" office:value="144.266342163086" calcext:value-type="float">
            <text:p>144.266342163086</text:p>
          </table:table-cell>
        </table:table-row>
        <table:table-row table:style-name="ro1">
          <table:table-cell office:value-type="string" calcext:value-type="string">
            <text:p>88.9244155883789</text:p>
          </table:table-cell>
          <table:table-cell table:formula="of:=[.A121]*1" office:value-type="float" office:value="88.9244155883789" calcext:value-type="float">
            <text:p>88.9244155883789</text:p>
          </table:table-cell>
          <table:table-cell office:value-type="float" office:value="127.044647216797" calcext:value-type="float">
            <text:p>127.044647216797</text:p>
          </table:table-cell>
          <table:table-cell office:value-type="float" office:value="151.269073486328" calcext:value-type="float">
            <text:p>151.269073486328</text:p>
          </table:table-cell>
        </table:table-row>
        <table:table-row table:style-name="ro1">
          <table:table-cell office:value-type="string" calcext:value-type="string">
            <text:p>79.51675415039062</text:p>
          </table:table-cell>
          <table:table-cell table:formula="of:=[.A122]*1" office:value-type="float" office:value="79.5167541503906" calcext:value-type="float">
            <text:p>79.5167541503906</text:p>
          </table:table-cell>
          <table:table-cell office:value-type="float" office:value="82.7633666992188" calcext:value-type="float">
            <text:p>82.7633666992188</text:p>
          </table:table-cell>
          <table:table-cell office:value-type="float" office:value="135.506149291992" calcext:value-type="float">
            <text:p>135.506149291992</text:p>
          </table:table-cell>
        </table:table-row>
        <table:table-row table:style-name="ro1">
          <table:table-cell office:value-type="string" calcext:value-type="string">
            <text:p>80.42386627197266</text:p>
          </table:table-cell>
          <table:table-cell table:formula="of:=[.A123]*1" office:value-type="float" office:value="80.4238662719727" calcext:value-type="float">
            <text:p>80.4238662719727</text:p>
          </table:table-cell>
          <table:table-cell office:value-type="float" office:value="88.801872253418" calcext:value-type="float">
            <text:p>88.801872253418</text:p>
          </table:table-cell>
          <table:table-cell office:value-type="float" office:value="130.213562011719" calcext:value-type="float">
            <text:p>130.213562011719</text:p>
          </table:table-cell>
        </table:table-row>
        <table:table-row table:style-name="ro1">
          <table:table-cell office:value-type="string" calcext:value-type="string">
            <text:p>63.643917083740234</text:p>
          </table:table-cell>
          <table:table-cell table:formula="of:=[.A124]*1" office:value-type="float" office:value="63.6439170837402" calcext:value-type="float">
            <text:p>63.6439170837402</text:p>
          </table:table-cell>
          <table:table-cell office:value-type="float" office:value="84.9828109741211" calcext:value-type="float">
            <text:p>84.9828109741211</text:p>
          </table:table-cell>
          <table:table-cell office:value-type="float" office:value="127.148063659668" calcext:value-type="float">
            <text:p>127.148063659668</text:p>
          </table:table-cell>
        </table:table-row>
        <table:table-row table:style-name="ro1">
          <table:table-cell office:value-type="string" calcext:value-type="string">
            <text:p>73.01166534423828</text:p>
          </table:table-cell>
          <table:table-cell table:formula="of:=[.A125]*1" office:value-type="float" office:value="73.0116653442383" calcext:value-type="float">
            <text:p>73.0116653442383</text:p>
          </table:table-cell>
          <table:table-cell office:value-type="float" office:value="65.0365982055664" calcext:value-type="float">
            <text:p>65.0365982055664</text:p>
          </table:table-cell>
          <table:table-cell office:value-type="float" office:value="136.02294921875" calcext:value-type="float">
            <text:p>136.02294921875</text:p>
          </table:table-cell>
        </table:table-row>
        <table:table-row table:style-name="ro1">
          <table:table-cell office:value-type="string" calcext:value-type="string">
            <text:p>94.75956726074219</text:p>
          </table:table-cell>
          <table:table-cell table:formula="of:=[.A126]*1" office:value-type="float" office:value="94.7595672607422" calcext:value-type="float">
            <text:p>94.7595672607422</text:p>
          </table:table-cell>
          <table:table-cell office:value-type="float" office:value="92.610237121582" calcext:value-type="float">
            <text:p>92.610237121582</text:p>
          </table:table-cell>
          <table:table-cell office:value-type="float" office:value="130.966857910156" calcext:value-type="float">
            <text:p>130.966857910156</text:p>
          </table:table-cell>
        </table:table-row>
        <table:table-row table:style-name="ro1">
          <table:table-cell office:value-type="string" calcext:value-type="string">
            <text:p>52.56666564941406</text:p>
          </table:table-cell>
          <table:table-cell table:formula="of:=[.A127]*1" office:value-type="float" office:value="52.5666656494141" calcext:value-type="float">
            <text:p>52.5666656494141</text:p>
          </table:table-cell>
          <table:table-cell office:value-type="float" office:value="92.5630187988281" calcext:value-type="float">
            <text:p>92.5630187988281</text:p>
          </table:table-cell>
          <table:table-cell office:value-type="float" office:value="142.770706176758" calcext:value-type="float">
            <text:p>142.770706176758</text:p>
          </table:table-cell>
        </table:table-row>
        <table:table-row table:style-name="ro1">
          <table:table-cell office:value-type="string" calcext:value-type="string">
            <text:p>52.37974166870117</text:p>
          </table:table-cell>
          <table:table-cell table:formula="of:=[.A128]*1" office:value-type="float" office:value="52.3797416687012" calcext:value-type="float">
            <text:p>52.3797416687012</text:p>
          </table:table-cell>
          <table:table-cell office:value-type="float" office:value="102.111785888672" calcext:value-type="float">
            <text:p>102.111785888672</text:p>
          </table:table-cell>
          <table:table-cell office:value-type="float" office:value="153.102722167969" calcext:value-type="float">
            <text:p>153.102722167969</text:p>
          </table:table-cell>
        </table:table-row>
        <table:table-row table:style-name="ro1">
          <table:table-cell office:value-type="string" calcext:value-type="string">
            <text:p>66.75922393798828</text:p>
          </table:table-cell>
          <table:table-cell table:formula="of:=[.A129]*1" office:value-type="float" office:value="66.7592239379883" calcext:value-type="float">
            <text:p>66.7592239379883</text:p>
          </table:table-cell>
          <table:table-cell office:value-type="float" office:value="87.9702377319336" calcext:value-type="float">
            <text:p>87.9702377319336</text:p>
          </table:table-cell>
          <table:table-cell office:value-type="float" office:value="124.041954040527" calcext:value-type="float">
            <text:p>124.041954040527</text:p>
          </table:table-cell>
        </table:table-row>
        <table:table-row table:style-name="ro1">
          <table:table-cell office:value-type="string" calcext:value-type="string">
            <text:p>98.69621276855469</text:p>
          </table:table-cell>
          <table:table-cell table:formula="of:=[.A130]*1" office:value-type="float" office:value="98.6962127685547" calcext:value-type="float">
            <text:p>98.6962127685547</text:p>
          </table:table-cell>
          <table:table-cell office:value-type="float" office:value="88.2168121337891" calcext:value-type="float">
            <text:p>88.2168121337891</text:p>
          </table:table-cell>
          <table:table-cell office:value-type="float" office:value="121.896942138672" calcext:value-type="float">
            <text:p>121.896942138672</text:p>
          </table:table-cell>
        </table:table-row>
        <table:table-row table:style-name="ro1">
          <table:table-cell office:value-type="string" calcext:value-type="string">
            <text:p>85.56037139892578</text:p>
          </table:table-cell>
          <table:table-cell table:formula="of:=[.A131]*1" office:value-type="float" office:value="85.5603713989258" calcext:value-type="float">
            <text:p>85.5603713989258</text:p>
          </table:table-cell>
          <table:table-cell office:value-type="float" office:value="78.0504913330078" calcext:value-type="float">
            <text:p>78.0504913330078</text:p>
          </table:table-cell>
          <table:table-cell office:value-type="float" office:value="134.762100219727" calcext:value-type="float">
            <text:p>134.762100219727</text:p>
          </table:table-cell>
        </table:table-row>
        <table:table-row table:style-name="ro1">
          <table:table-cell office:value-type="string" calcext:value-type="string">
            <text:p>70.66445922851562</text:p>
          </table:table-cell>
          <table:table-cell table:formula="of:=[.A132]*1" office:value-type="float" office:value="70.6644592285156" calcext:value-type="float">
            <text:p>70.6644592285156</text:p>
          </table:table-cell>
          <table:table-cell office:value-type="float" office:value="81.1894302368164" calcext:value-type="float">
            <text:p>81.1894302368164</text:p>
          </table:table-cell>
          <table:table-cell office:value-type="float" office:value="143.862396240234" calcext:value-type="float">
            <text:p>143.862396240234</text:p>
          </table:table-cell>
        </table:table-row>
        <table:table-row table:style-name="ro1">
          <table:table-cell office:value-type="string" calcext:value-type="string">
            <text:p>97.63428497314453</text:p>
          </table:table-cell>
          <table:table-cell table:formula="of:=[.A133]*1" office:value-type="float" office:value="97.6342849731445" calcext:value-type="float">
            <text:p>97.6342849731445</text:p>
          </table:table-cell>
          <table:table-cell office:value-type="float" office:value="89.0889739990234" calcext:value-type="float">
            <text:p>89.0889739990234</text:p>
          </table:table-cell>
          <table:table-cell office:value-type="float" office:value="110.92790222168" calcext:value-type="float">
            <text:p>110.92790222168</text:p>
          </table:table-cell>
        </table:table-row>
        <table:table-row table:style-name="ro1">
          <table:table-cell office:value-type="string" calcext:value-type="string">
            <text:p>85.8350830078125</text:p>
          </table:table-cell>
          <table:table-cell table:formula="of:=[.A134]*1" office:value-type="float" office:value="85.8350830078125" calcext:value-type="float">
            <text:p>85.8350830078125</text:p>
          </table:table-cell>
          <table:table-cell office:value-type="float" office:value="81.0224990844727" calcext:value-type="float">
            <text:p>81.0224990844727</text:p>
          </table:table-cell>
          <table:table-cell office:value-type="float" office:value="134.946594238281" calcext:value-type="float">
            <text:p>134.946594238281</text:p>
          </table:table-cell>
        </table:table-row>
        <table:table-row table:style-name="ro1">
          <table:table-cell office:value-type="string" calcext:value-type="string">
            <text:p>100.34458923339844</text:p>
          </table:table-cell>
          <table:table-cell table:formula="of:=[.A135]*1" office:value-type="float" office:value="100.344589233398" calcext:value-type="float">
            <text:p>100.344589233398</text:p>
          </table:table-cell>
          <table:table-cell office:value-type="float" office:value="93.5944671630859" calcext:value-type="float">
            <text:p>93.5944671630859</text:p>
          </table:table-cell>
          <table:table-cell office:value-type="float" office:value="122.378440856934" calcext:value-type="float">
            <text:p>122.378440856934</text:p>
          </table:table-cell>
        </table:table-row>
        <table:table-row table:style-name="ro1">
          <table:table-cell office:value-type="string" calcext:value-type="string">
            <text:p>56.49101257324219</text:p>
          </table:table-cell>
          <table:table-cell table:formula="of:=[.A136]*1" office:value-type="float" office:value="56.4910125732422" calcext:value-type="float">
            <text:p>56.4910125732422</text:p>
          </table:table-cell>
          <table:table-cell office:value-type="float" office:value="82.8556518554688" calcext:value-type="float">
            <text:p>82.8556518554688</text:p>
          </table:table-cell>
          <table:table-cell office:value-type="float" office:value="120.375068664551" calcext:value-type="float">
            <text:p>120.375068664551</text:p>
          </table:table-cell>
        </table:table-row>
        <table:table-row table:style-name="ro1">
          <table:table-cell office:value-type="string" calcext:value-type="string">
            <text:p>55.12687683105469</text:p>
          </table:table-cell>
          <table:table-cell table:formula="of:=[.A137]*1" office:value-type="float" office:value="55.1268768310547" calcext:value-type="float">
            <text:p>55.1268768310547</text:p>
          </table:table-cell>
          <table:table-cell office:value-type="float" office:value="93.8854522705078" calcext:value-type="float">
            <text:p>93.8854522705078</text:p>
          </table:table-cell>
          <table:table-cell office:value-type="float" office:value="103.747932434082" calcext:value-type="float">
            <text:p>103.747932434082</text:p>
          </table:table-cell>
        </table:table-row>
        <table:table-row table:style-name="ro1">
          <table:table-cell office:value-type="string" calcext:value-type="string">
            <text:p>62.648433685302734</text:p>
          </table:table-cell>
          <table:table-cell table:formula="of:=[.A138]*1" office:value-type="float" office:value="62.6484336853027" calcext:value-type="float">
            <text:p>62.6484336853027</text:p>
          </table:table-cell>
          <table:table-cell office:value-type="float" office:value="73.9670867919922" calcext:value-type="float">
            <text:p>73.9670867919922</text:p>
          </table:table-cell>
          <table:table-cell office:value-type="float" office:value="134.425308227539" calcext:value-type="float">
            <text:p>134.425308227539</text:p>
          </table:table-cell>
        </table:table-row>
        <table:table-row table:style-name="ro1">
          <table:table-cell office:value-type="string" calcext:value-type="string">
            <text:p>58.27260208129883</text:p>
          </table:table-cell>
          <table:table-cell table:formula="of:=[.A139]*1" office:value-type="float" office:value="58.2726020812988" calcext:value-type="float">
            <text:p>58.2726020812988</text:p>
          </table:table-cell>
          <table:table-cell office:value-type="float" office:value="79.0461883544922" calcext:value-type="float">
            <text:p>79.0461883544922</text:p>
          </table:table-cell>
          <table:table-cell office:value-type="float" office:value="132.110885620117" calcext:value-type="float">
            <text:p>132.110885620117</text:p>
          </table:table-cell>
        </table:table-row>
        <table:table-row table:style-name="ro1">
          <table:table-cell office:value-type="string" calcext:value-type="string">
            <text:p>80.79499816894531</text:p>
          </table:table-cell>
          <table:table-cell table:formula="of:=[.A140]*1" office:value-type="float" office:value="80.7949981689453" calcext:value-type="float">
            <text:p>80.7949981689453</text:p>
          </table:table-cell>
          <table:table-cell office:value-type="float" office:value="68.06982421875" calcext:value-type="float">
            <text:p>68.06982421875</text:p>
          </table:table-cell>
          <table:table-cell office:value-type="float" office:value="114.567672729492" calcext:value-type="float">
            <text:p>114.567672729492</text:p>
          </table:table-cell>
        </table:table-row>
        <table:table-row table:style-name="ro1">
          <table:table-cell office:value-type="string" calcext:value-type="string">
            <text:p>49.45737838745117</text:p>
          </table:table-cell>
          <table:table-cell table:formula="of:=[.A141]*1" office:value-type="float" office:value="49.4573783874512" calcext:value-type="float">
            <text:p>49.4573783874512</text:p>
          </table:table-cell>
          <table:table-cell office:value-type="float" office:value="87.6420440673828" calcext:value-type="float">
            <text:p>87.6420440673828</text:p>
          </table:table-cell>
          <table:table-cell office:value-type="float" office:value="127.479652404785" calcext:value-type="float">
            <text:p>127.479652404785</text:p>
          </table:table-cell>
        </table:table-row>
        <table:table-row table:style-name="ro1">
          <table:table-cell office:value-type="string" calcext:value-type="string">
            <text:p>73.58891296386719</text:p>
          </table:table-cell>
          <table:table-cell table:formula="of:=[.A142]*1" office:value-type="float" office:value="73.5889129638672" calcext:value-type="float">
            <text:p>73.5889129638672</text:p>
          </table:table-cell>
          <table:table-cell office:value-type="float" office:value="80.4347839355469" calcext:value-type="float">
            <text:p>80.4347839355469</text:p>
          </table:table-cell>
          <table:table-cell office:value-type="float" office:value="117.905433654785" calcext:value-type="float">
            <text:p>117.905433654785</text:p>
          </table:table-cell>
        </table:table-row>
        <table:table-row table:style-name="ro1">
          <table:table-cell office:value-type="string" calcext:value-type="string">
            <text:p>70.97386169433594</text:p>
          </table:table-cell>
          <table:table-cell table:formula="of:=[.A143]*1" office:value-type="float" office:value="70.9738616943359" calcext:value-type="float">
            <text:p>70.9738616943359</text:p>
          </table:table-cell>
          <table:table-cell office:value-type="float" office:value="92.7191009521484" calcext:value-type="float">
            <text:p>92.7191009521484</text:p>
          </table:table-cell>
          <table:table-cell office:value-type="float" office:value="124.016357421875" calcext:value-type="float">
            <text:p>124.016357421875</text:p>
          </table:table-cell>
        </table:table-row>
        <table:table-row table:style-name="ro1">
          <table:table-cell office:value-type="string" calcext:value-type="string">
            <text:p>44.0441780090332</text:p>
          </table:table-cell>
          <table:table-cell table:formula="of:=[.A144]*1" office:value-type="float" office:value="44.0441780090332" calcext:value-type="float">
            <text:p>44.0441780090332</text:p>
          </table:table-cell>
          <table:table-cell office:value-type="float" office:value="87.9693222045898" calcext:value-type="float">
            <text:p>87.9693222045898</text:p>
          </table:table-cell>
          <table:table-cell office:value-type="float" office:value="136.638442993164" calcext:value-type="float">
            <text:p>136.638442993164</text:p>
          </table:table-cell>
        </table:table-row>
        <table:table-row table:style-name="ro1">
          <table:table-cell office:value-type="string" calcext:value-type="string">
            <text:p>80.143798828125</text:p>
          </table:table-cell>
          <table:table-cell table:formula="of:=[.A145]*1" office:value-type="float" office:value="80.143798828125" calcext:value-type="float">
            <text:p>80.143798828125</text:p>
          </table:table-cell>
          <table:table-cell office:value-type="float" office:value="71.3084564208984" calcext:value-type="float">
            <text:p>71.3084564208984</text:p>
          </table:table-cell>
          <table:table-cell office:value-type="float" office:value="112.365425109863" calcext:value-type="float">
            <text:p>112.365425109863</text:p>
          </table:table-cell>
        </table:table-row>
        <table:table-row table:style-name="ro1">
          <table:table-cell office:value-type="string" calcext:value-type="string">
            <text:p>79.50647735595703</text:p>
          </table:table-cell>
          <table:table-cell table:formula="of:=[.A146]*1" office:value-type="float" office:value="79.506477355957" calcext:value-type="float">
            <text:p>79.506477355957</text:p>
          </table:table-cell>
          <table:table-cell office:value-type="float" office:value="69.6369400024414" calcext:value-type="float">
            <text:p>69.6369400024414</text:p>
          </table:table-cell>
          <table:table-cell office:value-type="float" office:value="120.911163330078" calcext:value-type="float">
            <text:p>120.911163330078</text:p>
          </table:table-cell>
        </table:table-row>
        <table:table-row table:style-name="ro1">
          <table:table-cell office:value-type="string" calcext:value-type="string">
            <text:p>73.54438018798828</text:p>
          </table:table-cell>
          <table:table-cell table:formula="of:=[.A147]*1" office:value-type="float" office:value="73.5443801879883" calcext:value-type="float">
            <text:p>73.5443801879883</text:p>
          </table:table-cell>
          <table:table-cell office:value-type="float" office:value="72.4701614379883" calcext:value-type="float">
            <text:p>72.4701614379883</text:p>
          </table:table-cell>
          <table:table-cell office:value-type="float" office:value="127.162620544434" calcext:value-type="float">
            <text:p>127.162620544434</text:p>
          </table:table-cell>
        </table:table-row>
        <table:table-row table:style-name="ro1">
          <table:table-cell office:value-type="string" calcext:value-type="string">
            <text:p>61.8740234375</text:p>
          </table:table-cell>
          <table:table-cell table:formula="of:=[.A148]*1" office:value-type="float" office:value="61.8740234375" calcext:value-type="float">
            <text:p>61.8740234375</text:p>
          </table:table-cell>
          <table:table-cell office:value-type="float" office:value="66.9603042602539" calcext:value-type="float">
            <text:p>66.9603042602539</text:p>
          </table:table-cell>
          <table:table-cell office:value-type="float" office:value="107.076667785645" calcext:value-type="float">
            <text:p>107.076667785645</text:p>
          </table:table-cell>
        </table:table-row>
        <table:table-row table:style-name="ro1">
          <table:table-cell office:value-type="string" calcext:value-type="string">
            <text:p>55.2642707824707</text:p>
          </table:table-cell>
          <table:table-cell table:formula="of:=[.A149]*1" office:value-type="float" office:value="55.2642707824707" calcext:value-type="float">
            <text:p>55.2642707824707</text:p>
          </table:table-cell>
          <table:table-cell office:value-type="float" office:value="74.0607376098633" calcext:value-type="float">
            <text:p>74.0607376098633</text:p>
          </table:table-cell>
          <table:table-cell office:value-type="float" office:value="143.813278198242" calcext:value-type="float">
            <text:p>143.813278198242</text:p>
          </table:table-cell>
        </table:table-row>
        <table:table-row table:style-name="ro1">
          <table:table-cell office:value-type="string" calcext:value-type="string">
            <text:p>60.76695251464844</text:p>
          </table:table-cell>
          <table:table-cell table:formula="of:=[.A150]*1" office:value-type="float" office:value="60.7669525146484" calcext:value-type="float">
            <text:p>60.7669525146484</text:p>
          </table:table-cell>
          <table:table-cell office:value-type="float" office:value="96.7172622680664" calcext:value-type="float">
            <text:p>96.7172622680664</text:p>
          </table:table-cell>
          <table:table-cell office:value-type="float" office:value="124.106025695801" calcext:value-type="float">
            <text:p>124.106025695801</text:p>
          </table:table-cell>
        </table:table-row>
        <table:table-row table:style-name="ro1">
          <table:table-cell office:value-type="string" calcext:value-type="string">
            <text:p>70.89437103271484</text:p>
          </table:table-cell>
          <table:table-cell table:formula="of:=[.A151]*1" office:value-type="float" office:value="70.8943710327148" calcext:value-type="float">
            <text:p>70.8943710327148</text:p>
          </table:table-cell>
          <table:table-cell office:value-type="float" office:value="78.9775619506836" calcext:value-type="float">
            <text:p>78.9775619506836</text:p>
          </table:table-cell>
          <table:table-cell office:value-type="float" office:value="134.684799194336" calcext:value-type="float">
            <text:p>134.684799194336</text:p>
          </table:table-cell>
        </table:table-row>
        <table:table-row table:style-name="ro1">
          <table:table-cell office:value-type="string" calcext:value-type="string">
            <text:p>70.10055541992188</text:p>
          </table:table-cell>
          <table:table-cell table:formula="of:=[.A152]*1" office:value-type="float" office:value="70.1005554199219" calcext:value-type="float">
            <text:p>70.1005554199219</text:p>
          </table:table-cell>
          <table:table-cell office:value-type="float" office:value="85.0018920898438" calcext:value-type="float">
            <text:p>85.0018920898438</text:p>
          </table:table-cell>
          <table:table-cell office:value-type="float" office:value="134.634841918945" calcext:value-type="float">
            <text:p>134.634841918945</text:p>
          </table:table-cell>
        </table:table-row>
        <table:table-row table:style-name="ro1">
          <table:table-cell office:value-type="string" calcext:value-type="string">
            <text:p>47.09369659423828</text:p>
          </table:table-cell>
          <table:table-cell table:formula="of:=[.A153]*1" office:value-type="float" office:value="47.0936965942383" calcext:value-type="float">
            <text:p>47.0936965942383</text:p>
          </table:table-cell>
          <table:table-cell office:value-type="float" office:value="61.6050796508789" calcext:value-type="float">
            <text:p>61.6050796508789</text:p>
          </table:table-cell>
          <table:table-cell office:value-type="float" office:value="122.434394836426" calcext:value-type="float">
            <text:p>122.434394836426</text:p>
          </table:table-cell>
        </table:table-row>
        <table:table-row table:style-name="ro1">
          <table:table-cell office:value-type="string" calcext:value-type="string">
            <text:p>53.52016067504883</text:p>
          </table:table-cell>
          <table:table-cell table:formula="of:=[.A154]*1" office:value-type="float" office:value="53.5201606750488" calcext:value-type="float">
            <text:p>53.5201606750488</text:p>
          </table:table-cell>
          <table:table-cell office:value-type="float" office:value="97.4304428100586" calcext:value-type="float">
            <text:p>97.4304428100586</text:p>
          </table:table-cell>
          <table:table-cell office:value-type="float" office:value="107.182159423828" calcext:value-type="float">
            <text:p>107.182159423828</text:p>
          </table:table-cell>
        </table:table-row>
        <table:table-row table:style-name="ro1">
          <table:table-cell office:value-type="string" calcext:value-type="string">
            <text:p>63.90961837768555</text:p>
          </table:table-cell>
          <table:table-cell table:formula="of:=[.A155]*1" office:value-type="float" office:value="63.9096183776856" calcext:value-type="float">
            <text:p>63.9096183776856</text:p>
          </table:table-cell>
          <table:table-cell office:value-type="float" office:value="84.1384429931641" calcext:value-type="float">
            <text:p>84.1384429931641</text:p>
          </table:table-cell>
          <table:table-cell office:value-type="float" office:value="121.847938537598" calcext:value-type="float">
            <text:p>121.847938537598</text:p>
          </table:table-cell>
        </table:table-row>
        <table:table-row table:style-name="ro1">
          <table:table-cell office:value-type="string" calcext:value-type="string">
            <text:p>55.6662483215332</text:p>
          </table:table-cell>
          <table:table-cell table:formula="of:=[.A156]*1" office:value-type="float" office:value="55.6662483215332" calcext:value-type="float">
            <text:p>55.6662483215332</text:p>
          </table:table-cell>
          <table:table-cell office:value-type="float" office:value="91.8690567016602" calcext:value-type="float">
            <text:p>91.8690567016602</text:p>
          </table:table-cell>
          <table:table-cell office:value-type="float" office:value="127.735870361328" calcext:value-type="float">
            <text:p>127.735870361328</text:p>
          </table:table-cell>
        </table:table-row>
        <table:table-row table:style-name="ro1">
          <table:table-cell office:value-type="string" calcext:value-type="string">
            <text:p>71.96086883544922</text:p>
          </table:table-cell>
          <table:table-cell table:formula="of:=[.A157]*1" office:value-type="float" office:value="71.9608688354492" calcext:value-type="float">
            <text:p>71.9608688354492</text:p>
          </table:table-cell>
          <table:table-cell office:value-type="float" office:value="98.32861328125" calcext:value-type="float">
            <text:p>98.32861328125</text:p>
          </table:table-cell>
          <table:table-cell office:value-type="float" office:value="98.982177734375" calcext:value-type="float">
            <text:p>98.982177734375</text:p>
          </table:table-cell>
        </table:table-row>
        <table:table-row table:style-name="ro1">
          <table:table-cell office:value-type="string" calcext:value-type="string">
            <text:p>60.02937698364258</text:p>
          </table:table-cell>
          <table:table-cell table:formula="of:=[.A158]*1" office:value-type="float" office:value="60.0293769836426" calcext:value-type="float">
            <text:p>60.0293769836426</text:p>
          </table:table-cell>
          <table:table-cell office:value-type="float" office:value="70.1387100219727" calcext:value-type="float">
            <text:p>70.1387100219727</text:p>
          </table:table-cell>
          <table:table-cell office:value-type="float" office:value="117.230766296387" calcext:value-type="float">
            <text:p>117.230766296387</text:p>
          </table:table-cell>
        </table:table-row>
        <table:table-row table:style-name="ro1">
          <table:table-cell office:value-type="string" calcext:value-type="string">
            <text:p>61.99589157104492</text:p>
          </table:table-cell>
          <table:table-cell table:formula="of:=[.A159]*1" office:value-type="float" office:value="61.9958915710449" calcext:value-type="float">
            <text:p>61.9958915710449</text:p>
          </table:table-cell>
          <table:table-cell office:value-type="float" office:value="127.935317993164" calcext:value-type="float">
            <text:p>127.935317993164</text:p>
          </table:table-cell>
          <table:table-cell office:value-type="float" office:value="124.849021911621" calcext:value-type="float">
            <text:p>124.849021911621</text:p>
          </table:table-cell>
        </table:table-row>
        <table:table-row table:style-name="ro1">
          <table:table-cell office:value-type="string" calcext:value-type="string">
            <text:p>70.26609802246094</text:p>
          </table:table-cell>
          <table:table-cell table:formula="of:=[.A160]*1" office:value-type="float" office:value="70.2660980224609" calcext:value-type="float">
            <text:p>70.2660980224609</text:p>
          </table:table-cell>
          <table:table-cell office:value-type="float" office:value="64.507926940918" calcext:value-type="float">
            <text:p>64.507926940918</text:p>
          </table:table-cell>
          <table:table-cell office:value-type="float" office:value="138.671264648438" calcext:value-type="float">
            <text:p>138.671264648438</text:p>
          </table:table-cell>
        </table:table-row>
        <table:table-row table:style-name="ro1">
          <table:table-cell office:value-type="string" calcext:value-type="string">
            <text:p>42.75899887084961</text:p>
          </table:table-cell>
          <table:table-cell table:formula="of:=[.A161]*1" office:value-type="float" office:value="42.7589988708496" calcext:value-type="float">
            <text:p>42.7589988708496</text:p>
          </table:table-cell>
          <table:table-cell office:value-type="float" office:value="61.9911613464356" calcext:value-type="float">
            <text:p>61.9911613464356</text:p>
          </table:table-cell>
          <table:table-cell office:value-type="float" office:value="121.013824462891" calcext:value-type="float">
            <text:p>121.013824462891</text:p>
          </table:table-cell>
        </table:table-row>
        <table:table-row table:style-name="ro1">
          <table:table-cell office:value-type="string" calcext:value-type="string">
            <text:p>61.69219970703125</text:p>
          </table:table-cell>
          <table:table-cell table:formula="of:=[.A162]*1" office:value-type="float" office:value="61.6921997070313" calcext:value-type="float">
            <text:p>61.6921997070313</text:p>
          </table:table-cell>
          <table:table-cell office:value-type="float" office:value="70.1854934692383" calcext:value-type="float">
            <text:p>70.1854934692383</text:p>
          </table:table-cell>
          <table:table-cell office:value-type="float" office:value="95.458625793457" calcext:value-type="float">
            <text:p>95.458625793457</text:p>
          </table:table-cell>
        </table:table-row>
        <table:table-row table:style-name="ro1">
          <table:table-cell office:value-type="string" calcext:value-type="string">
            <text:p>57.49198532104492</text:p>
          </table:table-cell>
          <table:table-cell table:formula="of:=[.A163]*1" office:value-type="float" office:value="57.4919853210449" calcext:value-type="float">
            <text:p>57.4919853210449</text:p>
          </table:table-cell>
          <table:table-cell office:value-type="float" office:value="83.5093612670898" calcext:value-type="float">
            <text:p>83.5093612670898</text:p>
          </table:table-cell>
          <table:table-cell office:value-type="float" office:value="117.393501281738" calcext:value-type="float">
            <text:p>117.393501281738</text:p>
          </table:table-cell>
        </table:table-row>
        <table:table-row table:style-name="ro1">
          <table:table-cell office:value-type="string" calcext:value-type="string">
            <text:p>50.42219543457031</text:p>
          </table:table-cell>
          <table:table-cell table:formula="of:=[.A164]*1" office:value-type="float" office:value="50.4221954345703" calcext:value-type="float">
            <text:p>50.4221954345703</text:p>
          </table:table-cell>
          <table:table-cell office:value-type="float" office:value="79.9106903076172" calcext:value-type="float">
            <text:p>79.9106903076172</text:p>
          </table:table-cell>
          <table:table-cell office:value-type="float" office:value="114.09107208252" calcext:value-type="float">
            <text:p>114.09107208252</text:p>
          </table:table-cell>
        </table:table-row>
        <table:table-row table:style-name="ro1">
          <table:table-cell office:value-type="string" calcext:value-type="string">
            <text:p>72.3702163696289</text:p>
          </table:table-cell>
          <table:table-cell table:formula="of:=[.A165]*1" office:value-type="float" office:value="72.3702163696289" calcext:value-type="float">
            <text:p>72.3702163696289</text:p>
          </table:table-cell>
          <table:table-cell office:value-type="float" office:value="92.2388763427734" calcext:value-type="float">
            <text:p>92.2388763427734</text:p>
          </table:table-cell>
          <table:table-cell office:value-type="float" office:value="125.635467529297" calcext:value-type="float">
            <text:p>125.635467529297</text:p>
          </table:table-cell>
        </table:table-row>
        <table:table-row table:style-name="ro1">
          <table:table-cell office:value-type="string" calcext:value-type="string">
            <text:p>56.23795700073242</text:p>
          </table:table-cell>
          <table:table-cell table:formula="of:=[.A166]*1" office:value-type="float" office:value="56.2379570007324" calcext:value-type="float">
            <text:p>56.2379570007324</text:p>
          </table:table-cell>
          <table:table-cell office:value-type="float" office:value="71.5058441162109" calcext:value-type="float">
            <text:p>71.5058441162109</text:p>
          </table:table-cell>
          <table:table-cell office:value-type="float" office:value="97.8031845092773" calcext:value-type="float">
            <text:p>97.8031845092773</text:p>
          </table:table-cell>
        </table:table-row>
        <table:table-row table:style-name="ro1">
          <table:table-cell office:value-type="string" calcext:value-type="string">
            <text:p>58.996726989746094</text:p>
          </table:table-cell>
          <table:table-cell table:formula="of:=[.A167]*1" office:value-type="float" office:value="58.9967269897461" calcext:value-type="float">
            <text:p>58.9967269897461</text:p>
          </table:table-cell>
          <table:table-cell office:value-type="float" office:value="62.2113990783691" calcext:value-type="float">
            <text:p>62.2113990783691</text:p>
          </table:table-cell>
          <table:table-cell office:value-type="float" office:value="123.238716125488" calcext:value-type="float">
            <text:p>123.238716125488</text:p>
          </table:table-cell>
        </table:table-row>
        <table:table-row table:style-name="ro1">
          <table:table-cell office:value-type="string" calcext:value-type="string">
            <text:p>82.43182373046875</text:p>
          </table:table-cell>
          <table:table-cell table:formula="of:=[.A168]*1" office:value-type="float" office:value="82.4318237304687" calcext:value-type="float">
            <text:p>82.4318237304687</text:p>
          </table:table-cell>
          <table:table-cell office:value-type="float" office:value="104.6708984375" calcext:value-type="float">
            <text:p>104.6708984375</text:p>
          </table:table-cell>
          <table:table-cell office:value-type="float" office:value="104.900360107422" calcext:value-type="float">
            <text:p>104.900360107422</text:p>
          </table:table-cell>
        </table:table-row>
        <table:table-row table:style-name="ro1">
          <table:table-cell office:value-type="string" calcext:value-type="string">
            <text:p>82.98977661132812</text:p>
          </table:table-cell>
          <table:table-cell table:formula="of:=[.A169]*1" office:value-type="float" office:value="82.9897766113281" calcext:value-type="float">
            <text:p>82.9897766113281</text:p>
          </table:table-cell>
          <table:table-cell office:value-type="float" office:value="66.2320556640625" calcext:value-type="float">
            <text:p>66.2320556640625</text:p>
          </table:table-cell>
          <table:table-cell office:value-type="float" office:value="97.7562942504883" calcext:value-type="float">
            <text:p>97.7562942504883</text:p>
          </table:table-cell>
        </table:table-row>
        <table:table-row table:style-name="ro1">
          <table:table-cell office:value-type="string" calcext:value-type="string">
            <text:p>74.98828125</text:p>
          </table:table-cell>
          <table:table-cell table:formula="of:=[.A170]*1" office:value-type="float" office:value="74.98828125" calcext:value-type="float">
            <text:p>74.98828125</text:p>
          </table:table-cell>
          <table:table-cell office:value-type="float" office:value="98.3843841552734" calcext:value-type="float">
            <text:p>98.3843841552734</text:p>
          </table:table-cell>
          <table:table-cell office:value-type="float" office:value="92.5034408569336" calcext:value-type="float">
            <text:p>92.5034408569336</text:p>
          </table:table-cell>
        </table:table-row>
        <table:table-row table:style-name="ro1">
          <table:table-cell office:value-type="string" calcext:value-type="string">
            <text:p>54.30965042114258</text:p>
          </table:table-cell>
          <table:table-cell table:formula="of:=[.A171]*1" office:value-type="float" office:value="54.3096504211426" calcext:value-type="float">
            <text:p>54.3096504211426</text:p>
          </table:table-cell>
          <table:table-cell office:value-type="float" office:value="76.9555053710937" calcext:value-type="float">
            <text:p>76.9555053710937</text:p>
          </table:table-cell>
          <table:table-cell office:value-type="float" office:value="100.201560974121" calcext:value-type="float">
            <text:p>100.201560974121</text:p>
          </table:table-cell>
        </table:table-row>
        <table:table-row table:style-name="ro1">
          <table:table-cell office:value-type="string" calcext:value-type="string">
            <text:p>73.92157745361328</text:p>
          </table:table-cell>
          <table:table-cell table:formula="of:=[.A172]*1" office:value-type="float" office:value="73.9215774536133" calcext:value-type="float">
            <text:p>73.9215774536133</text:p>
          </table:table-cell>
          <table:table-cell office:value-type="float" office:value="67.5868453979492" calcext:value-type="float">
            <text:p>67.5868453979492</text:p>
          </table:table-cell>
          <table:table-cell office:value-type="float" office:value="92.9000244140625" calcext:value-type="float">
            <text:p>92.9000244140625</text:p>
          </table:table-cell>
        </table:table-row>
        <table:table-row table:style-name="ro1">
          <table:table-cell office:value-type="string" calcext:value-type="string">
            <text:p>42.23627471923828</text:p>
          </table:table-cell>
          <table:table-cell table:formula="of:=[.A173]*1" office:value-type="float" office:value="42.2362747192383" calcext:value-type="float">
            <text:p>42.2362747192383</text:p>
          </table:table-cell>
          <table:table-cell office:value-type="float" office:value="68.0722198486328" calcext:value-type="float">
            <text:p>68.0722198486328</text:p>
          </table:table-cell>
          <table:table-cell office:value-type="float" office:value="110.101181030273" calcext:value-type="float">
            <text:p>110.101181030273</text:p>
          </table:table-cell>
        </table:table-row>
        <table:table-row table:style-name="ro1">
          <table:table-cell office:value-type="string" calcext:value-type="string">
            <text:p>58.675689697265625</text:p>
          </table:table-cell>
          <table:table-cell table:formula="of:=[.A174]*1" office:value-type="float" office:value="58.6756896972656" calcext:value-type="float">
            <text:p>58.6756896972656</text:p>
          </table:table-cell>
          <table:table-cell office:value-type="float" office:value="87.4604187011719" calcext:value-type="float">
            <text:p>87.4604187011719</text:p>
          </table:table-cell>
          <table:table-cell office:value-type="float" office:value="125.882179260254" calcext:value-type="float">
            <text:p>125.882179260254</text:p>
          </table:table-cell>
        </table:table-row>
        <table:table-row table:style-name="ro1">
          <table:table-cell office:value-type="string" calcext:value-type="string">
            <text:p>44.50873947143555</text:p>
          </table:table-cell>
          <table:table-cell table:formula="of:=[.A175]*1" office:value-type="float" office:value="44.5087394714355" calcext:value-type="float">
            <text:p>44.5087394714355</text:p>
          </table:table-cell>
          <table:table-cell office:value-type="float" office:value="69.8300094604492" calcext:value-type="float">
            <text:p>69.8300094604492</text:p>
          </table:table-cell>
          <table:table-cell office:value-type="float" office:value="118.292602539063" calcext:value-type="float">
            <text:p>118.292602539063</text:p>
          </table:table-cell>
        </table:table-row>
        <table:table-row table:style-name="ro1">
          <table:table-cell office:value-type="string" calcext:value-type="string">
            <text:p>54.21562957763672</text:p>
          </table:table-cell>
          <table:table-cell table:formula="of:=[.A176]*1" office:value-type="float" office:value="54.2156295776367" calcext:value-type="float">
            <text:p>54.2156295776367</text:p>
          </table:table-cell>
          <table:table-cell office:value-type="float" office:value="76.3092269897461" calcext:value-type="float">
            <text:p>76.3092269897461</text:p>
          </table:table-cell>
          <table:table-cell office:value-type="float" office:value="131.756103515625" calcext:value-type="float">
            <text:p>131.756103515625</text:p>
          </table:table-cell>
        </table:table-row>
        <table:table-row table:style-name="ro1">
          <table:table-cell office:value-type="string" calcext:value-type="string">
            <text:p>66.42660522460938</text:p>
          </table:table-cell>
          <table:table-cell table:formula="of:=[.A177]*1" office:value-type="float" office:value="66.4266052246094" calcext:value-type="float">
            <text:p>66.4266052246094</text:p>
          </table:table-cell>
          <table:table-cell office:value-type="float" office:value="85.7403411865234" calcext:value-type="float">
            <text:p>85.7403411865234</text:p>
          </table:table-cell>
          <table:table-cell office:value-type="float" office:value="112.84937286377" calcext:value-type="float">
            <text:p>112.84937286377</text:p>
          </table:table-cell>
        </table:table-row>
        <table:table-row table:style-name="ro1">
          <table:table-cell office:value-type="string" calcext:value-type="string">
            <text:p>37.12126159667969</text:p>
          </table:table-cell>
          <table:table-cell table:formula="of:=[.A178]*1" office:value-type="float" office:value="37.1212615966797" calcext:value-type="float">
            <text:p>37.1212615966797</text:p>
          </table:table-cell>
          <table:table-cell office:value-type="float" office:value="86.3804473876953" calcext:value-type="float">
            <text:p>86.3804473876953</text:p>
          </table:table-cell>
          <table:table-cell office:value-type="float" office:value="113.231094360352" calcext:value-type="float">
            <text:p>113.231094360352</text:p>
          </table:table-cell>
        </table:table-row>
        <table:table-row table:style-name="ro1">
          <table:table-cell office:value-type="string" calcext:value-type="string">
            <text:p>50.96211242675781</text:p>
          </table:table-cell>
          <table:table-cell table:formula="of:=[.A179]*1" office:value-type="float" office:value="50.9621124267578" calcext:value-type="float">
            <text:p>50.9621124267578</text:p>
          </table:table-cell>
          <table:table-cell office:value-type="float" office:value="76.9422073364258" calcext:value-type="float">
            <text:p>76.9422073364258</text:p>
          </table:table-cell>
          <table:table-cell office:value-type="float" office:value="107.86589050293" calcext:value-type="float">
            <text:p>107.86589050293</text:p>
          </table:table-cell>
        </table:table-row>
        <table:table-row table:style-name="ro1">
          <table:table-cell office:value-type="string" calcext:value-type="string">
            <text:p>73.77218627929688</text:p>
          </table:table-cell>
          <table:table-cell table:formula="of:=[.A180]*1" office:value-type="float" office:value="73.7721862792969" calcext:value-type="float">
            <text:p>73.7721862792969</text:p>
          </table:table-cell>
          <table:table-cell office:value-type="float" office:value="71.5427093505859" calcext:value-type="float">
            <text:p>71.5427093505859</text:p>
          </table:table-cell>
          <table:table-cell office:value-type="float" office:value="112.538879394531" calcext:value-type="float">
            <text:p>112.538879394531</text:p>
          </table:table-cell>
        </table:table-row>
        <table:table-row table:style-name="ro1">
          <table:table-cell office:value-type="string" calcext:value-type="string">
            <text:p>43.27204132080078</text:p>
          </table:table-cell>
          <table:table-cell table:formula="of:=[.A181]*1" office:value-type="float" office:value="43.2720413208008" calcext:value-type="float">
            <text:p>43.2720413208008</text:p>
          </table:table-cell>
          <table:table-cell office:value-type="float" office:value="72.0512313842773" calcext:value-type="float">
            <text:p>72.0512313842773</text:p>
          </table:table-cell>
          <table:table-cell office:value-type="float" office:value="122.508995056152" calcext:value-type="float">
            <text:p>122.508995056152</text:p>
          </table:table-cell>
        </table:table-row>
        <table:table-row table:style-name="ro1">
          <table:table-cell office:value-type="string" calcext:value-type="string">
            <text:p>66.95402526855469</text:p>
          </table:table-cell>
          <table:table-cell table:formula="of:=[.A182]*1" office:value-type="float" office:value="66.9540252685547" calcext:value-type="float">
            <text:p>66.9540252685547</text:p>
          </table:table-cell>
          <table:table-cell office:value-type="float" office:value="70.7123718261719" calcext:value-type="float">
            <text:p>70.7123718261719</text:p>
          </table:table-cell>
          <table:table-cell office:value-type="float" office:value="94.474723815918" calcext:value-type="float">
            <text:p>94.474723815918</text:p>
          </table:table-cell>
        </table:table-row>
        <table:table-row table:style-name="ro1">
          <table:table-cell office:value-type="string" calcext:value-type="string">
            <text:p>56.776588439941406</text:p>
          </table:table-cell>
          <table:table-cell table:formula="of:=[.A183]*1" office:value-type="float" office:value="56.7765884399414" calcext:value-type="float">
            <text:p>56.7765884399414</text:p>
          </table:table-cell>
          <table:table-cell office:value-type="float" office:value="64.0611877441406" calcext:value-type="float">
            <text:p>64.0611877441406</text:p>
          </table:table-cell>
          <table:table-cell office:value-type="float" office:value="104.784881591797" calcext:value-type="float">
            <text:p>104.784881591797</text:p>
          </table:table-cell>
        </table:table-row>
        <table:table-row table:style-name="ro1">
          <table:table-cell office:value-type="string" calcext:value-type="string">
            <text:p>76.4805679321289</text:p>
          </table:table-cell>
          <table:table-cell table:formula="of:=[.A184]*1" office:value-type="float" office:value="76.4805679321289" calcext:value-type="float">
            <text:p>76.4805679321289</text:p>
          </table:table-cell>
          <table:table-cell office:value-type="float" office:value="61.35595703125" calcext:value-type="float">
            <text:p>61.35595703125</text:p>
          </table:table-cell>
          <table:table-cell office:value-type="float" office:value="129.277603149414" calcext:value-type="float">
            <text:p>129.277603149414</text:p>
          </table:table-cell>
        </table:table-row>
        <table:table-row table:style-name="ro1">
          <table:table-cell office:value-type="string" calcext:value-type="string">
            <text:p>49.3341064453125</text:p>
          </table:table-cell>
          <table:table-cell table:formula="of:=[.A185]*1" office:value-type="float" office:value="49.3341064453125" calcext:value-type="float">
            <text:p>49.3341064453125</text:p>
          </table:table-cell>
          <table:table-cell office:value-type="float" office:value="48.9665832519531" calcext:value-type="float">
            <text:p>48.9665832519531</text:p>
          </table:table-cell>
          <table:table-cell office:value-type="float" office:value="107.448829650879" calcext:value-type="float">
            <text:p>107.448829650879</text:p>
          </table:table-cell>
        </table:table-row>
        <table:table-row table:style-name="ro1">
          <table:table-cell office:value-type="string" calcext:value-type="string">
            <text:p>65.95147705078125</text:p>
          </table:table-cell>
          <table:table-cell table:formula="of:=[.A186]*1" office:value-type="float" office:value="65.9514770507812" calcext:value-type="float">
            <text:p>65.9514770507812</text:p>
          </table:table-cell>
          <table:table-cell office:value-type="float" office:value="56.8502998352051" calcext:value-type="float">
            <text:p>56.8502998352051</text:p>
          </table:table-cell>
          <table:table-cell office:value-type="float" office:value="108.852828979492" calcext:value-type="float">
            <text:p>108.852828979492</text:p>
          </table:table-cell>
        </table:table-row>
        <table:table-row table:style-name="ro1">
          <table:table-cell office:value-type="string" calcext:value-type="string">
            <text:p>38.55324172973633</text:p>
          </table:table-cell>
          <table:table-cell table:formula="of:=[.A187]*1" office:value-type="float" office:value="38.5532417297363" calcext:value-type="float">
            <text:p>38.5532417297363</text:p>
          </table:table-cell>
          <table:table-cell office:value-type="float" office:value="68.9668350219727" calcext:value-type="float">
            <text:p>68.9668350219727</text:p>
          </table:table-cell>
          <table:table-cell office:value-type="float" office:value="141.829650878906" calcext:value-type="float">
            <text:p>141.829650878906</text:p>
          </table:table-cell>
        </table:table-row>
        <table:table-row table:style-name="ro1">
          <table:table-cell office:value-type="string" calcext:value-type="string">
            <text:p>43.24435043334961</text:p>
          </table:table-cell>
          <table:table-cell table:formula="of:=[.A188]*1" office:value-type="float" office:value="43.2443504333496" calcext:value-type="float">
            <text:p>43.2443504333496</text:p>
          </table:table-cell>
          <table:table-cell office:value-type="float" office:value="98.1980056762695" calcext:value-type="float">
            <text:p>98.1980056762695</text:p>
          </table:table-cell>
          <table:table-cell office:value-type="float" office:value="95.9617309570313" calcext:value-type="float">
            <text:p>95.9617309570313</text:p>
          </table:table-cell>
        </table:table-row>
        <table:table-row table:style-name="ro1">
          <table:table-cell office:value-type="string" calcext:value-type="string">
            <text:p>56.257205963134766</text:p>
          </table:table-cell>
          <table:table-cell table:formula="of:=[.A189]*1" office:value-type="float" office:value="56.2572059631348" calcext:value-type="float">
            <text:p>56.2572059631348</text:p>
          </table:table-cell>
          <table:table-cell office:value-type="float" office:value="88.4674911499024" calcext:value-type="float">
            <text:p>88.4674911499024</text:p>
          </table:table-cell>
          <table:table-cell office:value-type="float" office:value="104.597663879395" calcext:value-type="float">
            <text:p>104.597663879395</text:p>
          </table:table-cell>
        </table:table-row>
        <table:table-row table:style-name="ro1">
          <table:table-cell office:value-type="string" calcext:value-type="string">
            <text:p>48.06331253051758</text:p>
          </table:table-cell>
          <table:table-cell table:formula="of:=[.A190]*1" office:value-type="float" office:value="48.0633125305176" calcext:value-type="float">
            <text:p>48.0633125305176</text:p>
          </table:table-cell>
          <table:table-cell office:value-type="float" office:value="58.0197982788086" calcext:value-type="float">
            <text:p>58.0197982788086</text:p>
          </table:table-cell>
          <table:table-cell office:value-type="float" office:value="105.301719665527" calcext:value-type="float">
            <text:p>105.301719665527</text:p>
          </table:table-cell>
        </table:table-row>
        <table:table-row table:style-name="ro1">
          <table:table-cell office:value-type="string" calcext:value-type="string">
            <text:p>63.41460418701172</text:p>
          </table:table-cell>
          <table:table-cell table:formula="of:=[.A191]*1" office:value-type="float" office:value="63.4146041870117" calcext:value-type="float">
            <text:p>63.4146041870117</text:p>
          </table:table-cell>
          <table:table-cell office:value-type="float" office:value="63.7989463806152" calcext:value-type="float">
            <text:p>63.7989463806152</text:p>
          </table:table-cell>
          <table:table-cell office:value-type="float" office:value="126.65641784668" calcext:value-type="float">
            <text:p>126.65641784668</text:p>
          </table:table-cell>
        </table:table-row>
        <table:table-row table:style-name="ro1">
          <table:table-cell office:value-type="string" calcext:value-type="string">
            <text:p>40.80949401855469</text:p>
          </table:table-cell>
          <table:table-cell table:formula="of:=[.A192]*1" office:value-type="float" office:value="40.8094940185547" calcext:value-type="float">
            <text:p>40.8094940185547</text:p>
          </table:table-cell>
          <table:table-cell office:value-type="float" office:value="88.1158752441406" calcext:value-type="float">
            <text:p>88.1158752441406</text:p>
          </table:table-cell>
          <table:table-cell office:value-type="float" office:value="128.369705200195" calcext:value-type="float">
            <text:p>128.369705200195</text:p>
          </table:table-cell>
        </table:table-row>
        <table:table-row table:style-name="ro1">
          <table:table-cell office:value-type="string" calcext:value-type="string">
            <text:p>49.54648971557617</text:p>
          </table:table-cell>
          <table:table-cell table:formula="of:=[.A193]*1" office:value-type="float" office:value="49.5464897155762" calcext:value-type="float">
            <text:p>49.5464897155762</text:p>
          </table:table-cell>
          <table:table-cell office:value-type="float" office:value="86.5458297729492" calcext:value-type="float">
            <text:p>86.5458297729492</text:p>
          </table:table-cell>
          <table:table-cell office:value-type="float" office:value="109.586311340332" calcext:value-type="float">
            <text:p>109.586311340332</text:p>
          </table:table-cell>
        </table:table-row>
        <table:table-row table:style-name="ro1">
          <table:table-cell office:value-type="string" calcext:value-type="string">
            <text:p>60.398799896240234</text:p>
          </table:table-cell>
          <table:table-cell table:formula="of:=[.A194]*1" office:value-type="float" office:value="60.3987998962402" calcext:value-type="float">
            <text:p>60.3987998962402</text:p>
          </table:table-cell>
          <table:table-cell office:value-type="float" office:value="83.8106079101562" calcext:value-type="float">
            <text:p>83.8106079101562</text:p>
          </table:table-cell>
          <table:table-cell office:value-type="float" office:value="97.0344543457031" calcext:value-type="float">
            <text:p>97.0344543457031</text:p>
          </table:table-cell>
        </table:table-row>
        <table:table-row table:style-name="ro1">
          <table:table-cell office:value-type="string" calcext:value-type="string">
            <text:p>56.076107025146484</text:p>
          </table:table-cell>
          <table:table-cell table:formula="of:=[.A195]*1" office:value-type="float" office:value="56.0761070251465" calcext:value-type="float">
            <text:p>56.0761070251465</text:p>
          </table:table-cell>
          <table:table-cell office:value-type="float" office:value="76.4078750610352" calcext:value-type="float">
            <text:p>76.4078750610352</text:p>
          </table:table-cell>
          <table:table-cell office:value-type="float" office:value="113.339210510254" calcext:value-type="float">
            <text:p>113.339210510254</text:p>
          </table:table-cell>
        </table:table-row>
        <table:table-row table:style-name="ro1">
          <table:table-cell office:value-type="string" calcext:value-type="string">
            <text:p>57.074039459228516</text:p>
          </table:table-cell>
          <table:table-cell table:formula="of:=[.A196]*1" office:value-type="float" office:value="57.0740394592285" calcext:value-type="float">
            <text:p>57.0740394592285</text:p>
          </table:table-cell>
          <table:table-cell office:value-type="float" office:value="55.377872467041" calcext:value-type="float">
            <text:p>55.377872467041</text:p>
          </table:table-cell>
          <table:table-cell office:value-type="float" office:value="123.261169433594" calcext:value-type="float">
            <text:p>123.261169433594</text:p>
          </table:table-cell>
        </table:table-row>
        <table:table-row table:style-name="ro1">
          <table:table-cell office:value-type="string" calcext:value-type="string">
            <text:p>35.026641845703125</text:p>
          </table:table-cell>
          <table:table-cell table:formula="of:=[.A197]*1" office:value-type="float" office:value="35.0266418457031" calcext:value-type="float">
            <text:p>35.0266418457031</text:p>
          </table:table-cell>
          <table:table-cell office:value-type="float" office:value="50.8184585571289" calcext:value-type="float">
            <text:p>50.8184585571289</text:p>
          </table:table-cell>
          <table:table-cell office:value-type="float" office:value="97.3698425292969" calcext:value-type="float">
            <text:p>97.3698425292969</text:p>
          </table:table-cell>
        </table:table-row>
        <table:table-row table:style-name="ro1">
          <table:table-cell office:value-type="string" calcext:value-type="string">
            <text:p>51.09711456298828</text:p>
          </table:table-cell>
          <table:table-cell table:formula="of:=[.A198]*1" office:value-type="float" office:value="51.0971145629883" calcext:value-type="float">
            <text:p>51.0971145629883</text:p>
          </table:table-cell>
          <table:table-cell office:value-type="float" office:value="79.2037811279297" calcext:value-type="float">
            <text:p>79.2037811279297</text:p>
          </table:table-cell>
          <table:table-cell office:value-type="float" office:value="89.629768371582" calcext:value-type="float">
            <text:p>89.629768371582</text:p>
          </table:table-cell>
        </table:table-row>
        <table:table-row table:style-name="ro1">
          <table:table-cell office:value-type="string" calcext:value-type="string">
            <text:p>40.368587493896484</text:p>
          </table:table-cell>
          <table:table-cell table:formula="of:=[.A199]*1" office:value-type="float" office:value="40.3685874938965" calcext:value-type="float">
            <text:p>40.3685874938965</text:p>
          </table:table-cell>
          <table:table-cell office:value-type="float" office:value="65.0641174316406" calcext:value-type="float">
            <text:p>65.0641174316406</text:p>
          </table:table-cell>
          <table:table-cell office:value-type="float" office:value="102.514389038086" calcext:value-type="float">
            <text:p>102.514389038086</text:p>
          </table:table-cell>
        </table:table-row>
        <table:table-row table:style-name="ro1">
          <table:table-cell office:value-type="string" calcext:value-type="string">
            <text:p>53.5914306640625</text:p>
          </table:table-cell>
          <table:table-cell table:formula="of:=[.A200]*1" office:value-type="float" office:value="53.5914306640625" calcext:value-type="float">
            <text:p>53.5914306640625</text:p>
          </table:table-cell>
          <table:table-cell office:value-type="float" office:value="56.2647514343262" calcext:value-type="float">
            <text:p>56.2647514343262</text:p>
          </table:table-cell>
          <table:table-cell office:value-type="float" office:value="101.419692993164" calcext:value-type="float">
            <text:p>101.419692993164</text:p>
          </table:table-cell>
        </table:table-row>
        <table:table-row table:style-name="ro1">
          <table:table-cell office:value-type="string" calcext:value-type="string">
            <text:p>39.12508773803711</text:p>
          </table:table-cell>
          <table:table-cell table:formula="of:=[.A201]*1" office:value-type="float" office:value="39.1250877380371" calcext:value-type="float">
            <text:p>39.1250877380371</text:p>
          </table:table-cell>
          <table:table-cell office:value-type="float" office:value="53.1619606018066" calcext:value-type="float">
            <text:p>53.1619606018066</text:p>
          </table:table-cell>
          <table:table-cell office:value-type="float" office:value="100.699333190918" calcext:value-type="float">
            <text:p>100.699333190918</text:p>
          </table:table-cell>
        </table:table-row>
        <table:table-row table:style-name="ro1">
          <table:table-cell office:value-type="string" calcext:value-type="string">
            <text:p>54.953556060791016</text:p>
          </table:table-cell>
          <table:table-cell table:formula="of:=[.A202]*1" office:value-type="float" office:value="54.953556060791" calcext:value-type="float">
            <text:p>54.953556060791</text:p>
          </table:table-cell>
          <table:table-cell office:value-type="float" office:value="77.6321182250977" calcext:value-type="float">
            <text:p>77.6321182250977</text:p>
          </table:table-cell>
          <table:table-cell office:value-type="float" office:value="124.912330627441" calcext:value-type="float">
            <text:p>124.912330627441</text:p>
          </table:table-cell>
        </table:table-row>
        <table:table-row table:style-name="ro1">
          <table:table-cell office:value-type="string" calcext:value-type="string">
            <text:p>43.636600494384766</text:p>
          </table:table-cell>
          <table:table-cell table:formula="of:=[.A203]*1" office:value-type="float" office:value="43.6366004943848" calcext:value-type="float">
            <text:p>43.6366004943848</text:p>
          </table:table-cell>
          <table:table-cell office:value-type="float" office:value="73.2168579101563" calcext:value-type="float">
            <text:p>73.2168579101563</text:p>
          </table:table-cell>
          <table:table-cell office:value-type="float" office:value="108.679695129395" calcext:value-type="float">
            <text:p>108.679695129395</text:p>
          </table:table-cell>
        </table:table-row>
        <table:table-row table:style-name="ro1">
          <table:table-cell office:value-type="string" calcext:value-type="string">
            <text:p>73.26531982421875</text:p>
          </table:table-cell>
          <table:table-cell table:formula="of:=[.A204]*1" office:value-type="float" office:value="73.2653198242187" calcext:value-type="float">
            <text:p>73.2653198242187</text:p>
          </table:table-cell>
          <table:table-cell office:value-type="float" office:value="90.5652084350586" calcext:value-type="float">
            <text:p>90.5652084350586</text:p>
          </table:table-cell>
          <table:table-cell office:value-type="float" office:value="123.022590637207" calcext:value-type="float">
            <text:p>123.022590637207</text:p>
          </table:table-cell>
        </table:table-row>
        <table:table-row table:style-name="ro1">
          <table:table-cell office:value-type="string" calcext:value-type="string">
            <text:p>46.710044860839844</text:p>
          </table:table-cell>
          <table:table-cell table:formula="of:=[.A205]*1" office:value-type="float" office:value="46.7100448608398" calcext:value-type="float">
            <text:p>46.7100448608398</text:p>
          </table:table-cell>
          <table:table-cell office:value-type="float" office:value="56.108585357666" calcext:value-type="float">
            <text:p>56.108585357666</text:p>
          </table:table-cell>
          <table:table-cell office:value-type="float" office:value="78.4918594360352" calcext:value-type="float">
            <text:p>78.4918594360352</text:p>
          </table:table-cell>
        </table:table-row>
        <table:table-row table:style-name="ro1">
          <table:table-cell office:value-type="string" calcext:value-type="string">
            <text:p>46.771602630615234</text:p>
          </table:table-cell>
          <table:table-cell table:formula="of:=[.A206]*1" office:value-type="float" office:value="46.7716026306152" calcext:value-type="float">
            <text:p>46.7716026306152</text:p>
          </table:table-cell>
          <table:table-cell office:value-type="float" office:value="63.7580375671387" calcext:value-type="float">
            <text:p>63.7580375671387</text:p>
          </table:table-cell>
          <table:table-cell office:value-type="float" office:value="102.583892822266" calcext:value-type="float">
            <text:p>102.583892822266</text:p>
          </table:table-cell>
        </table:table-row>
        <table:table-row table:style-name="ro1">
          <table:table-cell office:value-type="string" calcext:value-type="string">
            <text:p>59.91265869140625</text:p>
          </table:table-cell>
          <table:table-cell table:formula="of:=[.A207]*1" office:value-type="float" office:value="59.9126586914062" calcext:value-type="float">
            <text:p>59.9126586914062</text:p>
          </table:table-cell>
          <table:table-cell office:value-type="float" office:value="82.5927124023437" calcext:value-type="float">
            <text:p>82.5927124023437</text:p>
          </table:table-cell>
          <table:table-cell office:value-type="float" office:value="99.2747650146484" calcext:value-type="float">
            <text:p>99.2747650146484</text:p>
          </table:table-cell>
        </table:table-row>
        <table:table-row table:style-name="ro1">
          <table:table-cell office:value-type="string" calcext:value-type="string">
            <text:p>50.32238006591797</text:p>
          </table:table-cell>
          <table:table-cell table:formula="of:=[.A208]*1" office:value-type="float" office:value="50.322380065918" calcext:value-type="float">
            <text:p>50.322380065918</text:p>
          </table:table-cell>
          <table:table-cell office:value-type="float" office:value="49.3075752258301" calcext:value-type="float">
            <text:p>49.3075752258301</text:p>
          </table:table-cell>
          <table:table-cell office:value-type="float" office:value="131.788711547852" calcext:value-type="float">
            <text:p>131.788711547852</text:p>
          </table:table-cell>
        </table:table-row>
        <table:table-row table:style-name="ro1">
          <table:table-cell office:value-type="string" calcext:value-type="string">
            <text:p>33.76520538330078</text:p>
          </table:table-cell>
          <table:table-cell table:formula="of:=[.A209]*1" office:value-type="float" office:value="33.7652053833008" calcext:value-type="float">
            <text:p>33.7652053833008</text:p>
          </table:table-cell>
          <table:table-cell office:value-type="float" office:value="41.5965728759766" calcext:value-type="float">
            <text:p>41.5965728759766</text:p>
          </table:table-cell>
          <table:table-cell office:value-type="float" office:value="102.849800109863" calcext:value-type="float">
            <text:p>102.849800109863</text:p>
          </table:table-cell>
        </table:table-row>
        <table:table-row table:style-name="ro1">
          <table:table-cell office:value-type="string" calcext:value-type="string">
            <text:p>47.53432083129883</text:p>
          </table:table-cell>
          <table:table-cell table:formula="of:=[.A210]*1" office:value-type="float" office:value="47.5343208312988" calcext:value-type="float">
            <text:p>47.5343208312988</text:p>
          </table:table-cell>
          <table:table-cell office:value-type="float" office:value="61.4286842346191" calcext:value-type="float">
            <text:p>61.4286842346191</text:p>
          </table:table-cell>
          <table:table-cell office:value-type="float" office:value="111.239944458008" calcext:value-type="float">
            <text:p>111.239944458008</text:p>
          </table:table-cell>
        </table:table-row>
        <table:table-row table:style-name="ro1">
          <table:table-cell office:value-type="string" calcext:value-type="string">
            <text:p>40.19038772583008</text:p>
          </table:table-cell>
          <table:table-cell table:formula="of:=[.A211]*1" office:value-type="float" office:value="40.1903877258301" calcext:value-type="float">
            <text:p>40.1903877258301</text:p>
          </table:table-cell>
          <table:table-cell office:value-type="float" office:value="64.0076370239258" calcext:value-type="float">
            <text:p>64.0076370239258</text:p>
          </table:table-cell>
          <table:table-cell office:value-type="float" office:value="129.838027954102" calcext:value-type="float">
            <text:p>129.838027954102</text:p>
          </table:table-cell>
        </table:table-row>
        <table:table-row table:style-name="ro1">
          <table:table-cell office:value-type="string" calcext:value-type="string">
            <text:p>52.90987014770508</text:p>
          </table:table-cell>
          <table:table-cell table:formula="of:=[.A212]*1" office:value-type="float" office:value="52.9098701477051" calcext:value-type="float">
            <text:p>52.9098701477051</text:p>
          </table:table-cell>
          <table:table-cell office:value-type="float" office:value="58.1704216003418" calcext:value-type="float">
            <text:p>58.1704216003418</text:p>
          </table:table-cell>
          <table:table-cell office:value-type="float" office:value="106.519950866699" calcext:value-type="float">
            <text:p>106.519950866699</text:p>
          </table:table-cell>
        </table:table-row>
        <table:table-row table:style-name="ro1">
          <table:table-cell office:value-type="string" calcext:value-type="string">
            <text:p>62.93618392944336</text:p>
          </table:table-cell>
          <table:table-cell table:formula="of:=[.A213]*1" office:value-type="float" office:value="62.9361839294434" calcext:value-type="float">
            <text:p>62.9361839294434</text:p>
          </table:table-cell>
          <table:table-cell office:value-type="float" office:value="45.3074340820313" calcext:value-type="float">
            <text:p>45.3074340820313</text:p>
          </table:table-cell>
          <table:table-cell office:value-type="float" office:value="102.959060668945" calcext:value-type="float">
            <text:p>102.959060668945</text:p>
          </table:table-cell>
        </table:table-row>
        <table:table-row table:style-name="ro1">
          <table:table-cell office:value-type="string" calcext:value-type="string">
            <text:p>51.137298583984375</text:p>
          </table:table-cell>
          <table:table-cell table:formula="of:=[.A214]*1" office:value-type="float" office:value="51.1372985839844" calcext:value-type="float">
            <text:p>51.1372985839844</text:p>
          </table:table-cell>
          <table:table-cell office:value-type="float" office:value="73.830696105957" calcext:value-type="float">
            <text:p>73.830696105957</text:p>
          </table:table-cell>
          <table:table-cell office:value-type="float" office:value="93.4080810546875" calcext:value-type="float">
            <text:p>93.4080810546875</text:p>
          </table:table-cell>
        </table:table-row>
        <table:table-row table:style-name="ro1">
          <table:table-cell office:value-type="string" calcext:value-type="string">
            <text:p>39.8628044128418</text:p>
          </table:table-cell>
          <table:table-cell table:formula="of:=[.A215]*1" office:value-type="float" office:value="39.8628044128418" calcext:value-type="float">
            <text:p>39.8628044128418</text:p>
          </table:table-cell>
          <table:table-cell office:value-type="float" office:value="44.4606323242188" calcext:value-type="float">
            <text:p>44.4606323242188</text:p>
          </table:table-cell>
          <table:table-cell office:value-type="float" office:value="90.0151596069336" calcext:value-type="float">
            <text:p>90.0151596069336</text:p>
          </table:table-cell>
        </table:table-row>
        <table:table-row table:style-name="ro1">
          <table:table-cell office:value-type="string" calcext:value-type="string">
            <text:p>52.68553924560547</text:p>
          </table:table-cell>
          <table:table-cell table:formula="of:=[.A216]*1" office:value-type="float" office:value="52.6855392456055" calcext:value-type="float">
            <text:p>52.6855392456055</text:p>
          </table:table-cell>
          <table:table-cell office:value-type="float" office:value="82.3501281738281" calcext:value-type="float">
            <text:p>82.3501281738281</text:p>
          </table:table-cell>
          <table:table-cell office:value-type="float" office:value="97.1198348999024" calcext:value-type="float">
            <text:p>97.1198348999024</text:p>
          </table:table-cell>
        </table:table-row>
        <table:table-row table:style-name="ro1">
          <table:table-cell office:value-type="string" calcext:value-type="string">
            <text:p>50.68614196777344</text:p>
          </table:table-cell>
          <table:table-cell table:formula="of:=[.A217]*1" office:value-type="float" office:value="50.6861419677734" calcext:value-type="float">
            <text:p>50.6861419677734</text:p>
          </table:table-cell>
          <table:table-cell office:value-type="float" office:value="56.2159843444824" calcext:value-type="float">
            <text:p>56.2159843444824</text:p>
          </table:table-cell>
          <table:table-cell office:value-type="float" office:value="99.3746643066406" calcext:value-type="float">
            <text:p>99.3746643066406</text:p>
          </table:table-cell>
        </table:table-row>
        <table:table-row table:style-name="ro1">
          <table:table-cell office:value-type="string" calcext:value-type="string">
            <text:p>48.49358367919922</text:p>
          </table:table-cell>
          <table:table-cell table:formula="of:=[.A218]*1" office:value-type="float" office:value="48.4935836791992" calcext:value-type="float">
            <text:p>48.4935836791992</text:p>
          </table:table-cell>
          <table:table-cell office:value-type="float" office:value="58.4755668640137" calcext:value-type="float">
            <text:p>58.4755668640137</text:p>
          </table:table-cell>
          <table:table-cell office:value-type="float" office:value="102.76798248291" calcext:value-type="float">
            <text:p>102.76798248291</text:p>
          </table:table-cell>
        </table:table-row>
        <table:table-row table:style-name="ro1">
          <table:table-cell office:value-type="string" calcext:value-type="string">
            <text:p>48.501060485839844</text:p>
          </table:table-cell>
          <table:table-cell table:formula="of:=[.A219]*1" office:value-type="float" office:value="48.5010604858398" calcext:value-type="float">
            <text:p>48.5010604858398</text:p>
          </table:table-cell>
          <table:table-cell office:value-type="float" office:value="92.8057556152344" calcext:value-type="float">
            <text:p>92.8057556152344</text:p>
          </table:table-cell>
          <table:table-cell office:value-type="float" office:value="88.5140762329102" calcext:value-type="float">
            <text:p>88.5140762329102</text:p>
          </table:table-cell>
        </table:table-row>
        <table:table-row table:style-name="ro1">
          <table:table-cell office:value-type="string" calcext:value-type="string">
            <text:p>46.05855178833008</text:p>
          </table:table-cell>
          <table:table-cell table:formula="of:=[.A220]*1" office:value-type="float" office:value="46.0585517883301" calcext:value-type="float">
            <text:p>46.0585517883301</text:p>
          </table:table-cell>
          <table:table-cell office:value-type="float" office:value="69.1865539550781" calcext:value-type="float">
            <text:p>69.1865539550781</text:p>
          </table:table-cell>
          <table:table-cell office:value-type="float" office:value="107.74585723877" calcext:value-type="float">
            <text:p>107.74585723877</text:p>
          </table:table-cell>
        </table:table-row>
        <table:table-row table:style-name="ro1">
          <table:table-cell office:value-type="string" calcext:value-type="string">
            <text:p>55.012882232666016</text:p>
          </table:table-cell>
          <table:table-cell table:formula="of:=[.A221]*1" office:value-type="float" office:value="55.012882232666" calcext:value-type="float">
            <text:p>55.012882232666</text:p>
          </table:table-cell>
          <table:table-cell office:value-type="float" office:value="58.3816642761231" calcext:value-type="float">
            <text:p>58.3816642761231</text:p>
          </table:table-cell>
          <table:table-cell office:value-type="float" office:value="93.5995101928711" calcext:value-type="float">
            <text:p>93.5995101928711</text:p>
          </table:table-cell>
        </table:table-row>
        <table:table-row table:style-name="ro1">
          <table:table-cell office:value-type="string" calcext:value-type="string">
            <text:p>58.495182037353516</text:p>
          </table:table-cell>
          <table:table-cell table:formula="of:=[.A222]*1" office:value-type="float" office:value="58.4951820373535" calcext:value-type="float">
            <text:p>58.4951820373535</text:p>
          </table:table-cell>
          <table:table-cell office:value-type="float" office:value="74.2825012207031" calcext:value-type="float">
            <text:p>74.2825012207031</text:p>
          </table:table-cell>
          <table:table-cell office:value-type="float" office:value="99.4828948974609" calcext:value-type="float">
            <text:p>99.4828948974609</text:p>
          </table:table-cell>
        </table:table-row>
        <table:table-row table:style-name="ro1">
          <table:table-cell office:value-type="string" calcext:value-type="string">
            <text:p>37.15735626220703</text:p>
          </table:table-cell>
          <table:table-cell table:formula="of:=[.A223]*1" office:value-type="float" office:value="37.157356262207" calcext:value-type="float">
            <text:p>37.157356262207</text:p>
          </table:table-cell>
          <table:table-cell office:value-type="float" office:value="58.1198997497559" calcext:value-type="float">
            <text:p>58.1198997497559</text:p>
          </table:table-cell>
          <table:table-cell office:value-type="float" office:value="89.323974609375" calcext:value-type="float">
            <text:p>89.323974609375</text:p>
          </table:table-cell>
        </table:table-row>
        <table:table-row table:style-name="ro1">
          <table:table-cell office:value-type="string" calcext:value-type="string">
            <text:p>37.83048629760742</text:p>
          </table:table-cell>
          <table:table-cell table:formula="of:=[.A224]*1" office:value-type="float" office:value="37.8304862976074" calcext:value-type="float">
            <text:p>37.8304862976074</text:p>
          </table:table-cell>
          <table:table-cell office:value-type="float" office:value="83.1341400146484" calcext:value-type="float">
            <text:p>83.1341400146484</text:p>
          </table:table-cell>
          <table:table-cell office:value-type="float" office:value="102.751922607422" calcext:value-type="float">
            <text:p>102.751922607422</text:p>
          </table:table-cell>
        </table:table-row>
        <table:table-row table:style-name="ro1">
          <table:table-cell office:value-type="string" calcext:value-type="string">
            <text:p>44.923641204833984</text:p>
          </table:table-cell>
          <table:table-cell table:formula="of:=[.A225]*1" office:value-type="float" office:value="44.923641204834" calcext:value-type="float">
            <text:p>44.923641204834</text:p>
          </table:table-cell>
          <table:table-cell office:value-type="float" office:value="62.3605766296387" calcext:value-type="float">
            <text:p>62.3605766296387</text:p>
          </table:table-cell>
          <table:table-cell office:value-type="float" office:value="90.7505035400391" calcext:value-type="float">
            <text:p>90.7505035400391</text:p>
          </table:table-cell>
        </table:table-row>
        <table:table-row table:style-name="ro1">
          <table:table-cell office:value-type="string" calcext:value-type="string">
            <text:p>49.676673889160156</text:p>
          </table:table-cell>
          <table:table-cell table:formula="of:=[.A226]*1" office:value-type="float" office:value="49.6766738891602" calcext:value-type="float">
            <text:p>49.6766738891602</text:p>
          </table:table-cell>
          <table:table-cell office:value-type="float" office:value="61.7274932861328" calcext:value-type="float">
            <text:p>61.7274932861328</text:p>
          </table:table-cell>
          <table:table-cell office:value-type="float" office:value="96.9693832397461" calcext:value-type="float">
            <text:p>96.9693832397461</text:p>
          </table:table-cell>
        </table:table-row>
        <table:table-row table:style-name="ro1">
          <table:table-cell office:value-type="string" calcext:value-type="string">
            <text:p>40.07485580444336</text:p>
          </table:table-cell>
          <table:table-cell table:formula="of:=[.A227]*1" office:value-type="float" office:value="40.0748558044434" calcext:value-type="float">
            <text:p>40.0748558044434</text:p>
          </table:table-cell>
          <table:table-cell office:value-type="float" office:value="57.6049041748047" calcext:value-type="float">
            <text:p>57.6049041748047</text:p>
          </table:table-cell>
          <table:table-cell office:value-type="float" office:value="100.75772857666" calcext:value-type="float">
            <text:p>100.75772857666</text:p>
          </table:table-cell>
        </table:table-row>
        <table:table-row table:style-name="ro1">
          <table:table-cell office:value-type="string" calcext:value-type="string">
            <text:p>57.102134704589844</text:p>
          </table:table-cell>
          <table:table-cell table:formula="of:=[.A228]*1" office:value-type="float" office:value="57.1021347045898" calcext:value-type="float">
            <text:p>57.1021347045898</text:p>
          </table:table-cell>
          <table:table-cell office:value-type="float" office:value="58.7863388061524" calcext:value-type="float">
            <text:p>58.7863388061524</text:p>
          </table:table-cell>
          <table:table-cell office:value-type="float" office:value="111.498039245605" calcext:value-type="float">
            <text:p>111.498039245605</text:p>
          </table:table-cell>
        </table:table-row>
        <table:table-row table:style-name="ro1">
          <table:table-cell office:value-type="string" calcext:value-type="string">
            <text:p>61.93486785888672</text:p>
          </table:table-cell>
          <table:table-cell table:formula="of:=[.A229]*1" office:value-type="float" office:value="61.9348678588867" calcext:value-type="float">
            <text:p>61.9348678588867</text:p>
          </table:table-cell>
          <table:table-cell office:value-type="float" office:value="61.8153457641602" calcext:value-type="float">
            <text:p>61.8153457641602</text:p>
          </table:table-cell>
          <table:table-cell office:value-type="float" office:value="90.8864822387695" calcext:value-type="float">
            <text:p>90.8864822387695</text:p>
          </table:table-cell>
        </table:table-row>
        <table:table-row table:style-name="ro1">
          <table:table-cell office:value-type="string" calcext:value-type="string">
            <text:p>60.45814895629883</text:p>
          </table:table-cell>
          <table:table-cell table:formula="of:=[.A230]*1" office:value-type="float" office:value="60.4581489562988" calcext:value-type="float">
            <text:p>60.4581489562988</text:p>
          </table:table-cell>
          <table:table-cell office:value-type="float" office:value="53.9331283569336" calcext:value-type="float">
            <text:p>53.9331283569336</text:p>
          </table:table-cell>
          <table:table-cell office:value-type="float" office:value="95.563591003418" calcext:value-type="float">
            <text:p>95.563591003418</text:p>
          </table:table-cell>
        </table:table-row>
        <table:table-row table:style-name="ro1">
          <table:table-cell office:value-type="string" calcext:value-type="string">
            <text:p>34.921695709228516</text:p>
          </table:table-cell>
          <table:table-cell table:formula="of:=[.A231]*1" office:value-type="float" office:value="34.9216957092285" calcext:value-type="float">
            <text:p>34.9216957092285</text:p>
          </table:table-cell>
          <table:table-cell office:value-type="float" office:value="47.7862319946289" calcext:value-type="float">
            <text:p>47.7862319946289</text:p>
          </table:table-cell>
          <table:table-cell office:value-type="float" office:value="111.588386535645" calcext:value-type="float">
            <text:p>111.588386535645</text:p>
          </table:table-cell>
        </table:table-row>
        <table:table-row table:style-name="ro1">
          <table:table-cell office:value-type="string" calcext:value-type="string">
            <text:p>25.235599517822266</text:p>
          </table:table-cell>
          <table:table-cell table:formula="of:=[.A232]*1" office:value-type="float" office:value="25.2355995178223" calcext:value-type="float">
            <text:p>25.2355995178223</text:p>
          </table:table-cell>
          <table:table-cell office:value-type="float" office:value="81.7307205200195" calcext:value-type="float">
            <text:p>81.7307205200195</text:p>
          </table:table-cell>
          <table:table-cell office:value-type="float" office:value="89.4026794433594" calcext:value-type="float">
            <text:p>89.4026794433594</text:p>
          </table:table-cell>
        </table:table-row>
        <table:table-row table:style-name="ro1">
          <table:table-cell office:value-type="string" calcext:value-type="string">
            <text:p>29.911588668823242</text:p>
          </table:table-cell>
          <table:table-cell table:formula="of:=[.A233]*1" office:value-type="float" office:value="29.9115886688232" calcext:value-type="float">
            <text:p>29.9115886688232</text:p>
          </table:table-cell>
          <table:table-cell office:value-type="float" office:value="56.0553245544434" calcext:value-type="float">
            <text:p>56.0553245544434</text:p>
          </table:table-cell>
          <table:table-cell office:value-type="float" office:value="87.7281112670898" calcext:value-type="float">
            <text:p>87.7281112670898</text:p>
          </table:table-cell>
        </table:table-row>
        <table:table-row table:style-name="ro1">
          <table:table-cell office:value-type="string" calcext:value-type="string">
            <text:p>51.54169845581055</text:p>
          </table:table-cell>
          <table:table-cell table:formula="of:=[.A234]*1" office:value-type="float" office:value="51.5416984558105" calcext:value-type="float">
            <text:p>51.5416984558105</text:p>
          </table:table-cell>
          <table:table-cell office:value-type="float" office:value="64.6472473144531" calcext:value-type="float">
            <text:p>64.6472473144531</text:p>
          </table:table-cell>
          <table:table-cell office:value-type="float" office:value="96.6726760864258" calcext:value-type="float">
            <text:p>96.6726760864258</text:p>
          </table:table-cell>
        </table:table-row>
        <table:table-row table:style-name="ro1">
          <table:table-cell office:value-type="string" calcext:value-type="string">
            <text:p>41.736385345458984</text:p>
          </table:table-cell>
          <table:table-cell table:formula="of:=[.A235]*1" office:value-type="float" office:value="41.736385345459" calcext:value-type="float">
            <text:p>41.736385345459</text:p>
          </table:table-cell>
          <table:table-cell office:value-type="float" office:value="60.6330490112305" calcext:value-type="float">
            <text:p>60.6330490112305</text:p>
          </table:table-cell>
          <table:table-cell office:value-type="float" office:value="87.1869735717774" calcext:value-type="float">
            <text:p>87.1869735717774</text:p>
          </table:table-cell>
        </table:table-row>
        <table:table-row table:style-name="ro1">
          <table:table-cell office:value-type="string" calcext:value-type="string">
            <text:p>54.46418762207031</text:p>
          </table:table-cell>
          <table:table-cell table:formula="of:=[.A236]*1" office:value-type="float" office:value="54.4641876220703" calcext:value-type="float">
            <text:p>54.4641876220703</text:p>
          </table:table-cell>
          <table:table-cell office:value-type="float" office:value="50.9797248840332" calcext:value-type="float">
            <text:p>50.9797248840332</text:p>
          </table:table-cell>
          <table:table-cell office:value-type="float" office:value="95.2866363525391" calcext:value-type="float">
            <text:p>95.2866363525391</text:p>
          </table:table-cell>
        </table:table-row>
        <table:table-row table:style-name="ro1">
          <table:table-cell office:value-type="string" calcext:value-type="string">
            <text:p>19.77644157409668</text:p>
          </table:table-cell>
          <table:table-cell table:formula="of:=[.A237]*1" office:value-type="float" office:value="19.7764415740967" calcext:value-type="float">
            <text:p>19.7764415740967</text:p>
          </table:table-cell>
          <table:table-cell office:value-type="float" office:value="56.5197334289551" calcext:value-type="float">
            <text:p>56.5197334289551</text:p>
          </table:table-cell>
          <table:table-cell office:value-type="float" office:value="120.210311889648" calcext:value-type="float">
            <text:p>120.210311889648</text:p>
          </table:table-cell>
        </table:table-row>
        <table:table-row table:style-name="ro1">
          <table:table-cell office:value-type="string" calcext:value-type="string">
            <text:p>38.911014556884766</text:p>
          </table:table-cell>
          <table:table-cell table:formula="of:=[.A238]*1" office:value-type="float" office:value="38.9110145568848" calcext:value-type="float">
            <text:p>38.9110145568848</text:p>
          </table:table-cell>
          <table:table-cell office:value-type="float" office:value="59.990306854248" calcext:value-type="float">
            <text:p>59.990306854248</text:p>
          </table:table-cell>
          <table:table-cell office:value-type="float" office:value="107.3798828125" calcext:value-type="float">
            <text:p>107.3798828125</text:p>
          </table:table-cell>
        </table:table-row>
        <table:table-row table:style-name="ro1">
          <table:table-cell office:value-type="string" calcext:value-type="string">
            <text:p>27.034225463867188</text:p>
          </table:table-cell>
          <table:table-cell table:formula="of:=[.A239]*1" office:value-type="float" office:value="27.0342254638672" calcext:value-type="float">
            <text:p>27.0342254638672</text:p>
          </table:table-cell>
          <table:table-cell office:value-type="float" office:value="50.1619300842285" calcext:value-type="float">
            <text:p>50.1619300842285</text:p>
          </table:table-cell>
          <table:table-cell office:value-type="float" office:value="115.375282287598" calcext:value-type="float">
            <text:p>115.375282287598</text:p>
          </table:table-cell>
        </table:table-row>
        <table:table-row table:style-name="ro1">
          <table:table-cell office:value-type="string" calcext:value-type="string">
            <text:p>40.6141357421875</text:p>
          </table:table-cell>
          <table:table-cell table:formula="of:=[.A240]*1" office:value-type="float" office:value="40.6141357421875" calcext:value-type="float">
            <text:p>40.6141357421875</text:p>
          </table:table-cell>
          <table:table-cell office:value-type="float" office:value="70.5812911987305" calcext:value-type="float">
            <text:p>70.5812911987305</text:p>
          </table:table-cell>
          <table:table-cell office:value-type="float" office:value="92.7223358154297" calcext:value-type="float">
            <text:p>92.7223358154297</text:p>
          </table:table-cell>
        </table:table-row>
        <table:table-row table:style-name="ro1">
          <table:table-cell office:value-type="string" calcext:value-type="string">
            <text:p>44.839019775390625</text:p>
          </table:table-cell>
          <table:table-cell table:formula="of:=[.A241]*1" office:value-type="float" office:value="44.8390197753906" calcext:value-type="float">
            <text:p>44.8390197753906</text:p>
          </table:table-cell>
          <table:table-cell office:value-type="float" office:value="66.5433044433594" calcext:value-type="float">
            <text:p>66.5433044433594</text:p>
          </table:table-cell>
          <table:table-cell office:value-type="float" office:value="96.4254455566406" calcext:value-type="float">
            <text:p>96.4254455566406</text:p>
          </table:table-cell>
        </table:table-row>
        <table:table-row table:style-name="ro1">
          <table:table-cell office:value-type="string" calcext:value-type="string">
            <text:p>45.855411529541016</text:p>
          </table:table-cell>
          <table:table-cell table:formula="of:=[.A242]*1" office:value-type="float" office:value="45.855411529541" calcext:value-type="float">
            <text:p>45.855411529541</text:p>
          </table:table-cell>
          <table:table-cell office:value-type="float" office:value="70.6546096801758" calcext:value-type="float">
            <text:p>70.6546096801758</text:p>
          </table:table-cell>
          <table:table-cell office:value-type="float" office:value="120.184059143066" calcext:value-type="float">
            <text:p>120.184059143066</text:p>
          </table:table-cell>
        </table:table-row>
        <table:table-row table:style-name="ro1">
          <table:table-cell office:value-type="string" calcext:value-type="string">
            <text:p>29.5250301361084</text:p>
          </table:table-cell>
          <table:table-cell table:formula="of:=[.A243]*1" office:value-type="float" office:value="29.5250301361084" calcext:value-type="float">
            <text:p>29.5250301361084</text:p>
          </table:table-cell>
          <table:table-cell office:value-type="float" office:value="58.6916313171387" calcext:value-type="float">
            <text:p>58.6916313171387</text:p>
          </table:table-cell>
          <table:table-cell office:value-type="float" office:value="112.449653625488" calcext:value-type="float">
            <text:p>112.449653625488</text:p>
          </table:table-cell>
        </table:table-row>
        <table:table-row table:style-name="ro1">
          <table:table-cell office:value-type="string" calcext:value-type="string">
            <text:p>39.31060791015625</text:p>
          </table:table-cell>
          <table:table-cell table:formula="of:=[.A244]*1" office:value-type="float" office:value="39.3106079101562" calcext:value-type="float">
            <text:p>39.3106079101562</text:p>
          </table:table-cell>
          <table:table-cell office:value-type="float" office:value="85.2962799072266" calcext:value-type="float">
            <text:p>85.2962799072266</text:p>
          </table:table-cell>
          <table:table-cell office:value-type="float" office:value="91.9640579223633" calcext:value-type="float">
            <text:p>91.9640579223633</text:p>
          </table:table-cell>
        </table:table-row>
        <table:table-row table:style-name="ro1">
          <table:table-cell office:value-type="string" calcext:value-type="string">
            <text:p>53.9130973815918</text:p>
          </table:table-cell>
          <table:table-cell table:formula="of:=[.A245]*1" office:value-type="float" office:value="53.9130973815918" calcext:value-type="float">
            <text:p>53.9130973815918</text:p>
          </table:table-cell>
          <table:table-cell office:value-type="float" office:value="55.6818885803223" calcext:value-type="float">
            <text:p>55.6818885803223</text:p>
          </table:table-cell>
          <table:table-cell office:value-type="float" office:value="91.0002670288086" calcext:value-type="float">
            <text:p>91.0002670288086</text:p>
          </table:table-cell>
        </table:table-row>
        <table:table-row table:style-name="ro1">
          <table:table-cell office:value-type="string" calcext:value-type="string">
            <text:p>44.773685455322266</text:p>
          </table:table-cell>
          <table:table-cell table:formula="of:=[.A246]*1" office:value-type="float" office:value="44.7736854553223" calcext:value-type="float">
            <text:p>44.7736854553223</text:p>
          </table:table-cell>
          <table:table-cell office:value-type="float" office:value="62.5173492431641" calcext:value-type="float">
            <text:p>62.5173492431641</text:p>
          </table:table-cell>
          <table:table-cell office:value-type="float" office:value="114.09268951416" calcext:value-type="float">
            <text:p>114.09268951416</text:p>
          </table:table-cell>
        </table:table-row>
        <table:table-row table:style-name="ro1">
          <table:table-cell office:value-type="string" calcext:value-type="string">
            <text:p>41.13045883178711</text:p>
          </table:table-cell>
          <table:table-cell table:formula="of:=[.A247]*1" office:value-type="float" office:value="41.1304588317871" calcext:value-type="float">
            <text:p>41.1304588317871</text:p>
          </table:table-cell>
          <table:table-cell office:value-type="float" office:value="73.2216567993164" calcext:value-type="float">
            <text:p>73.2216567993164</text:p>
          </table:table-cell>
          <table:table-cell office:value-type="float" office:value="90.0156936645508" calcext:value-type="float">
            <text:p>90.0156936645508</text:p>
          </table:table-cell>
        </table:table-row>
        <table:table-row table:style-name="ro1">
          <table:table-cell office:value-type="string" calcext:value-type="string">
            <text:p>37.36933135986328</text:p>
          </table:table-cell>
          <table:table-cell table:formula="of:=[.A248]*1" office:value-type="float" office:value="37.3693313598633" calcext:value-type="float">
            <text:p>37.3693313598633</text:p>
          </table:table-cell>
          <table:table-cell office:value-type="float" office:value="56.5306015014648" calcext:value-type="float">
            <text:p>56.5306015014648</text:p>
          </table:table-cell>
          <table:table-cell office:value-type="float" office:value="118.006622314453" calcext:value-type="float">
            <text:p>118.006622314453</text:p>
          </table:table-cell>
        </table:table-row>
        <table:table-row table:style-name="ro1">
          <table:table-cell office:value-type="string" calcext:value-type="string">
            <text:p>29.710529327392578</text:p>
          </table:table-cell>
          <table:table-cell table:formula="of:=[.A249]*1" office:value-type="float" office:value="29.7105293273926" calcext:value-type="float">
            <text:p>29.7105293273926</text:p>
          </table:table-cell>
          <table:table-cell office:value-type="float" office:value="59.4701538085937" calcext:value-type="float">
            <text:p>59.4701538085937</text:p>
          </table:table-cell>
          <table:table-cell office:value-type="float" office:value="111.807861328125" calcext:value-type="float">
            <text:p>111.807861328125</text:p>
          </table:table-cell>
        </table:table-row>
        <table:table-row table:style-name="ro1">
          <table:table-cell office:value-type="string" calcext:value-type="string">
            <text:p>32.064735412597656</text:p>
          </table:table-cell>
          <table:table-cell table:formula="of:=[.A250]*1" office:value-type="float" office:value="32.0647354125977" calcext:value-type="float">
            <text:p>32.0647354125977</text:p>
          </table:table-cell>
          <table:table-cell office:value-type="float" office:value="53.054931640625" calcext:value-type="float">
            <text:p>53.054931640625</text:p>
          </table:table-cell>
          <table:table-cell office:value-type="float" office:value="104.137565612793" calcext:value-type="float">
            <text:p>104.137565612793</text:p>
          </table:table-cell>
        </table:table-row>
        <table:table-row table:style-name="ro1">
          <table:table-cell office:value-type="string" calcext:value-type="string">
            <text:p>44.30660629272461</text:p>
          </table:table-cell>
          <table:table-cell table:formula="of:=[.A251]*1" office:value-type="float" office:value="44.3066062927246" calcext:value-type="float">
            <text:p>44.3066062927246</text:p>
          </table:table-cell>
          <table:table-cell office:value-type="float" office:value="59.2492446899414" calcext:value-type="float">
            <text:p>59.2492446899414</text:p>
          </table:table-cell>
          <table:table-cell office:value-type="float" office:value="94.9582214355469" calcext:value-type="float">
            <text:p>94.9582214355469</text:p>
          </table:table-cell>
        </table:table-row>
        <table:table-row table:style-name="ro1">
          <table:table-cell office:value-type="string" calcext:value-type="string">
            <text:p>35.32992935180664</text:p>
          </table:table-cell>
          <table:table-cell table:formula="of:=[.A252]*1" office:value-type="float" office:value="35.3299293518066" calcext:value-type="float">
            <text:p>35.3299293518066</text:p>
          </table:table-cell>
          <table:table-cell office:value-type="float" office:value="55.0566825866699" calcext:value-type="float">
            <text:p>55.0566825866699</text:p>
          </table:table-cell>
          <table:table-cell office:value-type="float" office:value="89.2093963623047" calcext:value-type="float">
            <text:p>89.2093963623047</text:p>
          </table:table-cell>
        </table:table-row>
        <table:table-row table:style-name="ro1">
          <table:table-cell office:value-type="string" calcext:value-type="string">
            <text:p>34.091949462890625</text:p>
          </table:table-cell>
          <table:table-cell table:formula="of:=[.A253]*1" office:value-type="float" office:value="34.0919494628906" calcext:value-type="float">
            <text:p>34.0919494628906</text:p>
          </table:table-cell>
          <table:table-cell office:value-type="float" office:value="58.6558647155762" calcext:value-type="float">
            <text:p>58.6558647155762</text:p>
          </table:table-cell>
          <table:table-cell office:value-type="float" office:value="109.094917297363" calcext:value-type="float">
            <text:p>109.094917297363</text:p>
          </table:table-cell>
        </table:table-row>
        <table:table-row table:style-name="ro1">
          <table:table-cell office:value-type="string" calcext:value-type="string">
            <text:p>23.889266967773438</text:p>
          </table:table-cell>
          <table:table-cell table:formula="of:=[.A254]*1" office:value-type="float" office:value="23.8892669677734" calcext:value-type="float">
            <text:p>23.8892669677734</text:p>
          </table:table-cell>
          <table:table-cell office:value-type="float" office:value="64.2160568237305" calcext:value-type="float">
            <text:p>64.2160568237305</text:p>
          </table:table-cell>
          <table:table-cell office:value-type="float" office:value="99.2907867431641" calcext:value-type="float">
            <text:p>99.2907867431641</text:p>
          </table:table-cell>
        </table:table-row>
        <table:table-row table:style-name="ro1">
          <table:table-cell office:value-type="string" calcext:value-type="string">
            <text:p>53.96603775024414</text:p>
          </table:table-cell>
          <table:table-cell table:formula="of:=[.A255]*1" office:value-type="float" office:value="53.9660377502441" calcext:value-type="float">
            <text:p>53.9660377502441</text:p>
          </table:table-cell>
          <table:table-cell office:value-type="float" office:value="72.1957244873047" calcext:value-type="float">
            <text:p>72.1957244873047</text:p>
          </table:table-cell>
          <table:table-cell office:value-type="float" office:value="84.0565338134766" calcext:value-type="float">
            <text:p>84.0565338134766</text:p>
          </table:table-cell>
        </table:table-row>
        <table:table-row table:style-name="ro1">
          <table:table-cell office:value-type="string" calcext:value-type="string">
            <text:p>14.022503852844238</text:p>
          </table:table-cell>
          <table:table-cell table:formula="of:=[.A256]*1" office:value-type="float" office:value="14.0225038528442" calcext:value-type="float">
            <text:p>14.0225038528442</text:p>
          </table:table-cell>
          <table:table-cell office:value-type="float" office:value="49.2150764465332" calcext:value-type="float">
            <text:p>49.2150764465332</text:p>
          </table:table-cell>
          <table:table-cell office:value-type="float" office:value="95.0962753295898" calcext:value-type="float">
            <text:p>95.0962753295898</text:p>
          </table:table-cell>
        </table:table-row>
        <table:table-row table:style-name="ro1">
          <table:table-cell office:value-type="string" calcext:value-type="string">
            <text:p>39.917701721191406</text:p>
          </table:table-cell>
          <table:table-cell table:formula="of:=[.A257]*1" office:value-type="float" office:value="39.9177017211914" calcext:value-type="float">
            <text:p>39.9177017211914</text:p>
          </table:table-cell>
          <table:table-cell office:value-type="float" office:value="68.7143783569336" calcext:value-type="float">
            <text:p>68.7143783569336</text:p>
          </table:table-cell>
          <table:table-cell office:value-type="float" office:value="77.4706878662109" calcext:value-type="float">
            <text:p>77.4706878662109</text:p>
          </table:table-cell>
        </table:table-row>
        <table:table-row table:style-name="ro1">
          <table:table-cell office:value-type="string" calcext:value-type="string">
            <text:p>30.757104873657227</text:p>
          </table:table-cell>
          <table:table-cell table:formula="of:=[.A258]*1" office:value-type="float" office:value="30.7571048736572" calcext:value-type="float">
            <text:p>30.7571048736572</text:p>
          </table:table-cell>
          <table:table-cell office:value-type="float" office:value="67.3298797607422" calcext:value-type="float">
            <text:p>67.3298797607422</text:p>
          </table:table-cell>
          <table:table-cell office:value-type="float" office:value="104.213897705078" calcext:value-type="float">
            <text:p>104.213897705078</text:p>
          </table:table-cell>
        </table:table-row>
        <table:table-row table:style-name="ro1">
          <table:table-cell office:value-type="string" calcext:value-type="string">
            <text:p>54.40508270263672</text:p>
          </table:table-cell>
          <table:table-cell table:formula="of:=[.A259]*1" office:value-type="float" office:value="54.4050827026367" calcext:value-type="float">
            <text:p>54.4050827026367</text:p>
          </table:table-cell>
          <table:table-cell office:value-type="float" office:value="86.0288238525391" calcext:value-type="float">
            <text:p>86.0288238525391</text:p>
          </table:table-cell>
          <table:table-cell office:value-type="float" office:value="76.9651641845703" calcext:value-type="float">
            <text:p>76.9651641845703</text:p>
          </table:table-cell>
        </table:table-row>
        <table:table-row table:style-name="ro1">
          <table:table-cell office:value-type="string" calcext:value-type="string">
            <text:p>16.181453704833984</text:p>
          </table:table-cell>
          <table:table-cell table:formula="of:=[.A260]*1" office:value-type="float" office:value="16.181453704834" calcext:value-type="float">
            <text:p>16.181453704834</text:p>
          </table:table-cell>
          <table:table-cell office:value-type="float" office:value="22.7227916717529" calcext:value-type="float">
            <text:p>22.7227916717529</text:p>
          </table:table-cell>
          <table:table-cell office:value-type="float" office:value="67.2571105957031" calcext:value-type="float">
            <text:p>67.2571105957031</text:p>
          </table:table-cell>
        </table:table-row>
        <table:table-row table:style-name="ro1">
          <table:table-cell office:value-type="string" calcext:value-type="string">
            <text:p>56.728118896484375</text:p>
          </table:table-cell>
          <table:table-cell table:formula="of:=[.A261]*1" office:value-type="float" office:value="56.7281188964844" calcext:value-type="float">
            <text:p>56.7281188964844</text:p>
          </table:table-cell>
          <table:table-cell office:value-type="float" office:value="45.7597312927246" calcext:value-type="float">
            <text:p>45.7597312927246</text:p>
          </table:table-cell>
          <table:table-cell office:value-type="float" office:value="89.1650924682617" calcext:value-type="float">
            <text:p>89.1650924682617</text:p>
          </table:table-cell>
        </table:table-row>
        <table:table-row table:style-name="ro1">
          <table:table-cell office:value-type="string" calcext:value-type="string">
            <text:p>36.83555603027344</text:p>
          </table:table-cell>
          <table:table-cell table:formula="of:=[.A262]*1" office:value-type="float" office:value="36.8355560302734" calcext:value-type="float">
            <text:p>36.8355560302734</text:p>
          </table:table-cell>
          <table:table-cell office:value-type="float" office:value="52.8823623657227" calcext:value-type="float">
            <text:p>52.8823623657227</text:p>
          </table:table-cell>
          <table:table-cell office:value-type="float" office:value="92.2425765991211" calcext:value-type="float">
            <text:p>92.2425765991211</text:p>
          </table:table-cell>
        </table:table-row>
        <table:table-row table:style-name="ro1">
          <table:table-cell office:value-type="string" calcext:value-type="string">
            <text:p>24.972639083862305</text:p>
          </table:table-cell>
          <table:table-cell table:formula="of:=[.A263]*1" office:value-type="float" office:value="24.9726390838623" calcext:value-type="float">
            <text:p>24.9726390838623</text:p>
          </table:table-cell>
          <table:table-cell office:value-type="float" office:value="63.7609901428223" calcext:value-type="float">
            <text:p>63.7609901428223</text:p>
          </table:table-cell>
          <table:table-cell office:value-type="float" office:value="87.6140975952148" calcext:value-type="float">
            <text:p>87.6140975952148</text:p>
          </table:table-cell>
        </table:table-row>
        <table:table-row table:style-name="ro1">
          <table:table-cell office:value-type="string" calcext:value-type="string">
            <text:p>47.75394821166992</text:p>
          </table:table-cell>
          <table:table-cell table:formula="of:=[.A264]*1" office:value-type="float" office:value="47.7539482116699" calcext:value-type="float">
            <text:p>47.7539482116699</text:p>
          </table:table-cell>
          <table:table-cell office:value-type="float" office:value="51.6380920410156" calcext:value-type="float">
            <text:p>51.6380920410156</text:p>
          </table:table-cell>
          <table:table-cell office:value-type="float" office:value="87.4871673583984" calcext:value-type="float">
            <text:p>87.4871673583984</text:p>
          </table:table-cell>
        </table:table-row>
        <table:table-row table:style-name="ro1">
          <table:table-cell office:value-type="string" calcext:value-type="string">
            <text:p>32.19387435913086</text:p>
          </table:table-cell>
          <table:table-cell table:formula="of:=[.A265]*1" office:value-type="float" office:value="32.1938743591309" calcext:value-type="float">
            <text:p>32.1938743591309</text:p>
          </table:table-cell>
          <table:table-cell office:value-type="float" office:value="30.9497585296631" calcext:value-type="float">
            <text:p>30.9497585296631</text:p>
          </table:table-cell>
          <table:table-cell office:value-type="float" office:value="121.910682678223" calcext:value-type="float">
            <text:p>121.910682678223</text:p>
          </table:table-cell>
        </table:table-row>
        <table:table-row table:style-name="ro1">
          <table:table-cell office:value-type="string" calcext:value-type="string">
            <text:p>30.962261199951172</text:p>
          </table:table-cell>
          <table:table-cell table:formula="of:=[.A266]*1" office:value-type="float" office:value="30.9622611999512" calcext:value-type="float">
            <text:p>30.9622611999512</text:p>
          </table:table-cell>
          <table:table-cell office:value-type="float" office:value="40.0766792297363" calcext:value-type="float">
            <text:p>40.0766792297363</text:p>
          </table:table-cell>
          <table:table-cell office:value-type="float" office:value="84.2897720336914" calcext:value-type="float">
            <text:p>84.2897720336914</text:p>
          </table:table-cell>
        </table:table-row>
        <table:table-row table:style-name="ro1">
          <table:table-cell office:value-type="string" calcext:value-type="string">
            <text:p>43.93880844116211</text:p>
          </table:table-cell>
          <table:table-cell table:formula="of:=[.A267]*1" office:value-type="float" office:value="43.9388084411621" calcext:value-type="float">
            <text:p>43.9388084411621</text:p>
          </table:table-cell>
          <table:table-cell office:value-type="float" office:value="66.8775939941406" calcext:value-type="float">
            <text:p>66.8775939941406</text:p>
          </table:table-cell>
          <table:table-cell office:value-type="float" office:value="77.6411056518555" calcext:value-type="float">
            <text:p>77.6411056518555</text:p>
          </table:table-cell>
        </table:table-row>
        <table:table-row table:style-name="ro1">
          <table:table-cell office:value-type="string" calcext:value-type="string">
            <text:p>48.9258918762207</text:p>
          </table:table-cell>
          <table:table-cell table:formula="of:=[.A268]*1" office:value-type="float" office:value="48.9258918762207" calcext:value-type="float">
            <text:p>48.9258918762207</text:p>
          </table:table-cell>
          <table:table-cell office:value-type="float" office:value="44.4140205383301" calcext:value-type="float">
            <text:p>44.4140205383301</text:p>
          </table:table-cell>
          <table:table-cell office:value-type="float" office:value="94.684700012207" calcext:value-type="float">
            <text:p>94.684700012207</text:p>
          </table:table-cell>
        </table:table-row>
        <table:table-row table:style-name="ro1">
          <table:table-cell office:value-type="string" calcext:value-type="string">
            <text:p>20.037328720092773</text:p>
          </table:table-cell>
          <table:table-cell table:formula="of:=[.A269]*1" office:value-type="float" office:value="20.0373287200928" calcext:value-type="float">
            <text:p>20.0373287200928</text:p>
          </table:table-cell>
          <table:table-cell office:value-type="float" office:value="43.6694374084473" calcext:value-type="float">
            <text:p>43.6694374084473</text:p>
          </table:table-cell>
          <table:table-cell office:value-type="float" office:value="85.9014358520508" calcext:value-type="float">
            <text:p>85.9014358520508</text:p>
          </table:table-cell>
        </table:table-row>
        <table:table-row table:style-name="ro1">
          <table:table-cell office:value-type="string" calcext:value-type="string">
            <text:p>18.210174560546875</text:p>
          </table:table-cell>
          <table:table-cell table:formula="of:=[.A270]*1" office:value-type="float" office:value="18.2101745605469" calcext:value-type="float">
            <text:p>18.2101745605469</text:p>
          </table:table-cell>
          <table:table-cell office:value-type="float" office:value="49.7434577941895" calcext:value-type="float">
            <text:p>49.7434577941895</text:p>
          </table:table-cell>
          <table:table-cell office:value-type="float" office:value="85.3383331298828" calcext:value-type="float">
            <text:p>85.3383331298828</text:p>
          </table:table-cell>
        </table:table-row>
        <table:table-row table:style-name="ro1">
          <table:table-cell office:value-type="string" calcext:value-type="string">
            <text:p>31.73408317565918</text:p>
          </table:table-cell>
          <table:table-cell table:formula="of:=[.A271]*1" office:value-type="float" office:value="31.7340831756592" calcext:value-type="float">
            <text:p>31.7340831756592</text:p>
          </table:table-cell>
          <table:table-cell office:value-type="float" office:value="45.6323432922363" calcext:value-type="float">
            <text:p>45.6323432922363</text:p>
          </table:table-cell>
          <table:table-cell office:value-type="float" office:value="86.8527679443359" calcext:value-type="float">
            <text:p>86.8527679443359</text:p>
          </table:table-cell>
        </table:table-row>
        <table:table-row table:style-name="ro1">
          <table:table-cell office:value-type="string" calcext:value-type="string">
            <text:p>27.39453887939453</text:p>
          </table:table-cell>
          <table:table-cell table:formula="of:=[.A272]*1" office:value-type="float" office:value="27.3945388793945" calcext:value-type="float">
            <text:p>27.3945388793945</text:p>
          </table:table-cell>
          <table:table-cell office:value-type="float" office:value="64.6028289794922" calcext:value-type="float">
            <text:p>64.6028289794922</text:p>
          </table:table-cell>
          <table:table-cell office:value-type="float" office:value="91.9276351928711" calcext:value-type="float">
            <text:p>91.9276351928711</text:p>
          </table:table-cell>
        </table:table-row>
        <table:table-row table:style-name="ro1">
          <table:table-cell office:value-type="string" calcext:value-type="string">
            <text:p>39.21737289428711</text:p>
          </table:table-cell>
          <table:table-cell table:formula="of:=[.A273]*1" office:value-type="float" office:value="39.2173728942871" calcext:value-type="float">
            <text:p>39.2173728942871</text:p>
          </table:table-cell>
          <table:table-cell office:value-type="float" office:value="89.1025390625" calcext:value-type="float">
            <text:p>89.1025390625</text:p>
          </table:table-cell>
          <table:table-cell office:value-type="float" office:value="84.4299163818359" calcext:value-type="float">
            <text:p>84.4299163818359</text:p>
          </table:table-cell>
        </table:table-row>
        <table:table-row table:style-name="ro1">
          <table:table-cell office:value-type="string" calcext:value-type="string">
            <text:p>42.544677734375</text:p>
          </table:table-cell>
          <table:table-cell table:formula="of:=[.A274]*1" office:value-type="float" office:value="42.544677734375" calcext:value-type="float">
            <text:p>42.544677734375</text:p>
          </table:table-cell>
          <table:table-cell office:value-type="float" office:value="51.1945533752441" calcext:value-type="float">
            <text:p>51.1945533752441</text:p>
          </table:table-cell>
          <table:table-cell office:value-type="float" office:value="84.1257476806641" calcext:value-type="float">
            <text:p>84.1257476806641</text:p>
          </table:table-cell>
        </table:table-row>
        <table:table-row table:style-name="ro1">
          <table:table-cell office:value-type="string" calcext:value-type="string">
            <text:p>34.87989044189453</text:p>
          </table:table-cell>
          <table:table-cell table:formula="of:=[.A275]*1" office:value-type="float" office:value="34.8798904418945" calcext:value-type="float">
            <text:p>34.8798904418945</text:p>
          </table:table-cell>
          <table:table-cell office:value-type="float" office:value="41.9236679077148" calcext:value-type="float">
            <text:p>41.9236679077148</text:p>
          </table:table-cell>
          <table:table-cell office:value-type="float" office:value="84.5432739257813" calcext:value-type="float">
            <text:p>84.5432739257813</text:p>
          </table:table-cell>
        </table:table-row>
        <table:table-row table:style-name="ro1">
          <table:table-cell office:value-type="string" calcext:value-type="string">
            <text:p>35.99757385253906</text:p>
          </table:table-cell>
          <table:table-cell table:formula="of:=[.A276]*1" office:value-type="float" office:value="35.9975738525391" calcext:value-type="float">
            <text:p>35.9975738525391</text:p>
          </table:table-cell>
          <table:table-cell office:value-type="float" office:value="41.143611907959" calcext:value-type="float">
            <text:p>41.143611907959</text:p>
          </table:table-cell>
          <table:table-cell office:value-type="float" office:value="76.7369689941406" calcext:value-type="float">
            <text:p>76.7369689941406</text:p>
          </table:table-cell>
        </table:table-row>
        <table:table-row table:style-name="ro1">
          <table:table-cell office:value-type="string" calcext:value-type="string">
            <text:p>36.136478424072266</text:p>
          </table:table-cell>
          <table:table-cell table:formula="of:=[.A277]*1" office:value-type="float" office:value="36.1364784240723" calcext:value-type="float">
            <text:p>36.1364784240723</text:p>
          </table:table-cell>
          <table:table-cell office:value-type="float" office:value="49.080265045166" calcext:value-type="float">
            <text:p>49.080265045166</text:p>
          </table:table-cell>
          <table:table-cell office:value-type="float" office:value="95.0639343261719" calcext:value-type="float">
            <text:p>95.0639343261719</text:p>
          </table:table-cell>
        </table:table-row>
        <table:table-row table:style-name="ro1">
          <table:table-cell office:value-type="string" calcext:value-type="string">
            <text:p>42.46813201904297</text:p>
          </table:table-cell>
          <table:table-cell table:formula="of:=[.A278]*1" office:value-type="float" office:value="42.468132019043" calcext:value-type="float">
            <text:p>42.468132019043</text:p>
          </table:table-cell>
          <table:table-cell office:value-type="float" office:value="46.4603157043457" calcext:value-type="float">
            <text:p>46.4603157043457</text:p>
          </table:table-cell>
          <table:table-cell office:value-type="float" office:value="75.3601455688477" calcext:value-type="float">
            <text:p>75.3601455688477</text:p>
          </table:table-cell>
        </table:table-row>
        <table:table-row table:style-name="ro1">
          <table:table-cell office:value-type="string" calcext:value-type="string">
            <text:p>50.292945861816406</text:p>
          </table:table-cell>
          <table:table-cell table:formula="of:=[.A279]*1" office:value-type="float" office:value="50.2929458618164" calcext:value-type="float">
            <text:p>50.2929458618164</text:p>
          </table:table-cell>
          <table:table-cell office:value-type="float" office:value="48.5300903320313" calcext:value-type="float">
            <text:p>48.5300903320313</text:p>
          </table:table-cell>
          <table:table-cell office:value-type="float" office:value="90.096923828125" calcext:value-type="float">
            <text:p>90.096923828125</text:p>
          </table:table-cell>
        </table:table-row>
        <table:table-row table:style-name="ro1">
          <table:table-cell office:value-type="string" calcext:value-type="string">
            <text:p>31.365541458129883</text:p>
          </table:table-cell>
          <table:table-cell table:formula="of:=[.A280]*1" office:value-type="float" office:value="31.3655414581299" calcext:value-type="float">
            <text:p>31.3655414581299</text:p>
          </table:table-cell>
          <table:table-cell office:value-type="float" office:value="31.99658203125" calcext:value-type="float">
            <text:p>31.99658203125</text:p>
          </table:table-cell>
          <table:table-cell office:value-type="float" office:value="79.602180480957" calcext:value-type="float">
            <text:p>79.602180480957</text:p>
          </table:table-cell>
        </table:table-row>
        <table:table-row table:style-name="ro1">
          <table:table-cell office:value-type="string" calcext:value-type="string">
            <text:p>41.599708557128906</text:p>
          </table:table-cell>
          <table:table-cell table:formula="of:=[.A281]*1" office:value-type="float" office:value="41.5997085571289" calcext:value-type="float">
            <text:p>41.5997085571289</text:p>
          </table:table-cell>
          <table:table-cell office:value-type="float" office:value="37.9930648803711" calcext:value-type="float">
            <text:p>37.9930648803711</text:p>
          </table:table-cell>
          <table:table-cell office:value-type="float" office:value="92.0704650878906" calcext:value-type="float">
            <text:p>92.0704650878906</text:p>
          </table:table-cell>
        </table:table-row>
        <table:table-row table:style-name="ro1">
          <table:table-cell office:value-type="string" calcext:value-type="string">
            <text:p>33.64030456542969</text:p>
          </table:table-cell>
          <table:table-cell table:formula="of:=[.A282]*1" office:value-type="float" office:value="33.6403045654297" calcext:value-type="float">
            <text:p>33.6403045654297</text:p>
          </table:table-cell>
          <table:table-cell office:value-type="float" office:value="45.2586555480957" calcext:value-type="float">
            <text:p>45.2586555480957</text:p>
          </table:table-cell>
          <table:table-cell office:value-type="float" office:value="80.9821472167969" calcext:value-type="float">
            <text:p>80.9821472167969</text:p>
          </table:table-cell>
        </table:table-row>
        <table:table-row table:style-name="ro1">
          <table:table-cell office:value-type="string" calcext:value-type="string">
            <text:p>21.123472213745117</text:p>
          </table:table-cell>
          <table:table-cell table:formula="of:=[.A283]*1" office:value-type="float" office:value="21.1234722137451" calcext:value-type="float">
            <text:p>21.1234722137451</text:p>
          </table:table-cell>
          <table:table-cell office:value-type="float" office:value="50.4152984619141" calcext:value-type="float">
            <text:p>50.4152984619141</text:p>
          </table:table-cell>
          <table:table-cell office:value-type="float" office:value="87.3149566650391" calcext:value-type="float">
            <text:p>87.3149566650391</text:p>
          </table:table-cell>
        </table:table-row>
        <table:table-row table:style-name="ro1">
          <table:table-cell office:value-type="string" calcext:value-type="string">
            <text:p>37.8546028137207</text:p>
          </table:table-cell>
          <table:table-cell table:formula="of:=[.A284]*1" office:value-type="float" office:value="37.8546028137207" calcext:value-type="float">
            <text:p>37.8546028137207</text:p>
          </table:table-cell>
          <table:table-cell office:value-type="float" office:value="45.4589385986328" calcext:value-type="float">
            <text:p>45.4589385986328</text:p>
          </table:table-cell>
          <table:table-cell office:value-type="float" office:value="91.5234451293945" calcext:value-type="float">
            <text:p>91.5234451293945</text:p>
          </table:table-cell>
        </table:table-row>
        <table:table-row table:style-name="ro1">
          <table:table-cell office:value-type="string" calcext:value-type="string">
            <text:p>25.601333618164062</text:p>
          </table:table-cell>
          <table:table-cell table:formula="of:=[.A285]*1" office:value-type="float" office:value="25.6013336181641" calcext:value-type="float">
            <text:p>25.6013336181641</text:p>
          </table:table-cell>
          <table:table-cell office:value-type="float" office:value="63.1069259643555" calcext:value-type="float">
            <text:p>63.1069259643555</text:p>
          </table:table-cell>
          <table:table-cell office:value-type="float" office:value="95.1924896240234" calcext:value-type="float">
            <text:p>95.1924896240234</text:p>
          </table:table-cell>
        </table:table-row>
        <table:table-row table:style-name="ro1">
          <table:table-cell office:value-type="string" calcext:value-type="string">
            <text:p>18.07191276550293</text:p>
          </table:table-cell>
          <table:table-cell table:formula="of:=[.A286]*1" office:value-type="float" office:value="18.0719127655029" calcext:value-type="float">
            <text:p>18.0719127655029</text:p>
          </table:table-cell>
          <table:table-cell office:value-type="float" office:value="41.1969795227051" calcext:value-type="float">
            <text:p>41.1969795227051</text:p>
          </table:table-cell>
          <table:table-cell office:value-type="float" office:value="77.6403045654297" calcext:value-type="float">
            <text:p>77.6403045654297</text:p>
          </table:table-cell>
        </table:table-row>
        <table:table-row table:style-name="ro1">
          <table:table-cell office:value-type="string" calcext:value-type="string">
            <text:p>27.410884857177734</text:p>
          </table:table-cell>
          <table:table-cell table:formula="of:=[.A287]*1" office:value-type="float" office:value="27.4108848571777" calcext:value-type="float">
            <text:p>27.4108848571777</text:p>
          </table:table-cell>
          <table:table-cell office:value-type="float" office:value="58.338924407959" calcext:value-type="float">
            <text:p>58.338924407959</text:p>
          </table:table-cell>
          <table:table-cell office:value-type="float" office:value="75.272705078125" calcext:value-type="float">
            <text:p>75.272705078125</text:p>
          </table:table-cell>
        </table:table-row>
        <table:table-row table:style-name="ro1">
          <table:table-cell office:value-type="string" calcext:value-type="string">
            <text:p>45.07594299316406</text:p>
          </table:table-cell>
          <table:table-cell table:formula="of:=[.A288]*1" office:value-type="float" office:value="45.0759429931641" calcext:value-type="float">
            <text:p>45.0759429931641</text:p>
          </table:table-cell>
          <table:table-cell office:value-type="float" office:value="54.7819671630859" calcext:value-type="float">
            <text:p>54.7819671630859</text:p>
          </table:table-cell>
          <table:table-cell office:value-type="float" office:value="80.0032272338867" calcext:value-type="float">
            <text:p>80.0032272338867</text:p>
          </table:table-cell>
        </table:table-row>
        <table:table-row table:style-name="ro1">
          <table:table-cell office:value-type="string" calcext:value-type="string">
            <text:p>27.64411735534668</text:p>
          </table:table-cell>
          <table:table-cell table:formula="of:=[.A289]*1" office:value-type="float" office:value="27.6441173553467" calcext:value-type="float">
            <text:p>27.6441173553467</text:p>
          </table:table-cell>
          <table:table-cell office:value-type="float" office:value="51.7126007080078" calcext:value-type="float">
            <text:p>51.7126007080078</text:p>
          </table:table-cell>
          <table:table-cell office:value-type="float" office:value="133.700714111328" calcext:value-type="float">
            <text:p>133.700714111328</text:p>
          </table:table-cell>
        </table:table-row>
        <table:table-row table:style-name="ro1">
          <table:table-cell office:value-type="string" calcext:value-type="string">
            <text:p>31.7805233001709</text:p>
          </table:table-cell>
          <table:table-cell table:formula="of:=[.A290]*1" office:value-type="float" office:value="31.7805233001709" calcext:value-type="float">
            <text:p>31.7805233001709</text:p>
          </table:table-cell>
          <table:table-cell office:value-type="float" office:value="31.2999935150146" calcext:value-type="float">
            <text:p>31.2999935150146</text:p>
          </table:table-cell>
          <table:table-cell office:value-type="float" office:value="106.077766418457" calcext:value-type="float">
            <text:p>106.077766418457</text:p>
          </table:table-cell>
        </table:table-row>
        <table:table-row table:style-name="ro1">
          <table:table-cell office:value-type="string" calcext:value-type="string">
            <text:p>29.743152618408203</text:p>
          </table:table-cell>
          <table:table-cell table:formula="of:=[.A291]*1" office:value-type="float" office:value="29.7431526184082" calcext:value-type="float">
            <text:p>29.7431526184082</text:p>
          </table:table-cell>
          <table:table-cell office:value-type="float" office:value="62.2327003479004" calcext:value-type="float">
            <text:p>62.2327003479004</text:p>
          </table:table-cell>
          <table:table-cell office:value-type="float" office:value="92.504997253418" calcext:value-type="float">
            <text:p>92.504997253418</text:p>
          </table:table-cell>
        </table:table-row>
        <table:table-row table:style-name="ro1">
          <table:table-cell office:value-type="string" calcext:value-type="string">
            <text:p>42.27754592895508</text:p>
          </table:table-cell>
          <table:table-cell table:formula="of:=[.A292]*1" office:value-type="float" office:value="42.2775459289551" calcext:value-type="float">
            <text:p>42.2775459289551</text:p>
          </table:table-cell>
          <table:table-cell office:value-type="float" office:value="43.0392990112305" calcext:value-type="float">
            <text:p>43.0392990112305</text:p>
          </table:table-cell>
          <table:table-cell office:value-type="float" office:value="119.597877502441" calcext:value-type="float">
            <text:p>119.597877502441</text:p>
          </table:table-cell>
        </table:table-row>
        <table:table-row table:style-name="ro1">
          <table:table-cell office:value-type="string" calcext:value-type="string">
            <text:p>41.16411590576172</text:p>
          </table:table-cell>
          <table:table-cell table:formula="of:=[.A293]*1" office:value-type="float" office:value="41.1641159057617" calcext:value-type="float">
            <text:p>41.1641159057617</text:p>
          </table:table-cell>
          <table:table-cell office:value-type="float" office:value="32.7666778564453" calcext:value-type="float">
            <text:p>32.7666778564453</text:p>
          </table:table-cell>
          <table:table-cell office:value-type="float" office:value="67.8159866333008" calcext:value-type="float">
            <text:p>67.8159866333008</text:p>
          </table:table-cell>
        </table:table-row>
        <table:table-row table:style-name="ro1">
          <table:table-cell office:value-type="string" calcext:value-type="string">
            <text:p>36.58709716796875</text:p>
          </table:table-cell>
          <table:table-cell table:formula="of:=[.A294]*1" office:value-type="float" office:value="36.5870971679688" calcext:value-type="float">
            <text:p>36.5870971679688</text:p>
          </table:table-cell>
          <table:table-cell office:value-type="float" office:value="45.9197120666504" calcext:value-type="float">
            <text:p>45.9197120666504</text:p>
          </table:table-cell>
          <table:table-cell office:value-type="float" office:value="74.685676574707" calcext:value-type="float">
            <text:p>74.685676574707</text:p>
          </table:table-cell>
        </table:table-row>
        <table:table-row table:style-name="ro1">
          <table:table-cell office:value-type="string" calcext:value-type="string">
            <text:p>22.684247970581055</text:p>
          </table:table-cell>
          <table:table-cell table:formula="of:=[.A295]*1" office:value-type="float" office:value="22.6842479705811" calcext:value-type="float">
            <text:p>22.6842479705811</text:p>
          </table:table-cell>
          <table:table-cell office:value-type="float" office:value="55.1346664428711" calcext:value-type="float">
            <text:p>55.1346664428711</text:p>
          </table:table-cell>
          <table:table-cell office:value-type="float" office:value="73.2618103027344" calcext:value-type="float">
            <text:p>73.2618103027344</text:p>
          </table:table-cell>
        </table:table-row>
        <table:table-row table:style-name="ro1">
          <table:table-cell office:value-type="string" calcext:value-type="string">
            <text:p>26.508377075195312</text:p>
          </table:table-cell>
          <table:table-cell table:formula="of:=[.A296]*1" office:value-type="float" office:value="26.5083770751953" calcext:value-type="float">
            <text:p>26.5083770751953</text:p>
          </table:table-cell>
          <table:table-cell office:value-type="float" office:value="45.1084365844727" calcext:value-type="float">
            <text:p>45.1084365844727</text:p>
          </table:table-cell>
          <table:table-cell office:value-type="float" office:value="61.1723670959473" calcext:value-type="float">
            <text:p>61.1723670959473</text:p>
          </table:table-cell>
        </table:table-row>
        <table:table-row table:style-name="ro1">
          <table:table-cell office:value-type="string" calcext:value-type="string">
            <text:p>45.88745880126953</text:p>
          </table:table-cell>
          <table:table-cell table:formula="of:=[.A297]*1" office:value-type="float" office:value="45.8874588012695" calcext:value-type="float">
            <text:p>45.8874588012695</text:p>
          </table:table-cell>
          <table:table-cell office:value-type="float" office:value="68.246940612793" calcext:value-type="float">
            <text:p>68.246940612793</text:p>
          </table:table-cell>
          <table:table-cell office:value-type="float" office:value="89.0035095214844" calcext:value-type="float">
            <text:p>89.0035095214844</text:p>
          </table:table-cell>
        </table:table-row>
        <table:table-row table:style-name="ro1">
          <table:table-cell office:value-type="string" calcext:value-type="string">
            <text:p>20.444820404052734</text:p>
          </table:table-cell>
          <table:table-cell table:formula="of:=[.A298]*1" office:value-type="float" office:value="20.4448204040527" calcext:value-type="float">
            <text:p>20.4448204040527</text:p>
          </table:table-cell>
          <table:table-cell office:value-type="float" office:value="91.4136428833008" calcext:value-type="float">
            <text:p>91.4136428833008</text:p>
          </table:table-cell>
          <table:table-cell office:value-type="float" office:value="83.3358154296875" calcext:value-type="float">
            <text:p>83.3358154296875</text:p>
          </table:table-cell>
        </table:table-row>
        <table:table-row table:style-name="ro1">
          <table:table-cell office:value-type="string" calcext:value-type="string">
            <text:p>35.156158447265625</text:p>
          </table:table-cell>
          <table:table-cell table:formula="of:=[.A299]*1" office:value-type="float" office:value="35.1561584472656" calcext:value-type="float">
            <text:p>35.1561584472656</text:p>
          </table:table-cell>
          <table:table-cell office:value-type="float" office:value="40.4236068725586" calcext:value-type="float">
            <text:p>40.4236068725586</text:p>
          </table:table-cell>
          <table:table-cell office:value-type="float" office:value="85.8957061767578" calcext:value-type="float">
            <text:p>85.8957061767578</text:p>
          </table:table-cell>
        </table:table-row>
        <table:table-row table:style-name="ro1">
          <table:table-cell office:value-type="string" calcext:value-type="string">
            <text:p>31.33641242980957</text:p>
          </table:table-cell>
          <table:table-cell table:formula="of:=[.A300]*1" office:value-type="float" office:value="31.3364124298096" calcext:value-type="float">
            <text:p>31.3364124298096</text:p>
          </table:table-cell>
          <table:table-cell office:value-type="float" office:value="64.4567947387695" calcext:value-type="float">
            <text:p>64.4567947387695</text:p>
          </table:table-cell>
          <table:table-cell office:value-type="float" office:value="108.595085144043" calcext:value-type="float">
            <text:p>108.595085144043</text:p>
          </table:table-cell>
        </table:table-row>
        <table:table-row table:style-name="ro1">
          <table:table-cell office:value-type="string" calcext:value-type="string">
            <text:p>53.426353454589844</text:p>
          </table:table-cell>
          <table:table-cell table:formula="of:=[.A301]*1" office:value-type="float" office:value="53.4263534545898" calcext:value-type="float">
            <text:p>53.4263534545898</text:p>
          </table:table-cell>
          <table:table-cell office:value-type="float" office:value="63.8975334167481" calcext:value-type="float">
            <text:p>63.8975334167481</text:p>
          </table:table-cell>
          <table:table-cell office:value-type="float" office:value="56.3570022583008" calcext:value-type="float">
            <text:p>56.3570022583008</text:p>
          </table:table-cell>
        </table:table-row>
        <table:table-row table:style-name="ro1">
          <table:table-cell office:value-type="string" calcext:value-type="string">
            <text:p>49.794105529785156</text:p>
          </table:table-cell>
          <table:table-cell table:formula="of:=[.A302]*1" office:value-type="float" office:value="49.7941055297852" calcext:value-type="float">
            <text:p>49.7941055297852</text:p>
          </table:table-cell>
          <table:table-cell office:value-type="float" office:value="48.4719619750977" calcext:value-type="float">
            <text:p>48.4719619750977</text:p>
          </table:table-cell>
          <table:table-cell office:value-type="float" office:value="87.0517959594727" calcext:value-type="float">
            <text:p>87.0517959594727</text:p>
          </table:table-cell>
        </table:table-row>
        <table:table-row table:style-name="ro1">
          <table:table-cell office:value-type="string" calcext:value-type="string">
            <text:p>29.657445907592773</text:p>
          </table:table-cell>
          <table:table-cell table:formula="of:=[.A303]*1" office:value-type="float" office:value="29.6574459075928" calcext:value-type="float">
            <text:p>29.6574459075928</text:p>
          </table:table-cell>
          <table:table-cell office:value-type="float" office:value="42.8332786560059" calcext:value-type="float">
            <text:p>42.8332786560059</text:p>
          </table:table-cell>
          <table:table-cell office:value-type="float" office:value="89.220832824707" calcext:value-type="float">
            <text:p>89.220832824707</text:p>
          </table:table-cell>
        </table:table-row>
        <table:table-row table:style-name="ro1">
          <table:table-cell office:value-type="string" calcext:value-type="string">
            <text:p>46.97344207763672</text:p>
          </table:table-cell>
          <table:table-cell table:formula="of:=[.A304]*1" office:value-type="float" office:value="46.9734420776367" calcext:value-type="float">
            <text:p>46.9734420776367</text:p>
          </table:table-cell>
          <table:table-cell office:value-type="float" office:value="22.6004657745361" calcext:value-type="float">
            <text:p>22.6004657745361</text:p>
          </table:table-cell>
          <table:table-cell office:value-type="float" office:value="74.9492874145508" calcext:value-type="float">
            <text:p>74.9492874145508</text:p>
          </table:table-cell>
        </table:table-row>
        <table:table-row table:style-name="ro1">
          <table:table-cell office:value-type="string" calcext:value-type="string">
            <text:p>50.576011657714844</text:p>
          </table:table-cell>
          <table:table-cell table:formula="of:=[.A305]*1" office:value-type="float" office:value="50.5760116577148" calcext:value-type="float">
            <text:p>50.5760116577148</text:p>
          </table:table-cell>
          <table:table-cell office:value-type="float" office:value="24.6397762298584" calcext:value-type="float">
            <text:p>24.6397762298584</text:p>
          </table:table-cell>
          <table:table-cell office:value-type="float" office:value="88.1692504882813" calcext:value-type="float">
            <text:p>88.1692504882813</text:p>
          </table:table-cell>
        </table:table-row>
        <table:table-row table:style-name="ro1">
          <table:table-cell office:value-type="string" calcext:value-type="string">
            <text:p>45.28193283081055</text:p>
          </table:table-cell>
          <table:table-cell table:formula="of:=[.A306]*1" office:value-type="float" office:value="45.2819328308105" calcext:value-type="float">
            <text:p>45.2819328308105</text:p>
          </table:table-cell>
          <table:table-cell office:value-type="float" office:value="36.228946685791" calcext:value-type="float">
            <text:p>36.228946685791</text:p>
          </table:table-cell>
          <table:table-cell office:value-type="float" office:value="78.2036209106445" calcext:value-type="float">
            <text:p>78.2036209106445</text:p>
          </table:table-cell>
        </table:table-row>
        <table:table-row table:style-name="ro1">
          <table:table-cell office:value-type="string" calcext:value-type="string">
            <text:p>40.9700813293457</text:p>
          </table:table-cell>
          <table:table-cell table:formula="of:=[.A307]*1" office:value-type="float" office:value="40.9700813293457" calcext:value-type="float">
            <text:p>40.9700813293457</text:p>
          </table:table-cell>
          <table:table-cell office:value-type="float" office:value="32.3139190673828" calcext:value-type="float">
            <text:p>32.3139190673828</text:p>
          </table:table-cell>
          <table:table-cell office:value-type="float" office:value="105.867782592773" calcext:value-type="float">
            <text:p>105.867782592773</text:p>
          </table:table-cell>
        </table:table-row>
        <table:table-row table:style-name="ro1">
          <table:table-cell office:value-type="string" calcext:value-type="string">
            <text:p>33.184513092041016</text:p>
          </table:table-cell>
          <table:table-cell table:formula="of:=[.A308]*1" office:value-type="float" office:value="33.184513092041" calcext:value-type="float">
            <text:p>33.184513092041</text:p>
          </table:table-cell>
          <table:table-cell office:value-type="float" office:value="41.8225860595703" calcext:value-type="float">
            <text:p>41.8225860595703</text:p>
          </table:table-cell>
          <table:table-cell office:value-type="float" office:value="75.0845947265625" calcext:value-type="float">
            <text:p>75.0845947265625</text:p>
          </table:table-cell>
        </table:table-row>
        <table:table-row table:style-name="ro1">
          <table:table-cell office:value-type="string" calcext:value-type="string">
            <text:p>25.877822875976562</text:p>
          </table:table-cell>
          <table:table-cell table:formula="of:=[.A309]*1" office:value-type="float" office:value="25.8778228759766" calcext:value-type="float">
            <text:p>25.8778228759766</text:p>
          </table:table-cell>
          <table:table-cell office:value-type="float" office:value="58.2508239746094" calcext:value-type="float">
            <text:p>58.2508239746094</text:p>
          </table:table-cell>
          <table:table-cell office:value-type="float" office:value="93.9131240844727" calcext:value-type="float">
            <text:p>93.9131240844727</text:p>
          </table:table-cell>
        </table:table-row>
        <table:table-row table:style-name="ro1">
          <table:table-cell office:value-type="string" calcext:value-type="string">
            <text:p>30.292200088500977</text:p>
          </table:table-cell>
          <table:table-cell table:formula="of:=[.A310]*1" office:value-type="float" office:value="30.292200088501" calcext:value-type="float">
            <text:p>30.292200088501</text:p>
          </table:table-cell>
          <table:table-cell office:value-type="float" office:value="22.8383350372314" calcext:value-type="float">
            <text:p>22.8383350372314</text:p>
          </table:table-cell>
          <table:table-cell office:value-type="float" office:value="77.7273483276367" calcext:value-type="float">
            <text:p>77.7273483276367</text:p>
          </table:table-cell>
        </table:table-row>
        <table:table-row table:style-name="ro1">
          <table:table-cell office:value-type="string" calcext:value-type="string">
            <text:p>22.86740493774414</text:p>
          </table:table-cell>
          <table:table-cell table:formula="of:=[.A311]*1" office:value-type="float" office:value="22.8674049377441" calcext:value-type="float">
            <text:p>22.8674049377441</text:p>
          </table:table-cell>
          <table:table-cell office:value-type="float" office:value="46.5180053710938" calcext:value-type="float">
            <text:p>46.5180053710938</text:p>
          </table:table-cell>
          <table:table-cell office:value-type="float" office:value="82.2972946166992" calcext:value-type="float">
            <text:p>82.2972946166992</text:p>
          </table:table-cell>
        </table:table-row>
        <table:table-row table:style-name="ro1">
          <table:table-cell office:value-type="string" calcext:value-type="string">
            <text:p>18.296977996826172</text:p>
          </table:table-cell>
          <table:table-cell table:formula="of:=[.A312]*1" office:value-type="float" office:value="18.2969779968262" calcext:value-type="float">
            <text:p>18.2969779968262</text:p>
          </table:table-cell>
          <table:table-cell office:value-type="float" office:value="38.8788681030273" calcext:value-type="float">
            <text:p>38.8788681030273</text:p>
          </table:table-cell>
          <table:table-cell office:value-type="float" office:value="83.8642883300781" calcext:value-type="float">
            <text:p>83.8642883300781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utros modelo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r = 0.01 e l=2</text:p>
          </table:table-cell>
          <table:table-cell office:value-type="string" calcext:value-type="string">
            <text:p>L2=0.00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r = 0.005 e l=2</text:p>
          </table:table-cell>
          <table:table-cell office:value-type="string" calcext:value-type="string">
            <text:p>L2=0.00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r = 0.005 e l=2 e rnn 400</text:p>
          </table:table-cell>
          <table:table-cell office:value-type="string" calcext:value-type="string">
            <text:p>L2=0.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r = 0.05 e l=3</text:p>
          </table:table-cell>
          <table:table-cell office:value-type="string" calcext:value-type="string">
            <text:p>L2=0.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21:54:50.773187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2T22:16:08.006820566</dc:date>
    <meta:editing-duration>PT41M27S</meta:editing-duration>
    <meta:editing-cycles>4</meta:editing-cycles>
    <meta:generator>LibreOffice/6.2.4.2.0$Linux_X86_64 LibreOffice_project/20$Build-2</meta:generator>
    <meta:document-statistic meta:table-count="1" meta:cell-count="12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71cm" svg:height="17.477cm" xlink:href=".." xlink:type="simple" chart:class="chart:line" chart:column-mapping="2 1 0" chart:style-name="ch1">
        <chart:title svg:x="14.148cm" svg:y="0.484cm" chart:style-name="ch2">
          <text:p>Margem = 5</text:p>
        </chart:title>
        <chart:legend chart:legend-position="end" svg:x="26.489cm" svg:y="8.028cm" style:legend-expansion="high" chart:style-name="ch3"/>
        <chart:plot-area chart:style-name="ch4" table:cell-range-address="cost_train_7.B1:cost_train_7.D312" chart:data-source-has-labels="row" svg:x="1.567cm" svg:y="1.584cm" svg:width="24.301cm" svg:height="14.628cm">
          <chartooo:coordinate-region svg:x="2.428cm" svg:y="1.746cm" svg:width="23.44cm" svg:height="13.537cm"/>
          <chart:axis chart:dimension="x" chart:name="primary-x" chart:style-name="ch5">
            <chart:title svg:x="13.219cm" svg:y="16.562cm" chart:style-name="ch6">
              <text:p>Passo</text:p>
            </chart:title>
          </chart:axis>
          <chart:axis chart:dimension="y" chart:name="primary-y" chart:style-name="ch5">
            <chart:title svg:x="0.451cm" svg:y="10.479cm" chart:style-name="ch7">
              <text:p>Custo médio da batch</text:p>
            </chart:title>
            <chart:grid chart:style-name="ch8" chart:class="major"/>
          </chart:axis>
          <chart:series chart:style-name="ch9" chart:values-cell-range-address="cost_train_7.D2:cost_train_7.D312" chart:label-cell-address="cost_train_7.D1:cost_train_7.D1" chart:class="chart:line">
            <chart:data-point chart:repeated="311"/>
          </chart:series>
          <chart:series chart:style-name="ch10" chart:values-cell-range-address="cost_train_7.C2:cost_train_7.C312" chart:label-cell-address="cost_train_7.C1:cost_train_7.C1" chart:class="chart:line">
            <chart:data-point chart:repeated="311"/>
          </chart:series>
          <chart:series chart:style-name="ch11" chart:values-cell-range-address="cost_train_7.B2:cost_train_7.B312" chart:label-cell-address="cost_train_7.B1:cost_train_7.B1" chart:class="chart:line">
            <chart:data-point chart:repeated="3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 0.01, l =2 e L2=0.001</text:p>
                <draw:g>
                  <svg:desc>cost_train_7.D1:cost_train_7.D1</svg:desc>
                </draw:g>
              </table:table-cell>
              <table:table-cell office:value-type="string">
                <text:p>Lr 0.01 e l =2</text:p>
                <draw:g>
                  <svg:desc>cost_train_7.C1:cost_train_7.C1</svg:desc>
                </draw:g>
              </table:table-cell>
              <table:table-cell office:value-type="string">
                <text:p>Lr 0.01 e l =3</text:p>
                <draw:g>
                  <svg:desc>cost_train_7.B1:cost_train_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.105880737305">
                <text:p>235.105880737305</text:p>
                <draw:g>
                  <svg:desc>cost_train_7.D2:cost_train_7.D312</svg:desc>
                </draw:g>
              </table:table-cell>
              <table:table-cell office:value-type="float" office:value="200.9755859375">
                <text:p>200.9755859375</text:p>
                <draw:g>
                  <svg:desc>cost_train_7.C2:cost_train_7.C312</svg:desc>
                </draw:g>
              </table:table-cell>
              <table:table-cell office:value-type="float" office:value="182.817337036133">
                <text:p>182.817337036133</text:p>
                <draw:g>
                  <svg:desc>cost_train_7.B2:cost_train_7.B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.366500854492">
                <text:p>228.366500854492</text:p>
              </table:table-cell>
              <table:table-cell office:value-type="float" office:value="200.527755737305">
                <text:p>200.527755737305</text:p>
              </table:table-cell>
              <table:table-cell office:value-type="float" office:value="176.194107055664">
                <text:p>176.194107055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6.465042114258">
                <text:p>226.465042114258</text:p>
              </table:table-cell>
              <table:table-cell office:value-type="float" office:value="200.219680786133">
                <text:p>200.219680786133</text:p>
              </table:table-cell>
              <table:table-cell office:value-type="float" office:value="172.894241333008">
                <text:p>172.894241333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.209747314453">
                <text:p>222.209747314453</text:p>
              </table:table-cell>
              <table:table-cell office:value-type="float" office:value="190.987701416016">
                <text:p>190.987701416016</text:p>
              </table:table-cell>
              <table:table-cell office:value-type="float" office:value="133.305633544922">
                <text:p>133.305633544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.420928955078">
                <text:p>214.420928955078</text:p>
              </table:table-cell>
              <table:table-cell office:value-type="float" office:value="197.128967285156">
                <text:p>197.128967285156</text:p>
              </table:table-cell>
              <table:table-cell office:value-type="float" office:value="175.552047729492">
                <text:p>175.552047729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.881317138672">
                <text:p>226.881317138672</text:p>
              </table:table-cell>
              <table:table-cell office:value-type="float" office:value="194.997283935547">
                <text:p>194.997283935547</text:p>
              </table:table-cell>
              <table:table-cell office:value-type="float" office:value="161.452453613281">
                <text:p>161.452453613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.671493530273">
                <text:p>219.671493530273</text:p>
              </table:table-cell>
              <table:table-cell office:value-type="float" office:value="188.312896728516">
                <text:p>188.312896728516</text:p>
              </table:table-cell>
              <table:table-cell office:value-type="float" office:value="159.145599365234">
                <text:p>159.145599365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.029479980469">
                <text:p>226.029479980469</text:p>
              </table:table-cell>
              <table:table-cell office:value-type="float" office:value="180.1689453125">
                <text:p>180.1689453125</text:p>
              </table:table-cell>
              <table:table-cell office:value-type="float" office:value="159.848526000977">
                <text:p>159.848526000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.5517578125">
                <text:p>219.5517578125</text:p>
              </table:table-cell>
              <table:table-cell office:value-type="float" office:value="176.029754638672">
                <text:p>176.029754638672</text:p>
              </table:table-cell>
              <table:table-cell office:value-type="float" office:value="160.716201782227">
                <text:p>160.716201782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.162246704102">
                <text:p>221.162246704102</text:p>
              </table:table-cell>
              <table:table-cell office:value-type="float" office:value="185.130599975586">
                <text:p>185.130599975586</text:p>
              </table:table-cell>
              <table:table-cell office:value-type="float" office:value="141.778594970703">
                <text:p>141.778594970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5.645538330078">
                <text:p>215.645538330078</text:p>
              </table:table-cell>
              <table:table-cell office:value-type="float" office:value="188.382186889648">
                <text:p>188.382186889648</text:p>
              </table:table-cell>
              <table:table-cell office:value-type="float" office:value="156.028625488281">
                <text:p>156.028625488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.862243652344">
                <text:p>214.862243652344</text:p>
              </table:table-cell>
              <table:table-cell office:value-type="float" office:value="174.238571166992">
                <text:p>174.238571166992</text:p>
              </table:table-cell>
              <table:table-cell office:value-type="float" office:value="132.908142089844">
                <text:p>132.908142089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.827728271484">
                <text:p>217.827728271484</text:p>
              </table:table-cell>
              <table:table-cell office:value-type="float" office:value="179.272979736328">
                <text:p>179.272979736328</text:p>
              </table:table-cell>
              <table:table-cell office:value-type="float" office:value="144.710266113281">
                <text:p>144.710266113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.859420776367">
                <text:p>213.859420776367</text:p>
              </table:table-cell>
              <table:table-cell office:value-type="float" office:value="182.898712158203">
                <text:p>182.898712158203</text:p>
              </table:table-cell>
              <table:table-cell office:value-type="float" office:value="145.08625793457">
                <text:p>145.08625793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.791015625">
                <text:p>220.791015625</text:p>
              </table:table-cell>
              <table:table-cell office:value-type="float" office:value="164.018692016602">
                <text:p>164.018692016602</text:p>
              </table:table-cell>
              <table:table-cell office:value-type="float" office:value="130.07209777832">
                <text:p>130.07209777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.572326660156">
                <text:p>205.572326660156</text:p>
              </table:table-cell>
              <table:table-cell office:value-type="float" office:value="175.073043823242">
                <text:p>175.073043823242</text:p>
              </table:table-cell>
              <table:table-cell office:value-type="float" office:value="146.021408081055">
                <text:p>146.021408081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1.050521850586">
                <text:p>211.050521850586</text:p>
              </table:table-cell>
              <table:table-cell office:value-type="float" office:value="176.14176940918">
                <text:p>176.14176940918</text:p>
              </table:table-cell>
              <table:table-cell office:value-type="float" office:value="159.46484375">
                <text:p>159.4648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.926620483398">
                <text:p>207.926620483398</text:p>
              </table:table-cell>
              <table:table-cell office:value-type="float" office:value="180.143768310547">
                <text:p>180.143768310547</text:p>
              </table:table-cell>
              <table:table-cell office:value-type="float" office:value="140.493667602539">
                <text:p>140.493667602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.212844848633">
                <text:p>204.212844848633</text:p>
              </table:table-cell>
              <table:table-cell office:value-type="float" office:value="161.682235717773">
                <text:p>161.682235717773</text:p>
              </table:table-cell>
              <table:table-cell office:value-type="float" office:value="141.073944091797">
                <text:p>141.073944091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.267044067383">
                <text:p>204.267044067383</text:p>
              </table:table-cell>
              <table:table-cell office:value-type="float" office:value="138.157806396484">
                <text:p>138.157806396484</text:p>
              </table:table-cell>
              <table:table-cell office:value-type="float" office:value="130.71125793457">
                <text:p>130.71125793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.442565917969">
                <text:p>203.442565917969</text:p>
              </table:table-cell>
              <table:table-cell office:value-type="float" office:value="171.484161376953">
                <text:p>171.484161376953</text:p>
              </table:table-cell>
              <table:table-cell office:value-type="float" office:value="130.37744140625">
                <text:p>130.3774414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8.519104003906">
                <text:p>218.519104003906</text:p>
              </table:table-cell>
              <table:table-cell office:value-type="float" office:value="168.570892333984">
                <text:p>168.570892333984</text:p>
              </table:table-cell>
              <table:table-cell office:value-type="float" office:value="141.372375488281">
                <text:p>141.372375488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.228500366211">
                <text:p>202.228500366211</text:p>
              </table:table-cell>
              <table:table-cell office:value-type="float" office:value="146.142486572266">
                <text:p>146.142486572266</text:p>
              </table:table-cell>
              <table:table-cell office:value-type="float" office:value="140.497131347656">
                <text:p>140.497131347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.305053710937">
                <text:p>207.305053710937</text:p>
              </table:table-cell>
              <table:table-cell office:value-type="float" office:value="151.410079956055">
                <text:p>151.410079956055</text:p>
              </table:table-cell>
              <table:table-cell office:value-type="float" office:value="144.922943115234">
                <text:p>144.922943115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.876861572266">
                <text:p>205.876861572266</text:p>
              </table:table-cell>
              <table:table-cell office:value-type="float" office:value="166.244537353516">
                <text:p>166.244537353516</text:p>
              </table:table-cell>
              <table:table-cell office:value-type="float" office:value="170.292922973633">
                <text:p>170.292922973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.238540649414">
                <text:p>188.238540649414</text:p>
              </table:table-cell>
              <table:table-cell office:value-type="float" office:value="171.938522338867">
                <text:p>171.938522338867</text:p>
              </table:table-cell>
              <table:table-cell office:value-type="float" office:value="147.219680786133">
                <text:p>147.219680786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.436477661133">
                <text:p>203.436477661133</text:p>
              </table:table-cell>
              <table:table-cell office:value-type="float" office:value="165.843978881836">
                <text:p>165.843978881836</text:p>
              </table:table-cell>
              <table:table-cell office:value-type="float" office:value="127.194038391113">
                <text:p>127.194038391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.75715637207">
                <text:p>196.75715637207</text:p>
              </table:table-cell>
              <table:table-cell office:value-type="float" office:value="153.890548706055">
                <text:p>153.890548706055</text:p>
              </table:table-cell>
              <table:table-cell office:value-type="float" office:value="115.813056945801">
                <text:p>115.813056945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.276824951172">
                <text:p>196.276824951172</text:p>
              </table:table-cell>
              <table:table-cell office:value-type="float" office:value="138.831848144531">
                <text:p>138.831848144531</text:p>
              </table:table-cell>
              <table:table-cell office:value-type="float" office:value="139.841323852539">
                <text:p>139.841323852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.677551269531">
                <text:p>196.677551269531</text:p>
              </table:table-cell>
              <table:table-cell office:value-type="float" office:value="166.065338134766">
                <text:p>166.065338134766</text:p>
              </table:table-cell>
              <table:table-cell office:value-type="float" office:value="123.777412414551">
                <text:p>123.7774124145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.666870117188">
                <text:p>191.666870117188</text:p>
              </table:table-cell>
              <table:table-cell office:value-type="float" office:value="166.78791809082">
                <text:p>166.78791809082</text:p>
              </table:table-cell>
              <table:table-cell office:value-type="float" office:value="121.881896972656">
                <text:p>121.881896972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.476501464844">
                <text:p>203.476501464844</text:p>
              </table:table-cell>
              <table:table-cell office:value-type="float" office:value="163.294326782227">
                <text:p>163.294326782227</text:p>
              </table:table-cell>
              <table:table-cell office:value-type="float" office:value="131.209289550781">
                <text:p>131.209289550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8.908294677734">
                <text:p>188.908294677734</text:p>
              </table:table-cell>
              <table:table-cell office:value-type="float" office:value="160.202407836914">
                <text:p>160.202407836914</text:p>
              </table:table-cell>
              <table:table-cell office:value-type="float" office:value="102.47477722168">
                <text:p>102.47477722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.607559204102">
                <text:p>201.607559204102</text:p>
              </table:table-cell>
              <table:table-cell office:value-type="float" office:value="152.890014648438">
                <text:p>152.890014648438</text:p>
              </table:table-cell>
              <table:table-cell office:value-type="float" office:value="122.099632263184">
                <text:p>122.099632263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6.560043334961">
                <text:p>206.560043334961</text:p>
              </table:table-cell>
              <table:table-cell office:value-type="float" office:value="153.266387939453">
                <text:p>153.266387939453</text:p>
              </table:table-cell>
              <table:table-cell office:value-type="float" office:value="98.0973205566406">
                <text:p>98.09732055664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1.948333740234">
                <text:p>191.948333740234</text:p>
              </table:table-cell>
              <table:table-cell office:value-type="float" office:value="144.147430419922">
                <text:p>144.147430419922</text:p>
              </table:table-cell>
              <table:table-cell office:value-type="float" office:value="100.874671936035">
                <text:p>100.874671936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7.106414794922">
                <text:p>187.106414794922</text:p>
              </table:table-cell>
              <table:table-cell office:value-type="float" office:value="136.129028320313">
                <text:p>136.129028320313</text:p>
              </table:table-cell>
              <table:table-cell office:value-type="float" office:value="116.240928649902">
                <text:p>116.2409286499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.797775268555">
                <text:p>186.797775268555</text:p>
              </table:table-cell>
              <table:table-cell office:value-type="float" office:value="123.12272644043">
                <text:p>123.12272644043</text:p>
              </table:table-cell>
              <table:table-cell office:value-type="float" office:value="106.237365722656">
                <text:p>106.237365722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.76530456543">
                <text:p>191.76530456543</text:p>
              </table:table-cell>
              <table:table-cell office:value-type="float" office:value="139.746185302734">
                <text:p>139.746185302734</text:p>
              </table:table-cell>
              <table:table-cell office:value-type="float" office:value="118.694068908691">
                <text:p>118.694068908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.785903930664">
                <text:p>203.785903930664</text:p>
              </table:table-cell>
              <table:table-cell office:value-type="float" office:value="141.075332641602">
                <text:p>141.075332641602</text:p>
              </table:table-cell>
              <table:table-cell office:value-type="float" office:value="119.653305053711">
                <text:p>119.6533050537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.043807983398">
                <text:p>185.043807983398</text:p>
              </table:table-cell>
              <table:table-cell office:value-type="float" office:value="160.098739624023">
                <text:p>160.098739624023</text:p>
              </table:table-cell>
              <table:table-cell office:value-type="float" office:value="121.663948059082">
                <text:p>121.663948059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0.294006347656">
                <text:p>190.294006347656</text:p>
              </table:table-cell>
              <table:table-cell office:value-type="float" office:value="131.397506713867">
                <text:p>131.397506713867</text:p>
              </table:table-cell>
              <table:table-cell office:value-type="float" office:value="95.6046524047852">
                <text:p>95.6046524047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.752014160156">
                <text:p>188.752014160156</text:p>
              </table:table-cell>
              <table:table-cell office:value-type="float" office:value="116.890571594238">
                <text:p>116.890571594238</text:p>
              </table:table-cell>
              <table:table-cell office:value-type="float" office:value="89.9227676391602">
                <text:p>89.9227676391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1.840179443359">
                <text:p>181.840179443359</text:p>
              </table:table-cell>
              <table:table-cell office:value-type="float" office:value="136.175704956055">
                <text:p>136.175704956055</text:p>
              </table:table-cell>
              <table:table-cell office:value-type="float" office:value="119.608016967773">
                <text:p>119.608016967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0.936798095703">
                <text:p>170.936798095703</text:p>
              </table:table-cell>
              <table:table-cell office:value-type="float" office:value="153.00260925293">
                <text:p>153.00260925293</text:p>
              </table:table-cell>
              <table:table-cell office:value-type="float" office:value="112.045471191406">
                <text:p>112.045471191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.398406982422">
                <text:p>182.398406982422</text:p>
              </table:table-cell>
              <table:table-cell office:value-type="float" office:value="135.672485351563">
                <text:p>135.672485351563</text:p>
              </table:table-cell>
              <table:table-cell office:value-type="float" office:value="116.00952911377">
                <text:p>116.00952911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9.301513671875">
                <text:p>179.301513671875</text:p>
              </table:table-cell>
              <table:table-cell office:value-type="float" office:value="134.694183349609">
                <text:p>134.694183349609</text:p>
              </table:table-cell>
              <table:table-cell office:value-type="float" office:value="129.851791381836">
                <text:p>129.851791381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.061965942383">
                <text:p>186.061965942383</text:p>
              </table:table-cell>
              <table:table-cell office:value-type="float" office:value="141.402847290039">
                <text:p>141.402847290039</text:p>
              </table:table-cell>
              <table:table-cell office:value-type="float" office:value="117.984916687012">
                <text:p>117.98491668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.742736816406">
                <text:p>165.742736816406</text:p>
              </table:table-cell>
              <table:table-cell office:value-type="float" office:value="120.351448059082">
                <text:p>120.351448059082</text:p>
              </table:table-cell>
              <table:table-cell office:value-type="float" office:value="86.1007843017578">
                <text:p>86.1007843017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8.747970581055">
                <text:p>168.747970581055</text:p>
              </table:table-cell>
              <table:table-cell office:value-type="float" office:value="124.140228271484">
                <text:p>124.140228271484</text:p>
              </table:table-cell>
              <table:table-cell office:value-type="float" office:value="115.834358215332">
                <text:p>115.834358215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.51123046875">
                <text:p>171.51123046875</text:p>
              </table:table-cell>
              <table:table-cell office:value-type="float" office:value="146.547378540039">
                <text:p>146.547378540039</text:p>
              </table:table-cell>
              <table:table-cell office:value-type="float" office:value="126.795593261719">
                <text:p>126.795593261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6.594589233398">
                <text:p>186.594589233398</text:p>
              </table:table-cell>
              <table:table-cell office:value-type="float" office:value="124.994781494141">
                <text:p>124.994781494141</text:p>
              </table:table-cell>
              <table:table-cell office:value-type="float" office:value="80.8884353637695">
                <text:p>80.8884353637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.244567871094">
                <text:p>180.244567871094</text:p>
              </table:table-cell>
              <table:table-cell office:value-type="float" office:value="151.357391357422">
                <text:p>151.357391357422</text:p>
              </table:table-cell>
              <table:table-cell office:value-type="float" office:value="119.317176818848">
                <text:p>119.317176818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.066116333008">
                <text:p>171.066116333008</text:p>
              </table:table-cell>
              <table:table-cell office:value-type="float" office:value="137.421981811523">
                <text:p>137.421981811523</text:p>
              </table:table-cell>
              <table:table-cell office:value-type="float" office:value="103.504722595215">
                <text:p>103.504722595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8.496170043945">
                <text:p>178.496170043945</text:p>
              </table:table-cell>
              <table:table-cell office:value-type="float" office:value="110.070083618164">
                <text:p>110.070083618164</text:p>
              </table:table-cell>
              <table:table-cell office:value-type="float" office:value="111.393592834473">
                <text:p>111.393592834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.866012573242">
                <text:p>156.866012573242</text:p>
              </table:table-cell>
              <table:table-cell office:value-type="float" office:value="140.024719238281">
                <text:p>140.024719238281</text:p>
              </table:table-cell>
              <table:table-cell office:value-type="float" office:value="94.8009948730469">
                <text:p>94.8009948730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.757293701172">
                <text:p>166.757293701172</text:p>
              </table:table-cell>
              <table:table-cell office:value-type="float" office:value="134.40202331543">
                <text:p>134.40202331543</text:p>
              </table:table-cell>
              <table:table-cell office:value-type="float" office:value="109.463500976563">
                <text:p>109.463500976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.638610839844">
                <text:p>164.638610839844</text:p>
              </table:table-cell>
              <table:table-cell office:value-type="float" office:value="138.050796508789">
                <text:p>138.050796508789</text:p>
              </table:table-cell>
              <table:table-cell office:value-type="float" office:value="104.617774963379">
                <text:p>104.617774963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.172302246094">
                <text:p>169.172302246094</text:p>
              </table:table-cell>
              <table:table-cell office:value-type="float" office:value="103.090805053711">
                <text:p>103.090805053711</text:p>
              </table:table-cell>
              <table:table-cell office:value-type="float" office:value="121.231674194336">
                <text:p>121.231674194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.07942199707">
                <text:p>167.07942199707</text:p>
              </table:table-cell>
              <table:table-cell office:value-type="float" office:value="127.381469726563">
                <text:p>127.381469726563</text:p>
              </table:table-cell>
              <table:table-cell office:value-type="float" office:value="103.321197509766">
                <text:p>103.321197509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1.852233886719">
                <text:p>161.852233886719</text:p>
              </table:table-cell>
              <table:table-cell office:value-type="float" office:value="100.339378356934">
                <text:p>100.339378356934</text:p>
              </table:table-cell>
              <table:table-cell office:value-type="float" office:value="97.2406997680664">
                <text:p>97.2406997680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.282409667969">
                <text:p>164.282409667969</text:p>
              </table:table-cell>
              <table:table-cell office:value-type="float" office:value="117.463752746582">
                <text:p>117.463752746582</text:p>
              </table:table-cell>
              <table:table-cell office:value-type="float" office:value="79.8320770263672">
                <text:p>79.83207702636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.566696166992">
                <text:p>157.566696166992</text:p>
              </table:table-cell>
              <table:table-cell office:value-type="float" office:value="108.986473083496">
                <text:p>108.986473083496</text:p>
              </table:table-cell>
              <table:table-cell office:value-type="float" office:value="95.3607025146484">
                <text:p>95.3607025146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3.773468017578">
                <text:p>173.773468017578</text:p>
              </table:table-cell>
              <table:table-cell office:value-type="float" office:value="132.781021118164">
                <text:p>132.781021118164</text:p>
              </table:table-cell>
              <table:table-cell office:value-type="float" office:value="107.700202941895">
                <text:p>107.7002029418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.038391113281">
                <text:p>177.038391113281</text:p>
              </table:table-cell>
              <table:table-cell office:value-type="float" office:value="132.506973266602">
                <text:p>132.506973266602</text:p>
              </table:table-cell>
              <table:table-cell office:value-type="float" office:value="91.7089080810547">
                <text:p>91.7089080810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.152420043945">
                <text:p>166.152420043945</text:p>
              </table:table-cell>
              <table:table-cell office:value-type="float" office:value="105.899909973145">
                <text:p>105.899909973145</text:p>
              </table:table-cell>
              <table:table-cell office:value-type="float" office:value="79.9037475585938">
                <text:p>79.9037475585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7.482055664063">
                <text:p>167.482055664063</text:p>
              </table:table-cell>
              <table:table-cell office:value-type="float" office:value="111.900489807129">
                <text:p>111.900489807129</text:p>
              </table:table-cell>
              <table:table-cell office:value-type="float" office:value="107.916488647461">
                <text:p>107.916488647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.64111328125">
                <text:p>166.64111328125</text:p>
              </table:table-cell>
              <table:table-cell office:value-type="float" office:value="120.596000671387">
                <text:p>120.596000671387</text:p>
              </table:table-cell>
              <table:table-cell office:value-type="float" office:value="104.807922363281">
                <text:p>104.807922363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3.043060302734">
                <text:p>153.043060302734</text:p>
              </table:table-cell>
              <table:table-cell office:value-type="float" office:value="110.969497680664">
                <text:p>110.969497680664</text:p>
              </table:table-cell>
              <table:table-cell office:value-type="float" office:value="86.6619720458984">
                <text:p>86.6619720458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7.130035400391">
                <text:p>167.130035400391</text:p>
              </table:table-cell>
              <table:table-cell office:value-type="float" office:value="104.053741455078">
                <text:p>104.053741455078</text:p>
              </table:table-cell>
              <table:table-cell office:value-type="float" office:value="98.8271636962891">
                <text:p>98.8271636962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.448577880859">
                <text:p>168.448577880859</text:p>
              </table:table-cell>
              <table:table-cell office:value-type="float" office:value="98.3617172241211">
                <text:p>98.3617172241211</text:p>
              </table:table-cell>
              <table:table-cell office:value-type="float" office:value="76.6855621337891">
                <text:p>76.6855621337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.804794311523">
                <text:p>143.804794311523</text:p>
              </table:table-cell>
              <table:table-cell office:value-type="float" office:value="103.232162475586">
                <text:p>103.232162475586</text:p>
              </table:table-cell>
              <table:table-cell office:value-type="float" office:value="89.3661422729492">
                <text:p>89.3661422729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.191558837891">
                <text:p>150.191558837891</text:p>
              </table:table-cell>
              <table:table-cell office:value-type="float" office:value="120.159187316895">
                <text:p>120.159187316895</text:p>
              </table:table-cell>
              <table:table-cell office:value-type="float" office:value="107.120384216309">
                <text:p>107.120384216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.183120727539">
                <text:p>155.183120727539</text:p>
              </table:table-cell>
              <table:table-cell office:value-type="float" office:value="116.859504699707">
                <text:p>116.859504699707</text:p>
              </table:table-cell>
              <table:table-cell office:value-type="float" office:value="90.4651641845703">
                <text:p>90.4651641845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.976165771484">
                <text:p>152.976165771484</text:p>
              </table:table-cell>
              <table:table-cell office:value-type="float" office:value="108.109199523926">
                <text:p>108.109199523926</text:p>
              </table:table-cell>
              <table:table-cell office:value-type="float" office:value="86.8392105102539">
                <text:p>86.8392105102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7.525840759277">
                <text:p>127.525840759277</text:p>
              </table:table-cell>
              <table:table-cell office:value-type="float" office:value="115.422790527344">
                <text:p>115.422790527344</text:p>
              </table:table-cell>
              <table:table-cell office:value-type="float" office:value="86.8979263305664">
                <text:p>86.8979263305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.828201293945">
                <text:p>152.828201293945</text:p>
              </table:table-cell>
              <table:table-cell office:value-type="float" office:value="133.352310180664">
                <text:p>133.352310180664</text:p>
              </table:table-cell>
              <table:table-cell office:value-type="float" office:value="87.8592529296875">
                <text:p>87.859252929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3.918991088867">
                <text:p>153.918991088867</text:p>
              </table:table-cell>
              <table:table-cell office:value-type="float" office:value="92.701057434082">
                <text:p>92.701057434082</text:p>
              </table:table-cell>
              <table:table-cell office:value-type="float" office:value="87.9424514770508">
                <text:p>87.94245147705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.688079833984">
                <text:p>160.688079833984</text:p>
              </table:table-cell>
              <table:table-cell office:value-type="float" office:value="125.407203674316">
                <text:p>125.407203674316</text:p>
              </table:table-cell>
              <table:table-cell office:value-type="float" office:value="91.9130554199219">
                <text:p>91.9130554199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.518508911133">
                <text:p>147.518508911133</text:p>
              </table:table-cell>
              <table:table-cell office:value-type="float" office:value="122.663215637207">
                <text:p>122.663215637207</text:p>
              </table:table-cell>
              <table:table-cell office:value-type="float" office:value="74.03173828125">
                <text:p>74.0317382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.773086547852">
                <text:p>162.773086547852</text:p>
              </table:table-cell>
              <table:table-cell office:value-type="float" office:value="108.068550109863">
                <text:p>108.068550109863</text:p>
              </table:table-cell>
              <table:table-cell office:value-type="float" office:value="93.99462890625">
                <text:p>93.9946289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2.974685668945">
                <text:p>152.974685668945</text:p>
              </table:table-cell>
              <table:table-cell office:value-type="float" office:value="113.906066894531">
                <text:p>113.906066894531</text:p>
              </table:table-cell>
              <table:table-cell office:value-type="float" office:value="84.654411315918">
                <text:p>84.6544113159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.448959350586">
                <text:p>155.448959350586</text:p>
              </table:table-cell>
              <table:table-cell office:value-type="float" office:value="92.0426864624023">
                <text:p>92.0426864624023</text:p>
              </table:table-cell>
              <table:table-cell office:value-type="float" office:value="120.732772827148">
                <text:p>120.732772827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6.709716796875">
                <text:p>146.709716796875</text:p>
              </table:table-cell>
              <table:table-cell office:value-type="float" office:value="130.869689941406">
                <text:p>130.869689941406</text:p>
              </table:table-cell>
              <table:table-cell office:value-type="float" office:value="72.3224945068359">
                <text:p>72.322494506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.86589050293">
                <text:p>144.86589050293</text:p>
              </table:table-cell>
              <table:table-cell office:value-type="float" office:value="101.879028320313">
                <text:p>101.879028320313</text:p>
              </table:table-cell>
              <table:table-cell office:value-type="float" office:value="89.7450790405273">
                <text:p>89.7450790405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.311279296875">
                <text:p>149.311279296875</text:p>
              </table:table-cell>
              <table:table-cell office:value-type="float" office:value="117.529968261719">
                <text:p>117.529968261719</text:p>
              </table:table-cell>
              <table:table-cell office:value-type="float" office:value="65.609619140625">
                <text:p>65.60961914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7.875747680664">
                <text:p>137.875747680664</text:p>
              </table:table-cell>
              <table:table-cell office:value-type="float" office:value="114.420799255371">
                <text:p>114.420799255371</text:p>
              </table:table-cell>
              <table:table-cell office:value-type="float" office:value="84.5903930664062">
                <text:p>84.59039306640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.889175415039">
                <text:p>131.889175415039</text:p>
              </table:table-cell>
              <table:table-cell office:value-type="float" office:value="105.141258239746">
                <text:p>105.141258239746</text:p>
              </table:table-cell>
              <table:table-cell office:value-type="float" office:value="88.2052307128906">
                <text:p>88.20523071289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4.64729309082">
                <text:p>134.64729309082</text:p>
              </table:table-cell>
              <table:table-cell office:value-type="float" office:value="98.8851547241211">
                <text:p>98.8851547241211</text:p>
              </table:table-cell>
              <table:table-cell office:value-type="float" office:value="72.9113311767578">
                <text:p>72.91133117675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.650650024414">
                <text:p>144.650650024414</text:p>
              </table:table-cell>
              <table:table-cell office:value-type="float" office:value="70.2773971557617">
                <text:p>70.2773971557617</text:p>
              </table:table-cell>
              <table:table-cell office:value-type="float" office:value="84.291374206543">
                <text:p>84.291374206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.922607421875">
                <text:p>147.922607421875</text:p>
              </table:table-cell>
              <table:table-cell office:value-type="float" office:value="96.7320404052734">
                <text:p>96.7320404052734</text:p>
              </table:table-cell>
              <table:table-cell office:value-type="float" office:value="82.9127044677734">
                <text:p>82.91270446777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3.561264038086">
                <text:p>143.561264038086</text:p>
              </table:table-cell>
              <table:table-cell office:value-type="float" office:value="118.978584289551">
                <text:p>118.978584289551</text:p>
              </table:table-cell>
              <table:table-cell office:value-type="float" office:value="74.836311340332">
                <text:p>74.836311340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.692977905273">
                <text:p>145.692977905273</text:p>
              </table:table-cell>
              <table:table-cell office:value-type="float" office:value="87.3912506103516">
                <text:p>87.3912506103516</text:p>
              </table:table-cell>
              <table:table-cell office:value-type="float" office:value="84.4448852539063">
                <text:p>84.4448852539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.548004150391">
                <text:p>134.548004150391</text:p>
              </table:table-cell>
              <table:table-cell office:value-type="float" office:value="99.0682144165039">
                <text:p>99.0682144165039</text:p>
              </table:table-cell>
              <table:table-cell office:value-type="float" office:value="105.701507568359">
                <text:p>105.701507568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.403747558594">
                <text:p>141.403747558594</text:p>
              </table:table-cell>
              <table:table-cell office:value-type="float" office:value="113.700752258301">
                <text:p>113.700752258301</text:p>
              </table:table-cell>
              <table:table-cell office:value-type="float" office:value="53.8879852294922">
                <text:p>53.88798522949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8.371154785156">
                <text:p>158.371154785156</text:p>
              </table:table-cell>
              <table:table-cell office:value-type="float" office:value="88.8123474121094">
                <text:p>88.8123474121094</text:p>
              </table:table-cell>
              <table:table-cell office:value-type="float" office:value="83.6586456298828">
                <text:p>83.65864562988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.526611328125">
                <text:p>160.526611328125</text:p>
              </table:table-cell>
              <table:table-cell office:value-type="float" office:value="94.8615875244141">
                <text:p>94.8615875244141</text:p>
              </table:table-cell>
              <table:table-cell office:value-type="float" office:value="74.8143692016602">
                <text:p>74.8143692016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.426582336426">
                <text:p>120.426582336426</text:p>
              </table:table-cell>
              <table:table-cell office:value-type="float" office:value="83.7585678100586">
                <text:p>83.7585678100586</text:p>
              </table:table-cell>
              <table:table-cell office:value-type="float" office:value="106.473625183105">
                <text:p>106.473625183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.44091796875">
                <text:p>147.44091796875</text:p>
              </table:table-cell>
              <table:table-cell office:value-type="float" office:value="99.1612091064453">
                <text:p>99.1612091064453</text:p>
              </table:table-cell>
              <table:table-cell office:value-type="float" office:value="85.3633575439453">
                <text:p>85.36335754394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.04866027832">
                <text:p>152.04866027832</text:p>
              </table:table-cell>
              <table:table-cell office:value-type="float" office:value="88.1471557617187">
                <text:p>88.1471557617187</text:p>
              </table:table-cell>
              <table:table-cell office:value-type="float" office:value="84.3791351318359">
                <text:p>84.37913513183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9.008850097656">
                <text:p>139.008850097656</text:p>
              </table:table-cell>
              <table:table-cell office:value-type="float" office:value="93.8454208374023">
                <text:p>93.8454208374023</text:p>
              </table:table-cell>
              <table:table-cell office:value-type="float" office:value="96.9915161132812">
                <text:p>96.99151611328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3.688049316406">
                <text:p>143.688049316406</text:p>
              </table:table-cell>
              <table:table-cell office:value-type="float" office:value="73.4765625">
                <text:p>73.4765625</text:p>
              </table:table-cell>
              <table:table-cell office:value-type="float" office:value="94.4287643432617">
                <text:p>94.42876434326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.967910766602">
                <text:p>150.967910766602</text:p>
              </table:table-cell>
              <table:table-cell office:value-type="float" office:value="103.503746032715">
                <text:p>103.503746032715</text:p>
              </table:table-cell>
              <table:table-cell office:value-type="float" office:value="98.2359313964844">
                <text:p>98.23593139648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6.608627319336">
                <text:p>146.608627319336</text:p>
              </table:table-cell>
              <table:table-cell office:value-type="float" office:value="92.745231628418">
                <text:p>92.745231628418</text:p>
              </table:table-cell>
              <table:table-cell office:value-type="float" office:value="69.7818450927734">
                <text:p>69.78184509277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0.942962646484">
                <text:p>140.942962646484</text:p>
              </table:table-cell>
              <table:table-cell office:value-type="float" office:value="100.760154724121">
                <text:p>100.760154724121</text:p>
              </table:table-cell>
              <table:table-cell office:value-type="float" office:value="78.4663543701172">
                <text:p>78.46635437011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.996078491211">
                <text:p>134.996078491211</text:p>
              </table:table-cell>
              <table:table-cell office:value-type="float" office:value="96.5649719238281">
                <text:p>96.5649719238281</text:p>
              </table:table-cell>
              <table:table-cell office:value-type="float" office:value="71.1686782836914">
                <text:p>71.1686782836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2.514587402344">
                <text:p>142.514587402344</text:p>
              </table:table-cell>
              <table:table-cell office:value-type="float" office:value="94.6702575683594">
                <text:p>94.6702575683594</text:p>
              </table:table-cell>
              <table:table-cell office:value-type="float" office:value="88.9248046875">
                <text:p>88.924804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.696197509766">
                <text:p>138.696197509766</text:p>
              </table:table-cell>
              <table:table-cell office:value-type="float" office:value="107.425216674805">
                <text:p>107.425216674805</text:p>
              </table:table-cell>
              <table:table-cell office:value-type="float" office:value="82.9704513549805">
                <text:p>82.9704513549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.46753692627">
                <text:p>118.46753692627</text:p>
              </table:table-cell>
              <table:table-cell office:value-type="float" office:value="81.1057739257813">
                <text:p>81.1057739257813</text:p>
              </table:table-cell>
              <table:table-cell office:value-type="float" office:value="70.8591613769531">
                <text:p>70.85916137695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.845176696777">
                <text:p>114.845176696777</text:p>
              </table:table-cell>
              <table:table-cell office:value-type="float" office:value="108.920379638672">
                <text:p>108.920379638672</text:p>
              </table:table-cell>
              <table:table-cell office:value-type="float" office:value="73.3628311157227">
                <text:p>73.36283111572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4.175476074219">
                <text:p>164.175476074219</text:p>
              </table:table-cell>
              <table:table-cell office:value-type="float" office:value="87.7601623535156">
                <text:p>87.7601623535156</text:p>
              </table:table-cell>
              <table:table-cell office:value-type="float" office:value="81.2231521606445">
                <text:p>81.22315216064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0.686553955078">
                <text:p>150.686553955078</text:p>
              </table:table-cell>
              <table:table-cell office:value-type="float" office:value="124.204696655273">
                <text:p>124.204696655273</text:p>
              </table:table-cell>
              <table:table-cell office:value-type="float" office:value="72.7503051757813">
                <text:p>72.75030517578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.847579956055">
                <text:p>133.847579956055</text:p>
              </table:table-cell>
              <table:table-cell office:value-type="float" office:value="94.5369491577148">
                <text:p>94.5369491577148</text:p>
              </table:table-cell>
              <table:table-cell office:value-type="float" office:value="70.2795944213867">
                <text:p>70.27959442138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2.922622680664">
                <text:p>142.922622680664</text:p>
              </table:table-cell>
              <table:table-cell office:value-type="float" office:value="88.1897735595703">
                <text:p>88.1897735595703</text:p>
              </table:table-cell>
              <table:table-cell office:value-type="float" office:value="64.9568710327148">
                <text:p>64.9568710327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.324996948242">
                <text:p>125.324996948242</text:p>
              </table:table-cell>
              <table:table-cell office:value-type="float" office:value="93.5687789916992">
                <text:p>93.5687789916992</text:p>
              </table:table-cell>
              <table:table-cell office:value-type="float" office:value="77.4294128417969">
                <text:p>77.4294128417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.087036132813">
                <text:p>150.087036132813</text:p>
              </table:table-cell>
              <table:table-cell office:value-type="float" office:value="96.08837890625">
                <text:p>96.08837890625</text:p>
              </table:table-cell>
              <table:table-cell office:value-type="float" office:value="72.4024353027344">
                <text:p>72.40243530273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9.722366333008">
                <text:p>129.722366333008</text:p>
              </table:table-cell>
              <table:table-cell office:value-type="float" office:value="98.1748275756836">
                <text:p>98.1748275756836</text:p>
              </table:table-cell>
              <table:table-cell office:value-type="float" office:value="68.6300659179688">
                <text:p>68.63006591796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.323547363281">
                <text:p>132.323547363281</text:p>
              </table:table-cell>
              <table:table-cell office:value-type="float" office:value="113.238349914551">
                <text:p>113.238349914551</text:p>
              </table:table-cell>
              <table:table-cell office:value-type="float" office:value="75.7375793457031">
                <text:p>75.73757934570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.266342163086">
                <text:p>144.266342163086</text:p>
              </table:table-cell>
              <table:table-cell office:value-type="float" office:value="90.3090209960937">
                <text:p>90.3090209960937</text:p>
              </table:table-cell>
              <table:table-cell office:value-type="float" office:value="43.3517189025879">
                <text:p>43.35171890258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1.269073486328">
                <text:p>151.269073486328</text:p>
              </table:table-cell>
              <table:table-cell office:value-type="float" office:value="127.044647216797">
                <text:p>127.044647216797</text:p>
              </table:table-cell>
              <table:table-cell office:value-type="float" office:value="88.9244155883789">
                <text:p>88.92441558837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.506149291992">
                <text:p>135.506149291992</text:p>
              </table:table-cell>
              <table:table-cell office:value-type="float" office:value="82.7633666992188">
                <text:p>82.7633666992188</text:p>
              </table:table-cell>
              <table:table-cell office:value-type="float" office:value="79.5167541503906">
                <text:p>79.51675415039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0.213562011719">
                <text:p>130.213562011719</text:p>
              </table:table-cell>
              <table:table-cell office:value-type="float" office:value="88.801872253418">
                <text:p>88.801872253418</text:p>
              </table:table-cell>
              <table:table-cell office:value-type="float" office:value="80.4238662719727">
                <text:p>80.42386627197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.148063659668">
                <text:p>127.148063659668</text:p>
              </table:table-cell>
              <table:table-cell office:value-type="float" office:value="84.9828109741211">
                <text:p>84.9828109741211</text:p>
              </table:table-cell>
              <table:table-cell office:value-type="float" office:value="63.6439170837402">
                <text:p>63.6439170837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6.02294921875">
                <text:p>136.02294921875</text:p>
              </table:table-cell>
              <table:table-cell office:value-type="float" office:value="65.0365982055664">
                <text:p>65.0365982055664</text:p>
              </table:table-cell>
              <table:table-cell office:value-type="float" office:value="73.0116653442383">
                <text:p>73.01166534423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.966857910156">
                <text:p>130.966857910156</text:p>
              </table:table-cell>
              <table:table-cell office:value-type="float" office:value="92.610237121582">
                <text:p>92.610237121582</text:p>
              </table:table-cell>
              <table:table-cell office:value-type="float" office:value="94.7595672607422">
                <text:p>94.75956726074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.770706176758">
                <text:p>142.770706176758</text:p>
              </table:table-cell>
              <table:table-cell office:value-type="float" office:value="92.5630187988281">
                <text:p>92.5630187988281</text:p>
              </table:table-cell>
              <table:table-cell office:value-type="float" office:value="52.5666656494141">
                <text:p>52.56666564941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3.102722167969">
                <text:p>153.102722167969</text:p>
              </table:table-cell>
              <table:table-cell office:value-type="float" office:value="102.111785888672">
                <text:p>102.111785888672</text:p>
              </table:table-cell>
              <table:table-cell office:value-type="float" office:value="52.3797416687012">
                <text:p>52.3797416687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4.041954040527">
                <text:p>124.041954040527</text:p>
              </table:table-cell>
              <table:table-cell office:value-type="float" office:value="87.9702377319336">
                <text:p>87.9702377319336</text:p>
              </table:table-cell>
              <table:table-cell office:value-type="float" office:value="66.7592239379883">
                <text:p>66.7592239379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.896942138672">
                <text:p>121.896942138672</text:p>
              </table:table-cell>
              <table:table-cell office:value-type="float" office:value="88.2168121337891">
                <text:p>88.2168121337891</text:p>
              </table:table-cell>
              <table:table-cell office:value-type="float" office:value="98.6962127685547">
                <text:p>98.69621276855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.762100219727">
                <text:p>134.762100219727</text:p>
              </table:table-cell>
              <table:table-cell office:value-type="float" office:value="78.0504913330078">
                <text:p>78.0504913330078</text:p>
              </table:table-cell>
              <table:table-cell office:value-type="float" office:value="85.5603713989258">
                <text:p>85.56037139892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3.862396240234">
                <text:p>143.862396240234</text:p>
              </table:table-cell>
              <table:table-cell office:value-type="float" office:value="81.1894302368164">
                <text:p>81.1894302368164</text:p>
              </table:table-cell>
              <table:table-cell office:value-type="float" office:value="70.6644592285156">
                <text:p>70.66445922851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0.92790222168">
                <text:p>110.92790222168</text:p>
              </table:table-cell>
              <table:table-cell office:value-type="float" office:value="89.0889739990234">
                <text:p>89.0889739990234</text:p>
              </table:table-cell>
              <table:table-cell office:value-type="float" office:value="97.6342849731445">
                <text:p>97.6342849731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.946594238281">
                <text:p>134.946594238281</text:p>
              </table:table-cell>
              <table:table-cell office:value-type="float" office:value="81.0224990844727">
                <text:p>81.0224990844727</text:p>
              </table:table-cell>
              <table:table-cell office:value-type="float" office:value="85.8350830078125">
                <text:p>85.8350830078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2.378440856934">
                <text:p>122.378440856934</text:p>
              </table:table-cell>
              <table:table-cell office:value-type="float" office:value="93.5944671630859">
                <text:p>93.5944671630859</text:p>
              </table:table-cell>
              <table:table-cell office:value-type="float" office:value="100.344589233398">
                <text:p>100.3445892333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.375068664551">
                <text:p>120.375068664551</text:p>
              </table:table-cell>
              <table:table-cell office:value-type="float" office:value="82.8556518554688">
                <text:p>82.8556518554688</text:p>
              </table:table-cell>
              <table:table-cell office:value-type="float" office:value="56.4910125732422">
                <text:p>56.4910125732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.747932434082">
                <text:p>103.747932434082</text:p>
              </table:table-cell>
              <table:table-cell office:value-type="float" office:value="93.8854522705078">
                <text:p>93.8854522705078</text:p>
              </table:table-cell>
              <table:table-cell office:value-type="float" office:value="55.1268768310547">
                <text:p>55.1268768310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.425308227539">
                <text:p>134.425308227539</text:p>
              </table:table-cell>
              <table:table-cell office:value-type="float" office:value="73.9670867919922">
                <text:p>73.9670867919922</text:p>
              </table:table-cell>
              <table:table-cell office:value-type="float" office:value="62.6484336853027">
                <text:p>62.64843368530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2.110885620117">
                <text:p>132.110885620117</text:p>
              </table:table-cell>
              <table:table-cell office:value-type="float" office:value="79.0461883544922">
                <text:p>79.0461883544922</text:p>
              </table:table-cell>
              <table:table-cell office:value-type="float" office:value="58.2726020812988">
                <text:p>58.27260208129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.567672729492">
                <text:p>114.567672729492</text:p>
              </table:table-cell>
              <table:table-cell office:value-type="float" office:value="68.06982421875">
                <text:p>68.06982421875</text:p>
              </table:table-cell>
              <table:table-cell office:value-type="float" office:value="80.7949981689453">
                <text:p>80.79499816894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.479652404785">
                <text:p>127.479652404785</text:p>
              </table:table-cell>
              <table:table-cell office:value-type="float" office:value="87.6420440673828">
                <text:p>87.6420440673828</text:p>
              </table:table-cell>
              <table:table-cell office:value-type="float" office:value="49.4573783874512">
                <text:p>49.45737838745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.905433654785">
                <text:p>117.905433654785</text:p>
              </table:table-cell>
              <table:table-cell office:value-type="float" office:value="80.4347839355469">
                <text:p>80.4347839355469</text:p>
              </table:table-cell>
              <table:table-cell office:value-type="float" office:value="73.5889129638672">
                <text:p>73.58891296386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4.016357421875">
                <text:p>124.016357421875</text:p>
              </table:table-cell>
              <table:table-cell office:value-type="float" office:value="92.7191009521484">
                <text:p>92.7191009521484</text:p>
              </table:table-cell>
              <table:table-cell office:value-type="float" office:value="70.9738616943359">
                <text:p>70.9738616943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6.638442993164">
                <text:p>136.638442993164</text:p>
              </table:table-cell>
              <table:table-cell office:value-type="float" office:value="87.9693222045898">
                <text:p>87.9693222045898</text:p>
              </table:table-cell>
              <table:table-cell office:value-type="float" office:value="44.0441780090332">
                <text:p>44.04417800903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.365425109863">
                <text:p>112.365425109863</text:p>
              </table:table-cell>
              <table:table-cell office:value-type="float" office:value="71.3084564208984">
                <text:p>71.3084564208984</text:p>
              </table:table-cell>
              <table:table-cell office:value-type="float" office:value="80.143798828125">
                <text:p>80.143798828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0.911163330078">
                <text:p>120.911163330078</text:p>
              </table:table-cell>
              <table:table-cell office:value-type="float" office:value="69.6369400024414">
                <text:p>69.6369400024414</text:p>
              </table:table-cell>
              <table:table-cell office:value-type="float" office:value="79.506477355957">
                <text:p>79.5064773559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7.162620544434">
                <text:p>127.162620544434</text:p>
              </table:table-cell>
              <table:table-cell office:value-type="float" office:value="72.4701614379883">
                <text:p>72.4701614379883</text:p>
              </table:table-cell>
              <table:table-cell office:value-type="float" office:value="73.5443801879883">
                <text:p>73.54438018798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7.076667785645">
                <text:p>107.076667785645</text:p>
              </table:table-cell>
              <table:table-cell office:value-type="float" office:value="66.9603042602539">
                <text:p>66.9603042602539</text:p>
              </table:table-cell>
              <table:table-cell office:value-type="float" office:value="61.8740234375">
                <text:p>61.8740234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.813278198242">
                <text:p>143.813278198242</text:p>
              </table:table-cell>
              <table:table-cell office:value-type="float" office:value="74.0607376098633">
                <text:p>74.0607376098633</text:p>
              </table:table-cell>
              <table:table-cell office:value-type="float" office:value="55.2642707824707">
                <text:p>55.26427078247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4.106025695801">
                <text:p>124.106025695801</text:p>
              </table:table-cell>
              <table:table-cell office:value-type="float" office:value="96.7172622680664">
                <text:p>96.7172622680664</text:p>
              </table:table-cell>
              <table:table-cell office:value-type="float" office:value="60.7669525146484">
                <text:p>60.76695251464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.684799194336">
                <text:p>134.684799194336</text:p>
              </table:table-cell>
              <table:table-cell office:value-type="float" office:value="78.9775619506836">
                <text:p>78.9775619506836</text:p>
              </table:table-cell>
              <table:table-cell office:value-type="float" office:value="70.8943710327148">
                <text:p>70.89437103271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4.634841918945">
                <text:p>134.634841918945</text:p>
              </table:table-cell>
              <table:table-cell office:value-type="float" office:value="85.0018920898438">
                <text:p>85.0018920898438</text:p>
              </table:table-cell>
              <table:table-cell office:value-type="float" office:value="70.1005554199219">
                <text:p>70.1005554199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2.434394836426">
                <text:p>122.434394836426</text:p>
              </table:table-cell>
              <table:table-cell office:value-type="float" office:value="61.6050796508789">
                <text:p>61.6050796508789</text:p>
              </table:table-cell>
              <table:table-cell office:value-type="float" office:value="47.0936965942383">
                <text:p>47.09369659423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7.182159423828">
                <text:p>107.182159423828</text:p>
              </table:table-cell>
              <table:table-cell office:value-type="float" office:value="97.4304428100586">
                <text:p>97.4304428100586</text:p>
              </table:table-cell>
              <table:table-cell office:value-type="float" office:value="53.5201606750488">
                <text:p>53.52016067504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1.847938537598">
                <text:p>121.847938537598</text:p>
              </table:table-cell>
              <table:table-cell office:value-type="float" office:value="84.1384429931641">
                <text:p>84.1384429931641</text:p>
              </table:table-cell>
              <table:table-cell office:value-type="float" office:value="63.9096183776856">
                <text:p>63.90961837768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7.735870361328">
                <text:p>127.735870361328</text:p>
              </table:table-cell>
              <table:table-cell office:value-type="float" office:value="91.8690567016602">
                <text:p>91.8690567016602</text:p>
              </table:table-cell>
              <table:table-cell office:value-type="float" office:value="55.6662483215332">
                <text:p>55.66624832153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.982177734375">
                <text:p>98.982177734375</text:p>
              </table:table-cell>
              <table:table-cell office:value-type="float" office:value="98.32861328125">
                <text:p>98.32861328125</text:p>
              </table:table-cell>
              <table:table-cell office:value-type="float" office:value="71.9608688354492">
                <text:p>71.96086883544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7.230766296387">
                <text:p>117.230766296387</text:p>
              </table:table-cell>
              <table:table-cell office:value-type="float" office:value="70.1387100219727">
                <text:p>70.1387100219727</text:p>
              </table:table-cell>
              <table:table-cell office:value-type="float" office:value="60.0293769836426">
                <text:p>60.02937698364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4.849021911621">
                <text:p>124.849021911621</text:p>
              </table:table-cell>
              <table:table-cell office:value-type="float" office:value="127.935317993164">
                <text:p>127.935317993164</text:p>
              </table:table-cell>
              <table:table-cell office:value-type="float" office:value="61.9958915710449">
                <text:p>61.99589157104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8.671264648438">
                <text:p>138.671264648438</text:p>
              </table:table-cell>
              <table:table-cell office:value-type="float" office:value="64.507926940918">
                <text:p>64.507926940918</text:p>
              </table:table-cell>
              <table:table-cell office:value-type="float" office:value="70.2660980224609">
                <text:p>70.26609802246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1.013824462891">
                <text:p>121.013824462891</text:p>
              </table:table-cell>
              <table:table-cell office:value-type="float" office:value="61.9911613464356">
                <text:p>61.9911613464356</text:p>
              </table:table-cell>
              <table:table-cell office:value-type="float" office:value="42.7589988708496">
                <text:p>42.7589988708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.458625793457">
                <text:p>95.458625793457</text:p>
              </table:table-cell>
              <table:table-cell office:value-type="float" office:value="70.1854934692383">
                <text:p>70.1854934692383</text:p>
              </table:table-cell>
              <table:table-cell office:value-type="float" office:value="61.6921997070313">
                <text:p>61.6921997070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7.393501281738">
                <text:p>117.393501281738</text:p>
              </table:table-cell>
              <table:table-cell office:value-type="float" office:value="83.5093612670898">
                <text:p>83.5093612670898</text:p>
              </table:table-cell>
              <table:table-cell office:value-type="float" office:value="57.4919853210449">
                <text:p>57.49198532104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4.09107208252">
                <text:p>114.09107208252</text:p>
              </table:table-cell>
              <table:table-cell office:value-type="float" office:value="79.9106903076172">
                <text:p>79.9106903076172</text:p>
              </table:table-cell>
              <table:table-cell office:value-type="float" office:value="50.4221954345703">
                <text:p>50.42219543457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.635467529297">
                <text:p>125.635467529297</text:p>
              </table:table-cell>
              <table:table-cell office:value-type="float" office:value="92.2388763427734">
                <text:p>92.2388763427734</text:p>
              </table:table-cell>
              <table:table-cell office:value-type="float" office:value="72.3702163696289">
                <text:p>72.37021636962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.8031845092773">
                <text:p>97.8031845092773</text:p>
              </table:table-cell>
              <table:table-cell office:value-type="float" office:value="71.5058441162109">
                <text:p>71.5058441162109</text:p>
              </table:table-cell>
              <table:table-cell office:value-type="float" office:value="56.2379570007324">
                <text:p>56.23795700073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38716125488">
                <text:p>123.238716125488</text:p>
              </table:table-cell>
              <table:table-cell office:value-type="float" office:value="62.2113990783691">
                <text:p>62.2113990783691</text:p>
              </table:table-cell>
              <table:table-cell office:value-type="float" office:value="58.9967269897461">
                <text:p>58.99672698974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4.900360107422">
                <text:p>104.900360107422</text:p>
              </table:table-cell>
              <table:table-cell office:value-type="float" office:value="104.6708984375">
                <text:p>104.6708984375</text:p>
              </table:table-cell>
              <table:table-cell office:value-type="float" office:value="82.4318237304687">
                <text:p>82.43182373046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.7562942504883">
                <text:p>97.7562942504883</text:p>
              </table:table-cell>
              <table:table-cell office:value-type="float" office:value="66.2320556640625">
                <text:p>66.2320556640625</text:p>
              </table:table-cell>
              <table:table-cell office:value-type="float" office:value="82.9897766113281">
                <text:p>82.98977661132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.5034408569336">
                <text:p>92.5034408569336</text:p>
              </table:table-cell>
              <table:table-cell office:value-type="float" office:value="98.3843841552734">
                <text:p>98.3843841552734</text:p>
              </table:table-cell>
              <table:table-cell office:value-type="float" office:value="74.98828125">
                <text:p>74.98828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.201560974121">
                <text:p>100.201560974121</text:p>
              </table:table-cell>
              <table:table-cell office:value-type="float" office:value="76.9555053710937">
                <text:p>76.9555053710937</text:p>
              </table:table-cell>
              <table:table-cell office:value-type="float" office:value="54.3096504211426">
                <text:p>54.30965042114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.9000244140625">
                <text:p>92.9000244140625</text:p>
              </table:table-cell>
              <table:table-cell office:value-type="float" office:value="67.5868453979492">
                <text:p>67.5868453979492</text:p>
              </table:table-cell>
              <table:table-cell office:value-type="float" office:value="73.9215774536133">
                <text:p>73.92157745361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0.101181030273">
                <text:p>110.101181030273</text:p>
              </table:table-cell>
              <table:table-cell office:value-type="float" office:value="68.0722198486328">
                <text:p>68.0722198486328</text:p>
              </table:table-cell>
              <table:table-cell office:value-type="float" office:value="42.2362747192383">
                <text:p>42.23627471923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.882179260254">
                <text:p>125.882179260254</text:p>
              </table:table-cell>
              <table:table-cell office:value-type="float" office:value="87.4604187011719">
                <text:p>87.4604187011719</text:p>
              </table:table-cell>
              <table:table-cell office:value-type="float" office:value="58.6756896972656">
                <text:p>58.67568969726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8.292602539063">
                <text:p>118.292602539063</text:p>
              </table:table-cell>
              <table:table-cell office:value-type="float" office:value="69.8300094604492">
                <text:p>69.8300094604492</text:p>
              </table:table-cell>
              <table:table-cell office:value-type="float" office:value="44.5087394714355">
                <text:p>44.50873947143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1.756103515625">
                <text:p>131.756103515625</text:p>
              </table:table-cell>
              <table:table-cell office:value-type="float" office:value="76.3092269897461">
                <text:p>76.3092269897461</text:p>
              </table:table-cell>
              <table:table-cell office:value-type="float" office:value="54.2156295776367">
                <text:p>54.21562957763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.84937286377">
                <text:p>112.84937286377</text:p>
              </table:table-cell>
              <table:table-cell office:value-type="float" office:value="85.7403411865234">
                <text:p>85.7403411865234</text:p>
              </table:table-cell>
              <table:table-cell office:value-type="float" office:value="66.4266052246094">
                <text:p>66.42660522460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3.231094360352">
                <text:p>113.231094360352</text:p>
              </table:table-cell>
              <table:table-cell office:value-type="float" office:value="86.3804473876953">
                <text:p>86.3804473876953</text:p>
              </table:table-cell>
              <table:table-cell office:value-type="float" office:value="37.1212615966797">
                <text:p>37.12126159667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7.86589050293">
                <text:p>107.86589050293</text:p>
              </table:table-cell>
              <table:table-cell office:value-type="float" office:value="76.9422073364258">
                <text:p>76.9422073364258</text:p>
              </table:table-cell>
              <table:table-cell office:value-type="float" office:value="50.9621124267578">
                <text:p>50.96211242675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2.538879394531">
                <text:p>112.538879394531</text:p>
              </table:table-cell>
              <table:table-cell office:value-type="float" office:value="71.5427093505859">
                <text:p>71.5427093505859</text:p>
              </table:table-cell>
              <table:table-cell office:value-type="float" office:value="73.7721862792969">
                <text:p>73.77218627929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2.508995056152">
                <text:p>122.508995056152</text:p>
              </table:table-cell>
              <table:table-cell office:value-type="float" office:value="72.0512313842773">
                <text:p>72.0512313842773</text:p>
              </table:table-cell>
              <table:table-cell office:value-type="float" office:value="43.2720413208008">
                <text:p>43.2720413208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4.474723815918">
                <text:p>94.474723815918</text:p>
              </table:table-cell>
              <table:table-cell office:value-type="float" office:value="70.7123718261719">
                <text:p>70.7123718261719</text:p>
              </table:table-cell>
              <table:table-cell office:value-type="float" office:value="66.9540252685547">
                <text:p>66.95402526855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4.784881591797">
                <text:p>104.784881591797</text:p>
              </table:table-cell>
              <table:table-cell office:value-type="float" office:value="64.0611877441406">
                <text:p>64.0611877441406</text:p>
              </table:table-cell>
              <table:table-cell office:value-type="float" office:value="56.7765884399414">
                <text:p>56.77658843994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9.277603149414">
                <text:p>129.277603149414</text:p>
              </table:table-cell>
              <table:table-cell office:value-type="float" office:value="61.35595703125">
                <text:p>61.35595703125</text:p>
              </table:table-cell>
              <table:table-cell office:value-type="float" office:value="76.4805679321289">
                <text:p>76.48056793212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7.448829650879">
                <text:p>107.448829650879</text:p>
              </table:table-cell>
              <table:table-cell office:value-type="float" office:value="48.9665832519531">
                <text:p>48.9665832519531</text:p>
              </table:table-cell>
              <table:table-cell office:value-type="float" office:value="49.3341064453125">
                <text:p>49.3341064453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8.852828979492">
                <text:p>108.852828979492</text:p>
              </table:table-cell>
              <table:table-cell office:value-type="float" office:value="56.8502998352051">
                <text:p>56.8502998352051</text:p>
              </table:table-cell>
              <table:table-cell office:value-type="float" office:value="65.9514770507812">
                <text:p>65.9514770507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1.829650878906">
                <text:p>141.829650878906</text:p>
              </table:table-cell>
              <table:table-cell office:value-type="float" office:value="68.9668350219727">
                <text:p>68.9668350219727</text:p>
              </table:table-cell>
              <table:table-cell office:value-type="float" office:value="38.5532417297363">
                <text:p>38.55324172973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.9617309570313">
                <text:p>95.9617309570313</text:p>
              </table:table-cell>
              <table:table-cell office:value-type="float" office:value="98.1980056762695">
                <text:p>98.1980056762695</text:p>
              </table:table-cell>
              <table:table-cell office:value-type="float" office:value="43.2443504333496">
                <text:p>43.24435043334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4.597663879395">
                <text:p>104.597663879395</text:p>
              </table:table-cell>
              <table:table-cell office:value-type="float" office:value="88.4674911499024">
                <text:p>88.4674911499024</text:p>
              </table:table-cell>
              <table:table-cell office:value-type="float" office:value="56.2572059631348">
                <text:p>56.25720596313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.301719665527">
                <text:p>105.301719665527</text:p>
              </table:table-cell>
              <table:table-cell office:value-type="float" office:value="58.0197982788086">
                <text:p>58.0197982788086</text:p>
              </table:table-cell>
              <table:table-cell office:value-type="float" office:value="48.0633125305176">
                <text:p>48.06331253051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6.65641784668">
                <text:p>126.65641784668</text:p>
              </table:table-cell>
              <table:table-cell office:value-type="float" office:value="63.7989463806152">
                <text:p>63.7989463806152</text:p>
              </table:table-cell>
              <table:table-cell office:value-type="float" office:value="63.4146041870117">
                <text:p>63.4146041870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8.369705200195">
                <text:p>128.369705200195</text:p>
              </table:table-cell>
              <table:table-cell office:value-type="float" office:value="88.1158752441406">
                <text:p>88.1158752441406</text:p>
              </table:table-cell>
              <table:table-cell office:value-type="float" office:value="40.8094940185547">
                <text:p>40.80949401855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9.586311340332">
                <text:p>109.586311340332</text:p>
              </table:table-cell>
              <table:table-cell office:value-type="float" office:value="86.5458297729492">
                <text:p>86.5458297729492</text:p>
              </table:table-cell>
              <table:table-cell office:value-type="float" office:value="49.5464897155762">
                <text:p>49.54648971557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.0344543457031">
                <text:p>97.0344543457031</text:p>
              </table:table-cell>
              <table:table-cell office:value-type="float" office:value="83.8106079101562">
                <text:p>83.8106079101562</text:p>
              </table:table-cell>
              <table:table-cell office:value-type="float" office:value="60.3987998962402">
                <text:p>60.3987998962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3.339210510254">
                <text:p>113.339210510254</text:p>
              </table:table-cell>
              <table:table-cell office:value-type="float" office:value="76.4078750610352">
                <text:p>76.4078750610352</text:p>
              </table:table-cell>
              <table:table-cell office:value-type="float" office:value="56.0761070251465">
                <text:p>56.07610702514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3.261169433594">
                <text:p>123.261169433594</text:p>
              </table:table-cell>
              <table:table-cell office:value-type="float" office:value="55.377872467041">
                <text:p>55.377872467041</text:p>
              </table:table-cell>
              <table:table-cell office:value-type="float" office:value="57.0740394592285">
                <text:p>57.07403945922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3698425292969">
                <text:p>97.3698425292969</text:p>
              </table:table-cell>
              <table:table-cell office:value-type="float" office:value="50.8184585571289">
                <text:p>50.8184585571289</text:p>
              </table:table-cell>
              <table:table-cell office:value-type="float" office:value="35.0266418457031">
                <text:p>35.02664184570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.629768371582">
                <text:p>89.629768371582</text:p>
              </table:table-cell>
              <table:table-cell office:value-type="float" office:value="79.2037811279297">
                <text:p>79.2037811279297</text:p>
              </table:table-cell>
              <table:table-cell office:value-type="float" office:value="51.0971145629883">
                <text:p>51.09711456298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.514389038086">
                <text:p>102.514389038086</text:p>
              </table:table-cell>
              <table:table-cell office:value-type="float" office:value="65.0641174316406">
                <text:p>65.0641174316406</text:p>
              </table:table-cell>
              <table:table-cell office:value-type="float" office:value="40.3685874938965">
                <text:p>40.36858749389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.419692993164">
                <text:p>101.419692993164</text:p>
              </table:table-cell>
              <table:table-cell office:value-type="float" office:value="56.2647514343262">
                <text:p>56.2647514343262</text:p>
              </table:table-cell>
              <table:table-cell office:value-type="float" office:value="53.5914306640625">
                <text:p>53.5914306640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.699333190918">
                <text:p>100.699333190918</text:p>
              </table:table-cell>
              <table:table-cell office:value-type="float" office:value="53.1619606018066">
                <text:p>53.1619606018066</text:p>
              </table:table-cell>
              <table:table-cell office:value-type="float" office:value="39.1250877380371">
                <text:p>39.12508773803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.912330627441">
                <text:p>124.912330627441</text:p>
              </table:table-cell>
              <table:table-cell office:value-type="float" office:value="77.6321182250977">
                <text:p>77.6321182250977</text:p>
              </table:table-cell>
              <table:table-cell office:value-type="float" office:value="54.953556060791">
                <text:p>54.9535560607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8.679695129395">
                <text:p>108.679695129395</text:p>
              </table:table-cell>
              <table:table-cell office:value-type="float" office:value="73.2168579101563">
                <text:p>73.2168579101563</text:p>
              </table:table-cell>
              <table:table-cell office:value-type="float" office:value="43.6366004943848">
                <text:p>43.6366004943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3.022590637207">
                <text:p>123.022590637207</text:p>
              </table:table-cell>
              <table:table-cell office:value-type="float" office:value="90.5652084350586">
                <text:p>90.5652084350586</text:p>
              </table:table-cell>
              <table:table-cell office:value-type="float" office:value="73.2653198242187">
                <text:p>73.26531982421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.4918594360352">
                <text:p>78.4918594360352</text:p>
              </table:table-cell>
              <table:table-cell office:value-type="float" office:value="56.108585357666">
                <text:p>56.108585357666</text:p>
              </table:table-cell>
              <table:table-cell office:value-type="float" office:value="46.7100448608398">
                <text:p>46.71004486083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.583892822266">
                <text:p>102.583892822266</text:p>
              </table:table-cell>
              <table:table-cell office:value-type="float" office:value="63.7580375671387">
                <text:p>63.7580375671387</text:p>
              </table:table-cell>
              <table:table-cell office:value-type="float" office:value="46.7716026306152">
                <text:p>46.77160263061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.2747650146484">
                <text:p>99.2747650146484</text:p>
              </table:table-cell>
              <table:table-cell office:value-type="float" office:value="82.5927124023437">
                <text:p>82.5927124023437</text:p>
              </table:table-cell>
              <table:table-cell office:value-type="float" office:value="59.9126586914062">
                <text:p>59.9126586914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1.788711547852">
                <text:p>131.788711547852</text:p>
              </table:table-cell>
              <table:table-cell office:value-type="float" office:value="49.3075752258301">
                <text:p>49.3075752258301</text:p>
              </table:table-cell>
              <table:table-cell office:value-type="float" office:value="50.322380065918">
                <text:p>50.3223800659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.849800109863">
                <text:p>102.849800109863</text:p>
              </table:table-cell>
              <table:table-cell office:value-type="float" office:value="41.5965728759766">
                <text:p>41.5965728759766</text:p>
              </table:table-cell>
              <table:table-cell office:value-type="float" office:value="33.7652053833008">
                <text:p>33.7652053833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1.239944458008">
                <text:p>111.239944458008</text:p>
              </table:table-cell>
              <table:table-cell office:value-type="float" office:value="61.4286842346191">
                <text:p>61.4286842346191</text:p>
              </table:table-cell>
              <table:table-cell office:value-type="float" office:value="47.5343208312988">
                <text:p>47.53432083129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9.838027954102">
                <text:p>129.838027954102</text:p>
              </table:table-cell>
              <table:table-cell office:value-type="float" office:value="64.0076370239258">
                <text:p>64.0076370239258</text:p>
              </table:table-cell>
              <table:table-cell office:value-type="float" office:value="40.1903877258301">
                <text:p>40.1903877258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.519950866699">
                <text:p>106.519950866699</text:p>
              </table:table-cell>
              <table:table-cell office:value-type="float" office:value="58.1704216003418">
                <text:p>58.1704216003418</text:p>
              </table:table-cell>
              <table:table-cell office:value-type="float" office:value="52.9098701477051">
                <text:p>52.90987014770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2.959060668945">
                <text:p>102.959060668945</text:p>
              </table:table-cell>
              <table:table-cell office:value-type="float" office:value="45.3074340820313">
                <text:p>45.3074340820313</text:p>
              </table:table-cell>
              <table:table-cell office:value-type="float" office:value="62.9361839294434">
                <text:p>62.93618392944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3.4080810546875">
                <text:p>93.4080810546875</text:p>
              </table:table-cell>
              <table:table-cell office:value-type="float" office:value="73.830696105957">
                <text:p>73.830696105957</text:p>
              </table:table-cell>
              <table:table-cell office:value-type="float" office:value="51.1372985839844">
                <text:p>51.13729858398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.0151596069336">
                <text:p>90.0151596069336</text:p>
              </table:table-cell>
              <table:table-cell office:value-type="float" office:value="44.4606323242188">
                <text:p>44.4606323242188</text:p>
              </table:table-cell>
              <table:table-cell office:value-type="float" office:value="39.8628044128418">
                <text:p>39.86280441284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.1198348999024">
                <text:p>97.1198348999024</text:p>
              </table:table-cell>
              <table:table-cell office:value-type="float" office:value="82.3501281738281">
                <text:p>82.3501281738281</text:p>
              </table:table-cell>
              <table:table-cell office:value-type="float" office:value="52.6855392456055">
                <text:p>52.68553924560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.3746643066406">
                <text:p>99.3746643066406</text:p>
              </table:table-cell>
              <table:table-cell office:value-type="float" office:value="56.2159843444824">
                <text:p>56.2159843444824</text:p>
              </table:table-cell>
              <table:table-cell office:value-type="float" office:value="50.6861419677734">
                <text:p>50.68614196777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.76798248291">
                <text:p>102.76798248291</text:p>
              </table:table-cell>
              <table:table-cell office:value-type="float" office:value="58.4755668640137">
                <text:p>58.4755668640137</text:p>
              </table:table-cell>
              <table:table-cell office:value-type="float" office:value="48.4935836791992">
                <text:p>48.49358367919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8.5140762329102">
                <text:p>88.5140762329102</text:p>
              </table:table-cell>
              <table:table-cell office:value-type="float" office:value="92.8057556152344">
                <text:p>92.8057556152344</text:p>
              </table:table-cell>
              <table:table-cell office:value-type="float" office:value="48.5010604858398">
                <text:p>48.50106048583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7.74585723877">
                <text:p>107.74585723877</text:p>
              </table:table-cell>
              <table:table-cell office:value-type="float" office:value="69.1865539550781">
                <text:p>69.1865539550781</text:p>
              </table:table-cell>
              <table:table-cell office:value-type="float" office:value="46.0585517883301">
                <text:p>46.05855178833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3.5995101928711">
                <text:p>93.5995101928711</text:p>
              </table:table-cell>
              <table:table-cell office:value-type="float" office:value="58.3816642761231">
                <text:p>58.3816642761231</text:p>
              </table:table-cell>
              <table:table-cell office:value-type="float" office:value="55.012882232666">
                <text:p>55.0128822326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.4828948974609">
                <text:p>99.4828948974609</text:p>
              </table:table-cell>
              <table:table-cell office:value-type="float" office:value="74.2825012207031">
                <text:p>74.2825012207031</text:p>
              </table:table-cell>
              <table:table-cell office:value-type="float" office:value="58.4951820373535">
                <text:p>58.49518203735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.323974609375">
                <text:p>89.323974609375</text:p>
              </table:table-cell>
              <table:table-cell office:value-type="float" office:value="58.1198997497559">
                <text:p>58.1198997497559</text:p>
              </table:table-cell>
              <table:table-cell office:value-type="float" office:value="37.157356262207">
                <text:p>37.1573562622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2.751922607422">
                <text:p>102.751922607422</text:p>
              </table:table-cell>
              <table:table-cell office:value-type="float" office:value="83.1341400146484">
                <text:p>83.1341400146484</text:p>
              </table:table-cell>
              <table:table-cell office:value-type="float" office:value="37.8304862976074">
                <text:p>37.83048629760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.7505035400391">
                <text:p>90.7505035400391</text:p>
              </table:table-cell>
              <table:table-cell office:value-type="float" office:value="62.3605766296387">
                <text:p>62.3605766296387</text:p>
              </table:table-cell>
              <table:table-cell office:value-type="float" office:value="44.923641204834">
                <text:p>44.9236412048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6.9693832397461">
                <text:p>96.9693832397461</text:p>
              </table:table-cell>
              <table:table-cell office:value-type="float" office:value="61.7274932861328">
                <text:p>61.7274932861328</text:p>
              </table:table-cell>
              <table:table-cell office:value-type="float" office:value="49.6766738891602">
                <text:p>49.67667388916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.75772857666">
                <text:p>100.75772857666</text:p>
              </table:table-cell>
              <table:table-cell office:value-type="float" office:value="57.6049041748047">
                <text:p>57.6049041748047</text:p>
              </table:table-cell>
              <table:table-cell office:value-type="float" office:value="40.0748558044434">
                <text:p>40.07485580444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1.498039245605">
                <text:p>111.498039245605</text:p>
              </table:table-cell>
              <table:table-cell office:value-type="float" office:value="58.7863388061524">
                <text:p>58.7863388061524</text:p>
              </table:table-cell>
              <table:table-cell office:value-type="float" office:value="57.1021347045898">
                <text:p>57.10213470458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8864822387695">
                <text:p>90.8864822387695</text:p>
              </table:table-cell>
              <table:table-cell office:value-type="float" office:value="61.8153457641602">
                <text:p>61.8153457641602</text:p>
              </table:table-cell>
              <table:table-cell office:value-type="float" office:value="61.9348678588867">
                <text:p>61.9348678588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5.563591003418">
                <text:p>95.563591003418</text:p>
              </table:table-cell>
              <table:table-cell office:value-type="float" office:value="53.9331283569336">
                <text:p>53.9331283569336</text:p>
              </table:table-cell>
              <table:table-cell office:value-type="float" office:value="60.4581489562988">
                <text:p>60.45814895629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1.588386535645">
                <text:p>111.588386535645</text:p>
              </table:table-cell>
              <table:table-cell office:value-type="float" office:value="47.7862319946289">
                <text:p>47.7862319946289</text:p>
              </table:table-cell>
              <table:table-cell office:value-type="float" office:value="34.9216957092285">
                <text:p>34.92169570922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.4026794433594">
                <text:p>89.4026794433594</text:p>
              </table:table-cell>
              <table:table-cell office:value-type="float" office:value="81.7307205200195">
                <text:p>81.7307205200195</text:p>
              </table:table-cell>
              <table:table-cell office:value-type="float" office:value="25.2355995178223">
                <text:p>25.23559951782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.7281112670898">
                <text:p>87.7281112670898</text:p>
              </table:table-cell>
              <table:table-cell office:value-type="float" office:value="56.0553245544434">
                <text:p>56.0553245544434</text:p>
              </table:table-cell>
              <table:table-cell office:value-type="float" office:value="29.9115886688232">
                <text:p>29.91158866882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6.6726760864258">
                <text:p>96.6726760864258</text:p>
              </table:table-cell>
              <table:table-cell office:value-type="float" office:value="64.6472473144531">
                <text:p>64.6472473144531</text:p>
              </table:table-cell>
              <table:table-cell office:value-type="float" office:value="51.5416984558105">
                <text:p>51.5416984558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.1869735717774">
                <text:p>87.1869735717774</text:p>
              </table:table-cell>
              <table:table-cell office:value-type="float" office:value="60.6330490112305">
                <text:p>60.6330490112305</text:p>
              </table:table-cell>
              <table:table-cell office:value-type="float" office:value="41.736385345459">
                <text:p>41.7363853454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5.2866363525391">
                <text:p>95.2866363525391</text:p>
              </table:table-cell>
              <table:table-cell office:value-type="float" office:value="50.9797248840332">
                <text:p>50.9797248840332</text:p>
              </table:table-cell>
              <table:table-cell office:value-type="float" office:value="54.4641876220703">
                <text:p>54.46418762207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.210311889648">
                <text:p>120.210311889648</text:p>
              </table:table-cell>
              <table:table-cell office:value-type="float" office:value="56.5197334289551">
                <text:p>56.5197334289551</text:p>
              </table:table-cell>
              <table:table-cell office:value-type="float" office:value="19.7764415740967">
                <text:p>19.77644157409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.3798828125">
                <text:p>107.3798828125</text:p>
              </table:table-cell>
              <table:table-cell office:value-type="float" office:value="59.990306854248">
                <text:p>59.990306854248</text:p>
              </table:table-cell>
              <table:table-cell office:value-type="float" office:value="38.9110145568848">
                <text:p>38.91101455688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5.375282287598">
                <text:p>115.375282287598</text:p>
              </table:table-cell>
              <table:table-cell office:value-type="float" office:value="50.1619300842285">
                <text:p>50.1619300842285</text:p>
              </table:table-cell>
              <table:table-cell office:value-type="float" office:value="27.0342254638672">
                <text:p>27.03422546386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2.7223358154297">
                <text:p>92.7223358154297</text:p>
              </table:table-cell>
              <table:table-cell office:value-type="float" office:value="70.5812911987305">
                <text:p>70.5812911987305</text:p>
              </table:table-cell>
              <table:table-cell office:value-type="float" office:value="40.6141357421875">
                <text:p>40.614135742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6.4254455566406">
                <text:p>96.4254455566406</text:p>
              </table:table-cell>
              <table:table-cell office:value-type="float" office:value="66.5433044433594">
                <text:p>66.5433044433594</text:p>
              </table:table-cell>
              <table:table-cell office:value-type="float" office:value="44.8390197753906">
                <text:p>44.8390197753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.184059143066">
                <text:p>120.184059143066</text:p>
              </table:table-cell>
              <table:table-cell office:value-type="float" office:value="70.6546096801758">
                <text:p>70.6546096801758</text:p>
              </table:table-cell>
              <table:table-cell office:value-type="float" office:value="45.855411529541">
                <text:p>45.8554115295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2.449653625488">
                <text:p>112.449653625488</text:p>
              </table:table-cell>
              <table:table-cell office:value-type="float" office:value="58.6916313171387">
                <text:p>58.6916313171387</text:p>
              </table:table-cell>
              <table:table-cell office:value-type="float" office:value="29.5250301361084">
                <text:p>29.52503013610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.9640579223633">
                <text:p>91.9640579223633</text:p>
              </table:table-cell>
              <table:table-cell office:value-type="float" office:value="85.2962799072266">
                <text:p>85.2962799072266</text:p>
              </table:table-cell>
              <table:table-cell office:value-type="float" office:value="39.3106079101562">
                <text:p>39.310607910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1.0002670288086">
                <text:p>91.0002670288086</text:p>
              </table:table-cell>
              <table:table-cell office:value-type="float" office:value="55.6818885803223">
                <text:p>55.6818885803223</text:p>
              </table:table-cell>
              <table:table-cell office:value-type="float" office:value="53.9130973815918">
                <text:p>53.91309738159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4.09268951416">
                <text:p>114.09268951416</text:p>
              </table:table-cell>
              <table:table-cell office:value-type="float" office:value="62.5173492431641">
                <text:p>62.5173492431641</text:p>
              </table:table-cell>
              <table:table-cell office:value-type="float" office:value="44.7736854553223">
                <text:p>44.77368545532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.0156936645508">
                <text:p>90.0156936645508</text:p>
              </table:table-cell>
              <table:table-cell office:value-type="float" office:value="73.2216567993164">
                <text:p>73.2216567993164</text:p>
              </table:table-cell>
              <table:table-cell office:value-type="float" office:value="41.1304588317871">
                <text:p>41.13045883178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8.006622314453">
                <text:p>118.006622314453</text:p>
              </table:table-cell>
              <table:table-cell office:value-type="float" office:value="56.5306015014648">
                <text:p>56.5306015014648</text:p>
              </table:table-cell>
              <table:table-cell office:value-type="float" office:value="37.3693313598633">
                <text:p>37.36933135986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1.807861328125">
                <text:p>111.807861328125</text:p>
              </table:table-cell>
              <table:table-cell office:value-type="float" office:value="59.4701538085937">
                <text:p>59.4701538085937</text:p>
              </table:table-cell>
              <table:table-cell office:value-type="float" office:value="29.7105293273926">
                <text:p>29.71052932739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4.137565612793">
                <text:p>104.137565612793</text:p>
              </table:table-cell>
              <table:table-cell office:value-type="float" office:value="53.054931640625">
                <text:p>53.054931640625</text:p>
              </table:table-cell>
              <table:table-cell office:value-type="float" office:value="32.0647354125977">
                <text:p>32.06473541259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4.9582214355469">
                <text:p>94.9582214355469</text:p>
              </table:table-cell>
              <table:table-cell office:value-type="float" office:value="59.2492446899414">
                <text:p>59.2492446899414</text:p>
              </table:table-cell>
              <table:table-cell office:value-type="float" office:value="44.3066062927246">
                <text:p>44.30660629272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.2093963623047">
                <text:p>89.2093963623047</text:p>
              </table:table-cell>
              <table:table-cell office:value-type="float" office:value="55.0566825866699">
                <text:p>55.0566825866699</text:p>
              </table:table-cell>
              <table:table-cell office:value-type="float" office:value="35.3299293518066">
                <text:p>35.32992935180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9.094917297363">
                <text:p>109.094917297363</text:p>
              </table:table-cell>
              <table:table-cell office:value-type="float" office:value="58.6558647155762">
                <text:p>58.6558647155762</text:p>
              </table:table-cell>
              <table:table-cell office:value-type="float" office:value="34.0919494628906">
                <text:p>34.09194946289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9.2907867431641">
                <text:p>99.2907867431641</text:p>
              </table:table-cell>
              <table:table-cell office:value-type="float" office:value="64.2160568237305">
                <text:p>64.2160568237305</text:p>
              </table:table-cell>
              <table:table-cell office:value-type="float" office:value="23.8892669677734">
                <text:p>23.88926696777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4.0565338134766">
                <text:p>84.0565338134766</text:p>
              </table:table-cell>
              <table:table-cell office:value-type="float" office:value="72.1957244873047">
                <text:p>72.1957244873047</text:p>
              </table:table-cell>
              <table:table-cell office:value-type="float" office:value="53.9660377502441">
                <text:p>53.96603775024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.0962753295898">
                <text:p>95.0962753295898</text:p>
              </table:table-cell>
              <table:table-cell office:value-type="float" office:value="49.2150764465332">
                <text:p>49.2150764465332</text:p>
              </table:table-cell>
              <table:table-cell office:value-type="float" office:value="14.0225038528442">
                <text:p>14.02250385284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7.4706878662109">
                <text:p>77.4706878662109</text:p>
              </table:table-cell>
              <table:table-cell office:value-type="float" office:value="68.7143783569336">
                <text:p>68.7143783569336</text:p>
              </table:table-cell>
              <table:table-cell office:value-type="float" office:value="39.9177017211914">
                <text:p>39.91770172119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4.213897705078">
                <text:p>104.213897705078</text:p>
              </table:table-cell>
              <table:table-cell office:value-type="float" office:value="67.3298797607422">
                <text:p>67.3298797607422</text:p>
              </table:table-cell>
              <table:table-cell office:value-type="float" office:value="30.7571048736572">
                <text:p>30.75710487365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6.9651641845703">
                <text:p>76.9651641845703</text:p>
              </table:table-cell>
              <table:table-cell office:value-type="float" office:value="86.0288238525391">
                <text:p>86.0288238525391</text:p>
              </table:table-cell>
              <table:table-cell office:value-type="float" office:value="54.4050827026367">
                <text:p>54.40508270263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7.2571105957031">
                <text:p>67.2571105957031</text:p>
              </table:table-cell>
              <table:table-cell office:value-type="float" office:value="22.7227916717529">
                <text:p>22.7227916717529</text:p>
              </table:table-cell>
              <table:table-cell office:value-type="float" office:value="16.181453704834">
                <text:p>16.1814537048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9.1650924682617">
                <text:p>89.1650924682617</text:p>
              </table:table-cell>
              <table:table-cell office:value-type="float" office:value="45.7597312927246">
                <text:p>45.7597312927246</text:p>
              </table:table-cell>
              <table:table-cell office:value-type="float" office:value="56.7281188964844">
                <text:p>56.72811889648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2.2425765991211">
                <text:p>92.2425765991211</text:p>
              </table:table-cell>
              <table:table-cell office:value-type="float" office:value="52.8823623657227">
                <text:p>52.8823623657227</text:p>
              </table:table-cell>
              <table:table-cell office:value-type="float" office:value="36.8355560302734">
                <text:p>36.83555603027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7.6140975952148">
                <text:p>87.6140975952148</text:p>
              </table:table-cell>
              <table:table-cell office:value-type="float" office:value="63.7609901428223">
                <text:p>63.7609901428223</text:p>
              </table:table-cell>
              <table:table-cell office:value-type="float" office:value="24.9726390838623">
                <text:p>24.97263908386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7.4871673583984">
                <text:p>87.4871673583984</text:p>
              </table:table-cell>
              <table:table-cell office:value-type="float" office:value="51.6380920410156">
                <text:p>51.6380920410156</text:p>
              </table:table-cell>
              <table:table-cell office:value-type="float" office:value="47.7539482116699">
                <text:p>47.75394821166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.910682678223">
                <text:p>121.910682678223</text:p>
              </table:table-cell>
              <table:table-cell office:value-type="float" office:value="30.9497585296631">
                <text:p>30.9497585296631</text:p>
              </table:table-cell>
              <table:table-cell office:value-type="float" office:value="32.1938743591309">
                <text:p>32.19387435913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.2897720336914">
                <text:p>84.2897720336914</text:p>
              </table:table-cell>
              <table:table-cell office:value-type="float" office:value="40.0766792297363">
                <text:p>40.0766792297363</text:p>
              </table:table-cell>
              <table:table-cell office:value-type="float" office:value="30.9622611999512">
                <text:p>30.96226119995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7.6411056518555">
                <text:p>77.6411056518555</text:p>
              </table:table-cell>
              <table:table-cell office:value-type="float" office:value="66.8775939941406">
                <text:p>66.8775939941406</text:p>
              </table:table-cell>
              <table:table-cell office:value-type="float" office:value="43.9388084411621">
                <text:p>43.9388084411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4.684700012207">
                <text:p>94.684700012207</text:p>
              </table:table-cell>
              <table:table-cell office:value-type="float" office:value="44.4140205383301">
                <text:p>44.4140205383301</text:p>
              </table:table-cell>
              <table:table-cell office:value-type="float" office:value="48.9258918762207">
                <text:p>48.92589187622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.9014358520508">
                <text:p>85.9014358520508</text:p>
              </table:table-cell>
              <table:table-cell office:value-type="float" office:value="43.6694374084473">
                <text:p>43.6694374084473</text:p>
              </table:table-cell>
              <table:table-cell office:value-type="float" office:value="20.0373287200928">
                <text:p>20.03732872009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.3383331298828">
                <text:p>85.3383331298828</text:p>
              </table:table-cell>
              <table:table-cell office:value-type="float" office:value="49.7434577941895">
                <text:p>49.7434577941895</text:p>
              </table:table-cell>
              <table:table-cell office:value-type="float" office:value="18.2101745605469">
                <text:p>18.21017456054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.8527679443359">
                <text:p>86.8527679443359</text:p>
              </table:table-cell>
              <table:table-cell office:value-type="float" office:value="45.6323432922363">
                <text:p>45.6323432922363</text:p>
              </table:table-cell>
              <table:table-cell office:value-type="float" office:value="31.7340831756592">
                <text:p>31.73408317565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1.9276351928711">
                <text:p>91.9276351928711</text:p>
              </table:table-cell>
              <table:table-cell office:value-type="float" office:value="64.6028289794922">
                <text:p>64.6028289794922</text:p>
              </table:table-cell>
              <table:table-cell office:value-type="float" office:value="27.3945388793945">
                <text:p>27.39453887939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.4299163818359">
                <text:p>84.4299163818359</text:p>
              </table:table-cell>
              <table:table-cell office:value-type="float" office:value="89.1025390625">
                <text:p>89.1025390625</text:p>
              </table:table-cell>
              <table:table-cell office:value-type="float" office:value="39.2173728942871">
                <text:p>39.21737289428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.1257476806641">
                <text:p>84.1257476806641</text:p>
              </table:table-cell>
              <table:table-cell office:value-type="float" office:value="51.1945533752441">
                <text:p>51.1945533752441</text:p>
              </table:table-cell>
              <table:table-cell office:value-type="float" office:value="42.544677734375">
                <text:p>42.544677734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.5432739257813">
                <text:p>84.5432739257813</text:p>
              </table:table-cell>
              <table:table-cell office:value-type="float" office:value="41.9236679077148">
                <text:p>41.9236679077148</text:p>
              </table:table-cell>
              <table:table-cell office:value-type="float" office:value="34.8798904418945">
                <text:p>34.87989044189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.7369689941406">
                <text:p>76.7369689941406</text:p>
              </table:table-cell>
              <table:table-cell office:value-type="float" office:value="41.143611907959">
                <text:p>41.143611907959</text:p>
              </table:table-cell>
              <table:table-cell office:value-type="float" office:value="35.9975738525391">
                <text:p>35.99757385253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.0639343261719">
                <text:p>95.0639343261719</text:p>
              </table:table-cell>
              <table:table-cell office:value-type="float" office:value="49.080265045166">
                <text:p>49.080265045166</text:p>
              </table:table-cell>
              <table:table-cell office:value-type="float" office:value="36.1364784240723">
                <text:p>36.13647842407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.3601455688477">
                <text:p>75.3601455688477</text:p>
              </table:table-cell>
              <table:table-cell office:value-type="float" office:value="46.4603157043457">
                <text:p>46.4603157043457</text:p>
              </table:table-cell>
              <table:table-cell office:value-type="float" office:value="42.468132019043">
                <text:p>42.4681320190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.096923828125">
                <text:p>90.096923828125</text:p>
              </table:table-cell>
              <table:table-cell office:value-type="float" office:value="48.5300903320313">
                <text:p>48.5300903320313</text:p>
              </table:table-cell>
              <table:table-cell office:value-type="float" office:value="50.2929458618164">
                <text:p>50.29294586181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.602180480957">
                <text:p>79.602180480957</text:p>
              </table:table-cell>
              <table:table-cell office:value-type="float" office:value="31.99658203125">
                <text:p>31.99658203125</text:p>
              </table:table-cell>
              <table:table-cell office:value-type="float" office:value="31.3655414581299">
                <text:p>31.36554145812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2.0704650878906">
                <text:p>92.0704650878906</text:p>
              </table:table-cell>
              <table:table-cell office:value-type="float" office:value="37.9930648803711">
                <text:p>37.9930648803711</text:p>
              </table:table-cell>
              <table:table-cell office:value-type="float" office:value="41.5997085571289">
                <text:p>41.59970855712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0.9821472167969">
                <text:p>80.9821472167969</text:p>
              </table:table-cell>
              <table:table-cell office:value-type="float" office:value="45.2586555480957">
                <text:p>45.2586555480957</text:p>
              </table:table-cell>
              <table:table-cell office:value-type="float" office:value="33.6403045654297">
                <text:p>33.64030456542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7.3149566650391">
                <text:p>87.3149566650391</text:p>
              </table:table-cell>
              <table:table-cell office:value-type="float" office:value="50.4152984619141">
                <text:p>50.4152984619141</text:p>
              </table:table-cell>
              <table:table-cell office:value-type="float" office:value="21.1234722137451">
                <text:p>21.12347221374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1.5234451293945">
                <text:p>91.5234451293945</text:p>
              </table:table-cell>
              <table:table-cell office:value-type="float" office:value="45.4589385986328">
                <text:p>45.4589385986328</text:p>
              </table:table-cell>
              <table:table-cell office:value-type="float" office:value="37.8546028137207">
                <text:p>37.85460281372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.1924896240234">
                <text:p>95.1924896240234</text:p>
              </table:table-cell>
              <table:table-cell office:value-type="float" office:value="63.1069259643555">
                <text:p>63.1069259643555</text:p>
              </table:table-cell>
              <table:table-cell office:value-type="float" office:value="25.6013336181641">
                <text:p>25.60133361816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7.6403045654297">
                <text:p>77.6403045654297</text:p>
              </table:table-cell>
              <table:table-cell office:value-type="float" office:value="41.1969795227051">
                <text:p>41.1969795227051</text:p>
              </table:table-cell>
              <table:table-cell office:value-type="float" office:value="18.0719127655029">
                <text:p>18.07191276550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.272705078125">
                <text:p>75.272705078125</text:p>
              </table:table-cell>
              <table:table-cell office:value-type="float" office:value="58.338924407959">
                <text:p>58.338924407959</text:p>
              </table:table-cell>
              <table:table-cell office:value-type="float" office:value="27.4108848571777">
                <text:p>27.41088485717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.0032272338867">
                <text:p>80.0032272338867</text:p>
              </table:table-cell>
              <table:table-cell office:value-type="float" office:value="54.7819671630859">
                <text:p>54.7819671630859</text:p>
              </table:table-cell>
              <table:table-cell office:value-type="float" office:value="45.0759429931641">
                <text:p>45.07594299316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3.700714111328">
                <text:p>133.700714111328</text:p>
              </table:table-cell>
              <table:table-cell office:value-type="float" office:value="51.7126007080078">
                <text:p>51.7126007080078</text:p>
              </table:table-cell>
              <table:table-cell office:value-type="float" office:value="27.6441173553467">
                <text:p>27.64411735534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6.077766418457">
                <text:p>106.077766418457</text:p>
              </table:table-cell>
              <table:table-cell office:value-type="float" office:value="31.2999935150146">
                <text:p>31.2999935150146</text:p>
              </table:table-cell>
              <table:table-cell office:value-type="float" office:value="31.7805233001709">
                <text:p>31.78052330017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.504997253418">
                <text:p>92.504997253418</text:p>
              </table:table-cell>
              <table:table-cell office:value-type="float" office:value="62.2327003479004">
                <text:p>62.2327003479004</text:p>
              </table:table-cell>
              <table:table-cell office:value-type="float" office:value="29.7431526184082">
                <text:p>29.74315261840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.597877502441">
                <text:p>119.597877502441</text:p>
              </table:table-cell>
              <table:table-cell office:value-type="float" office:value="43.0392990112305">
                <text:p>43.0392990112305</text:p>
              </table:table-cell>
              <table:table-cell office:value-type="float" office:value="42.2775459289551">
                <text:p>42.27754592895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7.8159866333008">
                <text:p>67.8159866333008</text:p>
              </table:table-cell>
              <table:table-cell office:value-type="float" office:value="32.7666778564453">
                <text:p>32.7666778564453</text:p>
              </table:table-cell>
              <table:table-cell office:value-type="float" office:value="41.1641159057617">
                <text:p>41.16411590576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.685676574707">
                <text:p>74.685676574707</text:p>
              </table:table-cell>
              <table:table-cell office:value-type="float" office:value="45.9197120666504">
                <text:p>45.9197120666504</text:p>
              </table:table-cell>
              <table:table-cell office:value-type="float" office:value="36.5870971679688">
                <text:p>36.58709716796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2618103027344">
                <text:p>73.2618103027344</text:p>
              </table:table-cell>
              <table:table-cell office:value-type="float" office:value="55.1346664428711">
                <text:p>55.1346664428711</text:p>
              </table:table-cell>
              <table:table-cell office:value-type="float" office:value="22.6842479705811">
                <text:p>22.68424797058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1723670959473">
                <text:p>61.1723670959473</text:p>
              </table:table-cell>
              <table:table-cell office:value-type="float" office:value="45.1084365844727">
                <text:p>45.1084365844727</text:p>
              </table:table-cell>
              <table:table-cell office:value-type="float" office:value="26.5083770751953">
                <text:p>26.50837707519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.0035095214844">
                <text:p>89.0035095214844</text:p>
              </table:table-cell>
              <table:table-cell office:value-type="float" office:value="68.246940612793">
                <text:p>68.246940612793</text:p>
              </table:table-cell>
              <table:table-cell office:value-type="float" office:value="45.8874588012695">
                <text:p>45.88745880126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3.3358154296875">
                <text:p>83.3358154296875</text:p>
              </table:table-cell>
              <table:table-cell office:value-type="float" office:value="91.4136428833008">
                <text:p>91.4136428833008</text:p>
              </table:table-cell>
              <table:table-cell office:value-type="float" office:value="20.4448204040527">
                <text:p>20.44482040405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.8957061767578">
                <text:p>85.8957061767578</text:p>
              </table:table-cell>
              <table:table-cell office:value-type="float" office:value="40.4236068725586">
                <text:p>40.4236068725586</text:p>
              </table:table-cell>
              <table:table-cell office:value-type="float" office:value="35.1561584472656">
                <text:p>35.1561584472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8.595085144043">
                <text:p>108.595085144043</text:p>
              </table:table-cell>
              <table:table-cell office:value-type="float" office:value="64.4567947387695">
                <text:p>64.4567947387695</text:p>
              </table:table-cell>
              <table:table-cell office:value-type="float" office:value="31.3364124298096">
                <text:p>31.33641242980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.3570022583008">
                <text:p>56.3570022583008</text:p>
              </table:table-cell>
              <table:table-cell office:value-type="float" office:value="63.8975334167481">
                <text:p>63.8975334167481</text:p>
              </table:table-cell>
              <table:table-cell office:value-type="float" office:value="53.4263534545898">
                <text:p>53.42635345458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7.0517959594727">
                <text:p>87.0517959594727</text:p>
              </table:table-cell>
              <table:table-cell office:value-type="float" office:value="48.4719619750977">
                <text:p>48.4719619750977</text:p>
              </table:table-cell>
              <table:table-cell office:value-type="float" office:value="49.7941055297852">
                <text:p>49.79410552978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9.220832824707">
                <text:p>89.220832824707</text:p>
              </table:table-cell>
              <table:table-cell office:value-type="float" office:value="42.8332786560059">
                <text:p>42.8332786560059</text:p>
              </table:table-cell>
              <table:table-cell office:value-type="float" office:value="29.6574459075928">
                <text:p>29.65744590759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.9492874145508">
                <text:p>74.9492874145508</text:p>
              </table:table-cell>
              <table:table-cell office:value-type="float" office:value="22.6004657745361">
                <text:p>22.6004657745361</text:p>
              </table:table-cell>
              <table:table-cell office:value-type="float" office:value="46.9734420776367">
                <text:p>46.97344207763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8.1692504882813">
                <text:p>88.1692504882813</text:p>
              </table:table-cell>
              <table:table-cell office:value-type="float" office:value="24.6397762298584">
                <text:p>24.6397762298584</text:p>
              </table:table-cell>
              <table:table-cell office:value-type="float" office:value="50.5760116577148">
                <text:p>50.57601165771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.2036209106445">
                <text:p>78.2036209106445</text:p>
              </table:table-cell>
              <table:table-cell office:value-type="float" office:value="36.228946685791">
                <text:p>36.228946685791</text:p>
              </table:table-cell>
              <table:table-cell office:value-type="float" office:value="45.2819328308105">
                <text:p>45.28193283081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5.867782592773">
                <text:p>105.867782592773</text:p>
              </table:table-cell>
              <table:table-cell office:value-type="float" office:value="32.3139190673828">
                <text:p>32.3139190673828</text:p>
              </table:table-cell>
              <table:table-cell office:value-type="float" office:value="40.9700813293457">
                <text:p>40.97008132934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5.0845947265625">
                <text:p>75.0845947265625</text:p>
              </table:table-cell>
              <table:table-cell office:value-type="float" office:value="41.8225860595703">
                <text:p>41.8225860595703</text:p>
              </table:table-cell>
              <table:table-cell office:value-type="float" office:value="33.184513092041">
                <text:p>33.1845130920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3.9131240844727">
                <text:p>93.9131240844727</text:p>
              </table:table-cell>
              <table:table-cell office:value-type="float" office:value="58.2508239746094">
                <text:p>58.2508239746094</text:p>
              </table:table-cell>
              <table:table-cell office:value-type="float" office:value="25.8778228759766">
                <text:p>25.87782287597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7273483276367">
                <text:p>77.7273483276367</text:p>
              </table:table-cell>
              <table:table-cell office:value-type="float" office:value="22.8383350372314">
                <text:p>22.8383350372314</text:p>
              </table:table-cell>
              <table:table-cell office:value-type="float" office:value="30.292200088501">
                <text:p>30.2922000885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2.2972946166992">
                <text:p>82.2972946166992</text:p>
              </table:table-cell>
              <table:table-cell office:value-type="float" office:value="46.5180053710938">
                <text:p>46.5180053710938</text:p>
              </table:table-cell>
              <table:table-cell office:value-type="float" office:value="22.8674049377441">
                <text:p>22.86740493774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3.8642883300781">
                <text:p>83.8642883300781</text:p>
              </table:table-cell>
              <table:table-cell office:value-type="float" office:value="38.8788681030273">
                <text:p>38.8788681030273</text:p>
              </table:table-cell>
              <table:table-cell office:value-type="float" office:value="18.2969779968262">
                <text:p>18.2969779968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